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8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fo:background-color="#FF8000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8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B66C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fo:background-color="#FFB66C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B66C"/>
    </style:style>
    <style:style style:name="ce8" style:family="table-cell" style:parent-style-name="Default" style:data-style-name="N36"/>
    <style:style style:name="ce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style:rotation-angle="9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36">
      <style:table-cell-properties fo:border-top="thin solid #000000" fo:border-bottom="thin solid #000000" fo:border-left="none" fo:border-right="none" fo:background-color="#FFB66C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DBB6"/>
    </style:style>
    <style:style style:name="ce14" style:family="table-cell" style:parent-style-name="Default" style:data-style-name="N36">
      <style:table-cell-properties fo:border-top="thin solid #000000" fo:border-bottom="thin solid #000000" fo:border-left="none" fo:border-right="none" fo:background-color="#FFDBB6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DBB6"/>
    </style:style>
    <style:style style:name="co1" style:family="table-column">
      <style:table-column-properties fo:break-before="auto" style:column-width="7.276041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0.846666666666667cm"/>
    </style:style>
    <style:style style:name="co6" style:family="table-column">
      <style:table-column-properties fo:break-before="auto" style:column-width="0.767291666666667cm"/>
    </style:style>
    <style:style style:name="co7" style:family="table-column">
      <style:table-column-properties fo:break-before="auto" style:column-width="0.6879166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0">
      <style:table-cell-properties fo:border="thin solid #000000"/>
      <style:map style:condition="of:cell-content()=&quot;  &quot;" style:apply-style-name="cf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16296" table:default-cell-style-name="ce1"/>
        <table:table-row table:style-name="ro1">
          <table:table-cell table:style-name="ce1"/>
          <table:table-cell office:value-type="string" table:style-name="ce2">
            <text:p>Stage de Recherche - Analyse énergétique et conception optimisée RISC-V pour l'IA</text:p>
          </table:table-cell>
          <table:table-cell table:number-columns-repeated="9" table:style-name="ce3"/>
          <table:table-cell table:style-name="ce4"/>
          <table:table-cell table:number-columns-repeated="3" table:style-name="ce1"/>
          <table:table-cell office:value-type="string" table:style-name="ce5">
            <text:p>Bastien HUBERT</text:p>
          </table:table-cell>
          <table:table-cell table:number-columns-repeated="2" table:style-name="ce6"/>
          <table:table-cell table:style-name="ce7"/>
          <table:table-cell table:number-columns-repeated="2" table:style-name="ce1"/>
          <table:table-cell office:value-type="string" table:style-name="ce5">
            <text:p>ENSTA Paris</text:p>
          </table:table-cell>
          <table:table-cell table:style-name="ce6"/>
          <table:table-cell table:style-name="ce7"/>
          <table:table-cell table:number-columns-repeated="1636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Début du stage :</text:p>
          </table:table-cell>
          <table:table-cell office:value-type="date" office:date-value="2022-05-11T00:00:00" table:formula="of:=DATE(2022;5;11)" table:style-name="ce8">
            <text:p>11/05/22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Pas de temps :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2">
          <table:table-cell table:number-columns-repeated="4" table:style-name="ce1"/>
          <table:table-cell office:value-type="date" office:date-value="2022-05-11T00:00:00" table:formula="of:=[.C3]" table:style-name="ce9">
            <text:p>11/05/22</text:p>
          </table:table-cell>
          <table:table-cell office:value-type="date" office:date-value="2022-05-13T00:00:00" table:formula="of:=[.E5]+[.$C$4]" table:style-name="ce9">
            <text:p>13/05/22</text:p>
          </table:table-cell>
          <table:table-cell office:value-type="date" office:date-value="2022-05-15T00:00:00" table:formula="of:=[.F5]+[.$C$4]" table:style-name="ce9">
            <text:p>15/05/22</text:p>
          </table:table-cell>
          <table:table-cell office:value-type="date" office:date-value="2022-05-17T00:00:00" table:formula="of:=[.G5]+[.$C$4]" table:style-name="ce9">
            <text:p>17/05/22</text:p>
          </table:table-cell>
          <table:table-cell office:value-type="date" office:date-value="2022-05-19T00:00:00" table:formula="of:=[.H5]+[.$C$4]" table:style-name="ce9">
            <text:p>19/05/22</text:p>
          </table:table-cell>
          <table:table-cell office:value-type="date" office:date-value="2022-05-21T00:00:00" table:formula="of:=[.I5]+[.$C$4]" table:style-name="ce9">
            <text:p>21/05/22</text:p>
          </table:table-cell>
          <table:table-cell office:value-type="date" office:date-value="2022-05-23T00:00:00" table:formula="of:=[.J5]+[.$C$4]" table:style-name="ce9">
            <text:p>23/05/22</text:p>
          </table:table-cell>
          <table:table-cell office:value-type="date" office:date-value="2022-05-25T00:00:00" table:formula="of:=[.K5]+[.$C$4]" table:style-name="ce9">
            <text:p>25/05/22</text:p>
          </table:table-cell>
          <table:table-cell office:value-type="date" office:date-value="2022-05-27T00:00:00" table:formula="of:=[.L5]+[.$C$4]" table:style-name="ce9">
            <text:p>27/05/22</text:p>
          </table:table-cell>
          <table:table-cell office:value-type="date" office:date-value="2022-05-29T00:00:00" table:formula="of:=[.M5]+[.$C$4]" table:style-name="ce9">
            <text:p>29/05/22</text:p>
          </table:table-cell>
          <table:table-cell office:value-type="date" office:date-value="2022-05-31T00:00:00" table:formula="of:=[.N5]+[.$C$4]" table:style-name="ce9">
            <text:p>31/05/22</text:p>
          </table:table-cell>
          <table:table-cell office:value-type="date" office:date-value="2022-06-02T00:00:00" table:formula="of:=[.O5]+[.$C$4]" table:style-name="ce9">
            <text:p>02/06/22</text:p>
          </table:table-cell>
          <table:table-cell office:value-type="date" office:date-value="2022-06-04T00:00:00" table:formula="of:=[.P5]+[.$C$4]" table:style-name="ce9">
            <text:p>04/06/22</text:p>
          </table:table-cell>
          <table:table-cell office:value-type="date" office:date-value="2022-06-06T00:00:00" table:formula="of:=[.Q5]+[.$C$4]" table:style-name="ce9">
            <text:p>06/06/22</text:p>
          </table:table-cell>
          <table:table-cell office:value-type="date" office:date-value="2022-06-08T00:00:00" table:formula="of:=[.R5]+[.$C$4]" table:style-name="ce9">
            <text:p>08/06/22</text:p>
          </table:table-cell>
          <table:table-cell office:value-type="date" office:date-value="2022-06-10T00:00:00" table:formula="of:=[.S5]+[.$C$4]" table:style-name="ce9">
            <text:p>10/06/22</text:p>
          </table:table-cell>
          <table:table-cell office:value-type="date" office:date-value="2022-06-12T00:00:00" table:formula="of:=[.T5]+[.$C$4]" table:style-name="ce9">
            <text:p>12/06/22</text:p>
          </table:table-cell>
          <table:table-cell office:value-type="date" office:date-value="2022-06-14T00:00:00" table:formula="of:=[.U5]+[.$C$4]" table:style-name="ce9">
            <text:p>14/06/22</text:p>
          </table:table-cell>
          <table:table-cell office:value-type="date" office:date-value="2022-06-16T00:00:00" table:formula="of:=[.V5]+[.$C$4]" table:style-name="ce9">
            <text:p>16/06/22</text:p>
          </table:table-cell>
          <table:table-cell office:value-type="date" office:date-value="2022-06-18T00:00:00" table:formula="of:=[.W5]+[.$C$4]" table:style-name="ce9">
            <text:p>18/06/22</text:p>
          </table:table-cell>
          <table:table-cell office:value-type="date" office:date-value="2022-06-20T00:00:00" table:formula="of:=[.X5]+[.$C$4]" table:style-name="ce9">
            <text:p>20/06/22</text:p>
          </table:table-cell>
          <table:table-cell office:value-type="date" office:date-value="2022-06-22T00:00:00" table:formula="of:=[.Y5]+[.$C$4]" table:style-name="ce9">
            <text:p>22/06/22</text:p>
          </table:table-cell>
          <table:table-cell office:value-type="date" office:date-value="2022-06-24T00:00:00" table:formula="of:=[.Z5]+[.$C$4]" table:style-name="ce9">
            <text:p>24/06/22</text:p>
          </table:table-cell>
          <table:table-cell office:value-type="date" office:date-value="2022-06-26T00:00:00" table:formula="of:=[.AA5]+[.$C$4]" table:style-name="ce9">
            <text:p>26/06/22</text:p>
          </table:table-cell>
          <table:table-cell office:value-type="date" office:date-value="2022-06-28T00:00:00" table:formula="of:=[.AB5]+[.$C$4]" table:style-name="ce9">
            <text:p>28/06/22</text:p>
          </table:table-cell>
          <table:table-cell office:value-type="date" office:date-value="2022-06-30T00:00:00" table:formula="of:=[.AC5]+[.$C$4]" table:style-name="ce9">
            <text:p>30/06/22</text:p>
          </table:table-cell>
          <table:table-cell office:value-type="date" office:date-value="2022-07-02T00:00:00" table:formula="of:=[.AD5]+[.$C$4]" table:style-name="ce9">
            <text:p>02/07/22</text:p>
          </table:table-cell>
          <table:table-cell office:value-type="date" office:date-value="2022-07-04T00:00:00" table:formula="of:=[.AE5]+[.$C$4]" table:style-name="ce9">
            <text:p>04/07/22</text:p>
          </table:table-cell>
          <table:table-cell office:value-type="date" office:date-value="2022-07-06T00:00:00" table:formula="of:=[.AF5]+[.$C$4]" table:style-name="ce9">
            <text:p>06/07/22</text:p>
          </table:table-cell>
          <table:table-cell office:value-type="date" office:date-value="2022-07-08T00:00:00" table:formula="of:=[.AG5]+[.$C$4]" table:style-name="ce9">
            <text:p>08/07/22</text:p>
          </table:table-cell>
          <table:table-cell office:value-type="date" office:date-value="2022-07-10T00:00:00" table:formula="of:=[.AH5]+[.$C$4]" table:style-name="ce9">
            <text:p>10/07/22</text:p>
          </table:table-cell>
          <table:table-cell office:value-type="date" office:date-value="2022-07-12T00:00:00" table:formula="of:=[.AI5]+[.$C$4]" table:style-name="ce9">
            <text:p>12/07/22</text:p>
          </table:table-cell>
          <table:table-cell office:value-type="date" office:date-value="2022-07-14T00:00:00" table:formula="of:=[.AJ5]+[.$C$4]" table:style-name="ce9">
            <text:p>14/07/22</text:p>
          </table:table-cell>
          <table:table-cell office:value-type="date" office:date-value="2022-07-16T00:00:00" table:formula="of:=[.AK5]+[.$C$4]" table:style-name="ce9">
            <text:p>16/07/22</text:p>
          </table:table-cell>
          <table:table-cell office:value-type="date" office:date-value="2022-07-18T00:00:00" table:formula="of:=[.AL5]+[.$C$4]" table:style-name="ce9">
            <text:p>18/07/22</text:p>
          </table:table-cell>
          <table:table-cell office:value-type="date" office:date-value="2022-07-20T00:00:00" table:formula="of:=[.AM5]+[.$C$4]" table:style-name="ce9">
            <text:p>20/07/22</text:p>
          </table:table-cell>
          <table:table-cell office:value-type="date" office:date-value="2022-07-22T00:00:00" table:formula="of:=[.AN5]+[.$C$4]" table:style-name="ce9">
            <text:p>22/07/22</text:p>
          </table:table-cell>
          <table:table-cell office:value-type="date" office:date-value="2022-07-24T00:00:00" table:formula="of:=[.AO5]+[.$C$4]" table:style-name="ce9">
            <text:p>24/07/22</text:p>
          </table:table-cell>
          <table:table-cell office:value-type="date" office:date-value="2022-07-26T00:00:00" table:formula="of:=[.AP5]+[.$C$4]" table:style-name="ce9">
            <text:p>26/07/22</text:p>
          </table:table-cell>
          <table:table-cell office:value-type="date" office:date-value="2022-07-28T00:00:00" table:formula="of:=[.AQ5]+[.$C$4]" table:style-name="ce9">
            <text:p>28/07/22</text:p>
          </table:table-cell>
          <table:table-cell office:value-type="date" office:date-value="2022-07-30T00:00:00" table:formula="of:=[.AR5]+[.$C$4]" table:style-name="ce9">
            <text:p>30/07/22</text:p>
          </table:table-cell>
          <table:table-cell office:value-type="date" office:date-value="2022-08-01T00:00:00" table:formula="of:=[.AS5]+[.$C$4]" table:style-name="ce9">
            <text:p>01/08/22</text:p>
          </table:table-cell>
          <table:table-cell office:value-type="date" office:date-value="2022-08-03T00:00:00" table:formula="of:=[.AT5]+[.$C$4]" table:style-name="ce9">
            <text:p>03/08/22</text:p>
          </table:table-cell>
          <table:table-cell office:value-type="date" office:date-value="2022-08-05T00:00:00" table:formula="of:=[.AU5]+[.$C$4]" table:style-name="ce9">
            <text:p>05/08/22</text:p>
          </table:table-cell>
          <table:table-cell office:value-type="date" office:date-value="2022-08-07T00:00:00" table:formula="of:=[.AV5]+[.$C$4]" table:style-name="ce9">
            <text:p>07/08/22</text:p>
          </table:table-cell>
          <table:table-cell office:value-type="date" office:date-value="2022-08-09T00:00:00" table:formula="of:=[.AW5]+[.$C$4]" table:style-name="ce9">
            <text:p>09/08/22</text:p>
          </table:table-cell>
          <table:table-cell office:value-type="date" office:date-value="2022-08-11T00:00:00" table:formula="of:=[.AX5]+[.$C$4]" table:style-name="ce9">
            <text:p>11/08/22</text:p>
          </table:table-cell>
          <table:table-cell office:value-type="date" office:date-value="2022-08-13T00:00:00" table:formula="of:=[.AY5]+[.$C$4]" table:style-name="ce9">
            <text:p>13/08/22</text:p>
          </table:table-cell>
          <table:table-cell office:value-type="date" office:date-value="2022-08-15T00:00:00" table:formula="of:=[.AZ5]+[.$C$4]" table:style-name="ce9">
            <text:p>15/08/22</text:p>
          </table:table-cell>
          <table:table-cell office:value-type="date" office:date-value="2022-08-17T00:00:00" table:formula="of:=[.BA5]+[.$C$4]" table:style-name="ce9">
            <text:p>17/08/22</text:p>
          </table:table-cell>
          <table:table-cell office:value-type="date" office:date-value="2022-08-19T00:00:00" table:formula="of:=[.BB5]+[.$C$4]" table:style-name="ce9">
            <text:p>19/08/22</text:p>
          </table:table-cell>
          <table:table-cell office:value-type="date" office:date-value="2022-08-21T00:00:00" table:formula="of:=[.BC5]+[.$C$4]" table:style-name="ce9">
            <text:p>21/08/22</text:p>
          </table:table-cell>
          <table:table-cell office:value-type="date" office:date-value="2022-08-23T00:00:00" table:formula="of:=[.BD5]+[.$C$4]" table:style-name="ce9">
            <text:p>23/08/22</text:p>
          </table:table-cell>
          <table:table-cell office:value-type="date" office:date-value="2022-08-25T00:00:00" table:formula="of:=[.BE5]+[.$C$4]" table:style-name="ce9">
            <text:p>25/08/22</text:p>
          </table:table-cell>
          <table:table-cell office:value-type="date" office:date-value="2022-08-27T00:00:00" table:formula="of:=[.BF5]+[.$C$4]" table:style-name="ce9">
            <text:p>27/08/22</text:p>
          </table:table-cell>
          <table:table-cell office:value-type="date" office:date-value="2022-08-29T00:00:00" table:formula="of:=[.BG5]+[.$C$4]" table:style-name="ce9">
            <text:p>29/08/22</text:p>
          </table:table-cell>
          <table:table-cell office:value-type="date" office:date-value="2022-08-31T00:00:00" table:formula="of:=[.BH5]+[.$C$4]" table:style-name="ce9">
            <text:p>31/08/22</text:p>
          </table:table-cell>
          <table:table-cell office:value-type="date" office:date-value="2022-09-02T00:00:00" table:formula="of:=[.BI5]+[.$C$4]" table:style-name="ce9">
            <text:p>02/09/22</text:p>
          </table:table-cell>
          <table:table-cell office:value-type="date" office:date-value="2022-09-04T00:00:00" table:formula="of:=[.BJ5]+[.$C$4]" table:style-name="ce9">
            <text:p>04/09/22</text:p>
          </table:table-cell>
          <table:table-cell office:value-type="date" office:date-value="2022-09-06T00:00:00" table:formula="of:=[.BK5]+[.$C$4]" table:style-name="ce9">
            <text:p>06/09/22</text:p>
          </table:table-cell>
          <table:table-cell office:value-type="date" office:date-value="2022-09-08T00:00:00" table:formula="of:=[.BL5]+[.$C$4]" table:style-name="ce9">
            <text:p>08/09/22</text:p>
          </table:table-cell>
          <table:table-cell office:value-type="date" office:date-value="2022-09-10T00:00:00" table:formula="of:=[.BM5]+[.$C$4]" table:style-name="ce9">
            <text:p>10/09/22</text:p>
          </table:table-cell>
          <table:table-cell office:value-type="date" office:date-value="2022-09-12T00:00:00" table:formula="of:=[.BN5]+[.$C$4]" table:style-name="ce9">
            <text:p>12/09/22</text:p>
          </table:table-cell>
          <table:table-cell office:value-type="date" office:date-value="2022-09-14T00:00:00" table:formula="of:=[.BO5]+[.$C$4]" table:style-name="ce9">
            <text:p>14/09/22</text:p>
          </table:table-cell>
          <table:table-cell office:value-type="date" office:date-value="2022-09-16T00:00:00" table:formula="of:=[.BP5]+[.$C$4]" table:style-name="ce9">
            <text:p>16/09/22</text:p>
          </table:table-cell>
          <table:table-cell office:value-type="date" office:date-value="2022-09-18T00:00:00" table:formula="of:=[.BQ5]+[.$C$4]" table:style-name="ce9">
            <text:p>18/09/22</text:p>
          </table:table-cell>
          <table:table-cell office:value-type="date" office:date-value="2022-09-20T00:00:00" table:formula="of:=[.BR5]+[.$C$4]" table:style-name="ce9">
            <text:p>20/09/22</text:p>
          </table:table-cell>
          <table:table-cell office:value-type="date" office:date-value="2022-09-22T00:00:00" table:formula="of:=[.BS5]+[.$C$4]" table:style-name="ce9">
            <text:p>22/09/22</text:p>
          </table:table-cell>
          <table:table-cell office:value-type="date" office:date-value="2022-09-24T00:00:00" table:formula="of:=[.BT5]+[.$C$4]" table:style-name="ce9">
            <text:p>24/09/22</text:p>
          </table:table-cell>
          <table:table-cell office:value-type="date" office:date-value="2022-09-26T00:00:00" table:formula="of:=[.BU5]+[.$C$4]" table:style-name="ce9">
            <text:p>26/09/22</text:p>
          </table:table-cell>
          <table:table-cell office:value-type="date" office:date-value="2022-09-28T00:00:00" table:formula="of:=[.BV5]+[.$C$4]" table:style-name="ce9">
            <text:p>28/09/22</text:p>
          </table:table-cell>
          <table:table-cell office:value-type="date" office:date-value="2022-09-30T00:00:00" table:formula="of:=[.BW5]+[.$C$4]" table:style-name="ce9">
            <text:p>30/09/22</text:p>
          </table:table-cell>
          <table:table-cell office:value-type="date" office:date-value="2022-10-02T00:00:00" table:formula="of:=[.BX5]+[.$C$4]" table:style-name="ce9">
            <text:p>02/10/22</text:p>
          </table:table-cell>
          <table:table-cell office:value-type="date" office:date-value="2022-10-04T00:00:00" table:formula="of:=[.BY5]+[.$C$4]" table:style-name="ce9">
            <text:p>04/10/22</text:p>
          </table:table-cell>
          <table:table-cell office:value-type="date" office:date-value="2022-10-06T00:00:00" table:formula="of:=[.BZ5]+[.$C$4]" table:style-name="ce9">
            <text:p>06/10/22</text:p>
          </table:table-cell>
          <table:table-cell office:value-type="date" office:date-value="2022-10-08T00:00:00" table:formula="of:=[.CA5]+[.$C$4]" table:style-name="ce9">
            <text:p>08/10/22</text:p>
          </table:table-cell>
          <table:table-cell office:value-type="date" office:date-value="2022-10-10T00:00:00" table:formula="of:=[.CB5]+[.$C$4]" table:style-name="ce9">
            <text:p>10/10/22</text:p>
          </table:table-cell>
          <table:table-cell office:value-type="date" office:date-value="2022-10-12T00:00:00" table:formula="of:=[.CC5]+[.$C$4]" table:style-name="ce9">
            <text:p>12/10/22</text:p>
          </table:table-cell>
          <table:table-cell office:value-type="date" office:date-value="2022-10-14T00:00:00" table:formula="of:=[.CD5]+[.$C$4]" table:style-name="ce9">
            <text:p>14/10/22</text:p>
          </table:table-cell>
          <table:table-cell office:value-type="date" office:date-value="2022-10-16T00:00:00" table:formula="of:=[.CE5]+[.$C$4]" table:style-name="ce9">
            <text:p>16/10/22</text:p>
          </table:table-cell>
          <table:table-cell office:value-type="date" office:date-value="2022-10-18T00:00:00" table:formula="of:=[.CF5]+[.$C$4]" table:style-name="ce9">
            <text:p>18/10/22</text:p>
          </table:table-cell>
          <table:table-cell office:value-type="date" office:date-value="2022-10-20T00:00:00" table:formula="of:=[.CG5]+[.$C$4]" table:style-name="ce9">
            <text:p>20/10/22</text:p>
          </table:table-cell>
          <table:table-cell office:value-type="date" office:date-value="2022-10-22T00:00:00" table:formula="of:=[.CH5]+[.$C$4]" table:style-name="ce9">
            <text:p>22/10/22</text:p>
          </table:table-cell>
          <table:table-cell office:value-type="date" office:date-value="2022-10-24T00:00:00" table:formula="of:=[.CI5]+[.$C$4]" table:style-name="ce9">
            <text:p>24/10/22</text:p>
          </table:table-cell>
          <table:table-cell table:number-columns-repeated="16296"/>
        </table:table-row>
        <table:table-row table:style-name="ro1">
          <table:table-cell table:number-columns-repeated="4" table:style-name="ce1"/>
          <table:table-cell office:value-type="string" office:string-value="Me" table:formula="of:=CHOOSE(WEEKDAY([.E5]-1);&quot;Lu&quot;;&quot;Ma&quot;;&quot;Me&quot;;&quot;Je&quot;;&quot;Ve&quot;;&quot;Sa&quot;;&quot;Di&quot;)" table:style-name="ce10">
            <text:p>Me</text:p>
          </table:table-cell>
          <table:table-cell office:value-type="string" office:string-value="Ve" table:formula="of:=CHOOSE(WEEKDAY([.F5]-1);&quot;Lu&quot;;&quot;Ma&quot;;&quot;Me&quot;;&quot;Je&quot;;&quot;Ve&quot;;&quot;Sa&quot;;&quot;Di&quot;)" table:style-name="ce10">
            <text:p>Ve</text:p>
          </table:table-cell>
          <table:table-cell office:value-type="string" office:string-value="Di" table:formula="of:=CHOOSE(WEEKDAY([.G5]-1);&quot;Lu&quot;;&quot;Ma&quot;;&quot;Me&quot;;&quot;Je&quot;;&quot;Ve&quot;;&quot;Sa&quot;;&quot;Di&quot;)" table:style-name="ce10">
            <text:p>Di</text:p>
          </table:table-cell>
          <table:table-cell office:value-type="string" office:string-value="Ma" table:formula="of:=CHOOSE(WEEKDAY([.H5]-1);&quot;Lu&quot;;&quot;Ma&quot;;&quot;Me&quot;;&quot;Je&quot;;&quot;Ve&quot;;&quot;Sa&quot;;&quot;Di&quot;)" table:style-name="ce10">
            <text:p>Ma</text:p>
          </table:table-cell>
          <table:table-cell office:value-type="string" office:string-value="Je" table:formula="of:=CHOOSE(WEEKDAY([.I5]-1);&quot;Lu&quot;;&quot;Ma&quot;;&quot;Me&quot;;&quot;Je&quot;;&quot;Ve&quot;;&quot;Sa&quot;;&quot;Di&quot;)" table:style-name="ce10">
            <text:p>Je</text:p>
          </table:table-cell>
          <table:table-cell office:value-type="string" office:string-value="Sa" table:formula="of:=CHOOSE(WEEKDAY([.J5]-1);&quot;Lu&quot;;&quot;Ma&quot;;&quot;Me&quot;;&quot;Je&quot;;&quot;Ve&quot;;&quot;Sa&quot;;&quot;Di&quot;)" table:style-name="ce10">
            <text:p>Sa</text:p>
          </table:table-cell>
          <table:table-cell office:value-type="string" office:string-value="Lu" table:formula="of:=CHOOSE(WEEKDAY([.K5]-1);&quot;Lu&quot;;&quot;Ma&quot;;&quot;Me&quot;;&quot;Je&quot;;&quot;Ve&quot;;&quot;Sa&quot;;&quot;Di&quot;)" table:style-name="ce10">
            <text:p>Lu</text:p>
          </table:table-cell>
          <table:table-cell office:value-type="string" office:string-value="Me" table:formula="of:=CHOOSE(WEEKDAY([.L5]-1);&quot;Lu&quot;;&quot;Ma&quot;;&quot;Me&quot;;&quot;Je&quot;;&quot;Ve&quot;;&quot;Sa&quot;;&quot;Di&quot;)" table:style-name="ce10">
            <text:p>Me</text:p>
          </table:table-cell>
          <table:table-cell office:value-type="string" office:string-value="Ve" table:formula="of:=CHOOSE(WEEKDAY([.M5]-1);&quot;Lu&quot;;&quot;Ma&quot;;&quot;Me&quot;;&quot;Je&quot;;&quot;Ve&quot;;&quot;Sa&quot;;&quot;Di&quot;)" table:style-name="ce10">
            <text:p>Ve</text:p>
          </table:table-cell>
          <table:table-cell office:value-type="string" office:string-value="Di" table:formula="of:=CHOOSE(WEEKDAY([.N5]-1);&quot;Lu&quot;;&quot;Ma&quot;;&quot;Me&quot;;&quot;Je&quot;;&quot;Ve&quot;;&quot;Sa&quot;;&quot;Di&quot;)" table:style-name="ce10">
            <text:p>Di</text:p>
          </table:table-cell>
          <table:table-cell office:value-type="string" office:string-value="Ma" table:formula="of:=CHOOSE(WEEKDAY([.O5]-1);&quot;Lu&quot;;&quot;Ma&quot;;&quot;Me&quot;;&quot;Je&quot;;&quot;Ve&quot;;&quot;Sa&quot;;&quot;Di&quot;)" table:style-name="ce10">
            <text:p>Ma</text:p>
          </table:table-cell>
          <table:table-cell office:value-type="string" office:string-value="Je" table:formula="of:=CHOOSE(WEEKDAY([.P5]-1);&quot;Lu&quot;;&quot;Ma&quot;;&quot;Me&quot;;&quot;Je&quot;;&quot;Ve&quot;;&quot;Sa&quot;;&quot;Di&quot;)" table:style-name="ce10">
            <text:p>Je</text:p>
          </table:table-cell>
          <table:table-cell office:value-type="string" office:string-value="Sa" table:formula="of:=CHOOSE(WEEKDAY([.Q5]-1);&quot;Lu&quot;;&quot;Ma&quot;;&quot;Me&quot;;&quot;Je&quot;;&quot;Ve&quot;;&quot;Sa&quot;;&quot;Di&quot;)" table:style-name="ce10">
            <text:p>Sa</text:p>
          </table:table-cell>
          <table:table-cell office:value-type="string" office:string-value="Lu" table:formula="of:=CHOOSE(WEEKDAY([.R5]-1);&quot;Lu&quot;;&quot;Ma&quot;;&quot;Me&quot;;&quot;Je&quot;;&quot;Ve&quot;;&quot;Sa&quot;;&quot;Di&quot;)" table:style-name="ce10">
            <text:p>Lu</text:p>
          </table:table-cell>
          <table:table-cell office:value-type="string" office:string-value="Me" table:formula="of:=CHOOSE(WEEKDAY([.S5]-1);&quot;Lu&quot;;&quot;Ma&quot;;&quot;Me&quot;;&quot;Je&quot;;&quot;Ve&quot;;&quot;Sa&quot;;&quot;Di&quot;)" table:style-name="ce10">
            <text:p>Me</text:p>
          </table:table-cell>
          <table:table-cell office:value-type="string" office:string-value="Ve" table:formula="of:=CHOOSE(WEEKDAY([.T5]-1);&quot;Lu&quot;;&quot;Ma&quot;;&quot;Me&quot;;&quot;Je&quot;;&quot;Ve&quot;;&quot;Sa&quot;;&quot;Di&quot;)" table:style-name="ce10">
            <text:p>Ve</text:p>
          </table:table-cell>
          <table:table-cell office:value-type="string" office:string-value="Di" table:formula="of:=CHOOSE(WEEKDAY([.U5]-1);&quot;Lu&quot;;&quot;Ma&quot;;&quot;Me&quot;;&quot;Je&quot;;&quot;Ve&quot;;&quot;Sa&quot;;&quot;Di&quot;)" table:style-name="ce10">
            <text:p>Di</text:p>
          </table:table-cell>
          <table:table-cell office:value-type="string" office:string-value="Ma" table:formula="of:=CHOOSE(WEEKDAY([.V5]-1);&quot;Lu&quot;;&quot;Ma&quot;;&quot;Me&quot;;&quot;Je&quot;;&quot;Ve&quot;;&quot;Sa&quot;;&quot;Di&quot;)" table:style-name="ce10">
            <text:p>Ma</text:p>
          </table:table-cell>
          <table:table-cell office:value-type="string" office:string-value="Je" table:formula="of:=CHOOSE(WEEKDAY([.W5]-1);&quot;Lu&quot;;&quot;Ma&quot;;&quot;Me&quot;;&quot;Je&quot;;&quot;Ve&quot;;&quot;Sa&quot;;&quot;Di&quot;)" table:style-name="ce10">
            <text:p>Je</text:p>
          </table:table-cell>
          <table:table-cell office:value-type="string" office:string-value="Sa" table:formula="of:=CHOOSE(WEEKDAY([.X5]-1);&quot;Lu&quot;;&quot;Ma&quot;;&quot;Me&quot;;&quot;Je&quot;;&quot;Ve&quot;;&quot;Sa&quot;;&quot;Di&quot;)" table:style-name="ce10">
            <text:p>Sa</text:p>
          </table:table-cell>
          <table:table-cell office:value-type="string" office:string-value="Lu" table:formula="of:=CHOOSE(WEEKDAY([.Y5]-1);&quot;Lu&quot;;&quot;Ma&quot;;&quot;Me&quot;;&quot;Je&quot;;&quot;Ve&quot;;&quot;Sa&quot;;&quot;Di&quot;)" table:style-name="ce10">
            <text:p>Lu</text:p>
          </table:table-cell>
          <table:table-cell office:value-type="string" office:string-value="Me" table:formula="of:=CHOOSE(WEEKDAY([.Z5]-1);&quot;Lu&quot;;&quot;Ma&quot;;&quot;Me&quot;;&quot;Je&quot;;&quot;Ve&quot;;&quot;Sa&quot;;&quot;Di&quot;)" table:style-name="ce10">
            <text:p>Me</text:p>
          </table:table-cell>
          <table:table-cell office:value-type="string" office:string-value="Ve" table:formula="of:=CHOOSE(WEEKDAY([.AA5]-1);&quot;Lu&quot;;&quot;Ma&quot;;&quot;Me&quot;;&quot;Je&quot;;&quot;Ve&quot;;&quot;Sa&quot;;&quot;Di&quot;)" table:style-name="ce10">
            <text:p>Ve</text:p>
          </table:table-cell>
          <table:table-cell office:value-type="string" office:string-value="Di" table:formula="of:=CHOOSE(WEEKDAY([.AB5]-1);&quot;Lu&quot;;&quot;Ma&quot;;&quot;Me&quot;;&quot;Je&quot;;&quot;Ve&quot;;&quot;Sa&quot;;&quot;Di&quot;)" table:style-name="ce10">
            <text:p>Di</text:p>
          </table:table-cell>
          <table:table-cell office:value-type="string" office:string-value="Ma" table:formula="of:=CHOOSE(WEEKDAY([.AC5]-1);&quot;Lu&quot;;&quot;Ma&quot;;&quot;Me&quot;;&quot;Je&quot;;&quot;Ve&quot;;&quot;Sa&quot;;&quot;Di&quot;)" table:style-name="ce10">
            <text:p>Ma</text:p>
          </table:table-cell>
          <table:table-cell office:value-type="string" office:string-value="Je" table:formula="of:=CHOOSE(WEEKDAY([.AD5]-1);&quot;Lu&quot;;&quot;Ma&quot;;&quot;Me&quot;;&quot;Je&quot;;&quot;Ve&quot;;&quot;Sa&quot;;&quot;Di&quot;)" table:style-name="ce10">
            <text:p>Je</text:p>
          </table:table-cell>
          <table:table-cell office:value-type="string" office:string-value="Sa" table:formula="of:=CHOOSE(WEEKDAY([.AE5]-1);&quot;Lu&quot;;&quot;Ma&quot;;&quot;Me&quot;;&quot;Je&quot;;&quot;Ve&quot;;&quot;Sa&quot;;&quot;Di&quot;)" table:style-name="ce10">
            <text:p>Sa</text:p>
          </table:table-cell>
          <table:table-cell office:value-type="string" office:string-value="Lu" table:formula="of:=CHOOSE(WEEKDAY([.AF5]-1);&quot;Lu&quot;;&quot;Ma&quot;;&quot;Me&quot;;&quot;Je&quot;;&quot;Ve&quot;;&quot;Sa&quot;;&quot;Di&quot;)" table:style-name="ce10">
            <text:p>Lu</text:p>
          </table:table-cell>
          <table:table-cell office:value-type="string" office:string-value="Me" table:formula="of:=CHOOSE(WEEKDAY([.AG5]-1);&quot;Lu&quot;;&quot;Ma&quot;;&quot;Me&quot;;&quot;Je&quot;;&quot;Ve&quot;;&quot;Sa&quot;;&quot;Di&quot;)" table:style-name="ce10">
            <text:p>Me</text:p>
          </table:table-cell>
          <table:table-cell office:value-type="string" office:string-value="Ve" table:formula="of:=CHOOSE(WEEKDAY([.AH5]-1);&quot;Lu&quot;;&quot;Ma&quot;;&quot;Me&quot;;&quot;Je&quot;;&quot;Ve&quot;;&quot;Sa&quot;;&quot;Di&quot;)" table:style-name="ce10">
            <text:p>Ve</text:p>
          </table:table-cell>
          <table:table-cell office:value-type="string" office:string-value="Di" table:formula="of:=CHOOSE(WEEKDAY([.AI5]-1);&quot;Lu&quot;;&quot;Ma&quot;;&quot;Me&quot;;&quot;Je&quot;;&quot;Ve&quot;;&quot;Sa&quot;;&quot;Di&quot;)" table:style-name="ce10">
            <text:p>Di</text:p>
          </table:table-cell>
          <table:table-cell office:value-type="string" office:string-value="Ma" table:formula="of:=CHOOSE(WEEKDAY([.AJ5]-1);&quot;Lu&quot;;&quot;Ma&quot;;&quot;Me&quot;;&quot;Je&quot;;&quot;Ve&quot;;&quot;Sa&quot;;&quot;Di&quot;)" table:style-name="ce10">
            <text:p>Ma</text:p>
          </table:table-cell>
          <table:table-cell office:value-type="string" office:string-value="Je" table:formula="of:=CHOOSE(WEEKDAY([.AK5]-1);&quot;Lu&quot;;&quot;Ma&quot;;&quot;Me&quot;;&quot;Je&quot;;&quot;Ve&quot;;&quot;Sa&quot;;&quot;Di&quot;)" table:style-name="ce10">
            <text:p>Je</text:p>
          </table:table-cell>
          <table:table-cell office:value-type="string" office:string-value="Sa" table:formula="of:=CHOOSE(WEEKDAY([.AL5]-1);&quot;Lu&quot;;&quot;Ma&quot;;&quot;Me&quot;;&quot;Je&quot;;&quot;Ve&quot;;&quot;Sa&quot;;&quot;Di&quot;)" table:style-name="ce10">
            <text:p>Sa</text:p>
          </table:table-cell>
          <table:table-cell office:value-type="string" office:string-value="Lu" table:formula="of:=CHOOSE(WEEKDAY([.AM5]-1);&quot;Lu&quot;;&quot;Ma&quot;;&quot;Me&quot;;&quot;Je&quot;;&quot;Ve&quot;;&quot;Sa&quot;;&quot;Di&quot;)" table:style-name="ce10">
            <text:p>Lu</text:p>
          </table:table-cell>
          <table:table-cell office:value-type="string" office:string-value="Me" table:formula="of:=CHOOSE(WEEKDAY([.AN5]-1);&quot;Lu&quot;;&quot;Ma&quot;;&quot;Me&quot;;&quot;Je&quot;;&quot;Ve&quot;;&quot;Sa&quot;;&quot;Di&quot;)" table:style-name="ce10">
            <text:p>Me</text:p>
          </table:table-cell>
          <table:table-cell office:value-type="string" office:string-value="Ve" table:formula="of:=CHOOSE(WEEKDAY([.AO5]-1);&quot;Lu&quot;;&quot;Ma&quot;;&quot;Me&quot;;&quot;Je&quot;;&quot;Ve&quot;;&quot;Sa&quot;;&quot;Di&quot;)" table:style-name="ce10">
            <text:p>Ve</text:p>
          </table:table-cell>
          <table:table-cell office:value-type="string" office:string-value="Di" table:formula="of:=CHOOSE(WEEKDAY([.AP5]-1);&quot;Lu&quot;;&quot;Ma&quot;;&quot;Me&quot;;&quot;Je&quot;;&quot;Ve&quot;;&quot;Sa&quot;;&quot;Di&quot;)" table:style-name="ce10">
            <text:p>Di</text:p>
          </table:table-cell>
          <table:table-cell office:value-type="string" office:string-value="Ma" table:formula="of:=CHOOSE(WEEKDAY([.AQ5]-1);&quot;Lu&quot;;&quot;Ma&quot;;&quot;Me&quot;;&quot;Je&quot;;&quot;Ve&quot;;&quot;Sa&quot;;&quot;Di&quot;)" table:style-name="ce10">
            <text:p>Ma</text:p>
          </table:table-cell>
          <table:table-cell office:value-type="string" office:string-value="Je" table:formula="of:=CHOOSE(WEEKDAY([.AR5]-1);&quot;Lu&quot;;&quot;Ma&quot;;&quot;Me&quot;;&quot;Je&quot;;&quot;Ve&quot;;&quot;Sa&quot;;&quot;Di&quot;)" table:style-name="ce10">
            <text:p>Je</text:p>
          </table:table-cell>
          <table:table-cell office:value-type="string" office:string-value="Sa" table:formula="of:=CHOOSE(WEEKDAY([.AS5]-1);&quot;Lu&quot;;&quot;Ma&quot;;&quot;Me&quot;;&quot;Je&quot;;&quot;Ve&quot;;&quot;Sa&quot;;&quot;Di&quot;)" table:style-name="ce10">
            <text:p>Sa</text:p>
          </table:table-cell>
          <table:table-cell office:value-type="string" office:string-value="Lu" table:formula="of:=CHOOSE(WEEKDAY([.AT5]-1);&quot;Lu&quot;;&quot;Ma&quot;;&quot;Me&quot;;&quot;Je&quot;;&quot;Ve&quot;;&quot;Sa&quot;;&quot;Di&quot;)" table:style-name="ce10">
            <text:p>Lu</text:p>
          </table:table-cell>
          <table:table-cell office:value-type="string" office:string-value="Me" table:formula="of:=CHOOSE(WEEKDAY([.AU5]-1);&quot;Lu&quot;;&quot;Ma&quot;;&quot;Me&quot;;&quot;Je&quot;;&quot;Ve&quot;;&quot;Sa&quot;;&quot;Di&quot;)" table:style-name="ce10">
            <text:p>Me</text:p>
          </table:table-cell>
          <table:table-cell office:value-type="string" office:string-value="Ve" table:formula="of:=CHOOSE(WEEKDAY([.AV5]-1);&quot;Lu&quot;;&quot;Ma&quot;;&quot;Me&quot;;&quot;Je&quot;;&quot;Ve&quot;;&quot;Sa&quot;;&quot;Di&quot;)" table:style-name="ce10">
            <text:p>Ve</text:p>
          </table:table-cell>
          <table:table-cell office:value-type="string" office:string-value="Di" table:formula="of:=CHOOSE(WEEKDAY([.AW5]-1);&quot;Lu&quot;;&quot;Ma&quot;;&quot;Me&quot;;&quot;Je&quot;;&quot;Ve&quot;;&quot;Sa&quot;;&quot;Di&quot;)" table:style-name="ce10">
            <text:p>Di</text:p>
          </table:table-cell>
          <table:table-cell office:value-type="string" office:string-value="Ma" table:formula="of:=CHOOSE(WEEKDAY([.AX5]-1);&quot;Lu&quot;;&quot;Ma&quot;;&quot;Me&quot;;&quot;Je&quot;;&quot;Ve&quot;;&quot;Sa&quot;;&quot;Di&quot;)" table:style-name="ce10">
            <text:p>Ma</text:p>
          </table:table-cell>
          <table:table-cell office:value-type="string" office:string-value="Je" table:formula="of:=CHOOSE(WEEKDAY([.AY5]-1);&quot;Lu&quot;;&quot;Ma&quot;;&quot;Me&quot;;&quot;Je&quot;;&quot;Ve&quot;;&quot;Sa&quot;;&quot;Di&quot;)" table:style-name="ce10">
            <text:p>Je</text:p>
          </table:table-cell>
          <table:table-cell office:value-type="string" office:string-value="Sa" table:formula="of:=CHOOSE(WEEKDAY([.AZ5]-1);&quot;Lu&quot;;&quot;Ma&quot;;&quot;Me&quot;;&quot;Je&quot;;&quot;Ve&quot;;&quot;Sa&quot;;&quot;Di&quot;)" table:style-name="ce10">
            <text:p>Sa</text:p>
          </table:table-cell>
          <table:table-cell office:value-type="string" office:string-value="Lu" table:formula="of:=CHOOSE(WEEKDAY([.BA5]-1);&quot;Lu&quot;;&quot;Ma&quot;;&quot;Me&quot;;&quot;Je&quot;;&quot;Ve&quot;;&quot;Sa&quot;;&quot;Di&quot;)" table:style-name="ce10">
            <text:p>Lu</text:p>
          </table:table-cell>
          <table:table-cell office:value-type="string" office:string-value="Me" table:formula="of:=CHOOSE(WEEKDAY([.BB5]-1);&quot;Lu&quot;;&quot;Ma&quot;;&quot;Me&quot;;&quot;Je&quot;;&quot;Ve&quot;;&quot;Sa&quot;;&quot;Di&quot;)" table:style-name="ce10">
            <text:p>Me</text:p>
          </table:table-cell>
          <table:table-cell office:value-type="string" office:string-value="Ve" table:formula="of:=CHOOSE(WEEKDAY([.BC5]-1);&quot;Lu&quot;;&quot;Ma&quot;;&quot;Me&quot;;&quot;Je&quot;;&quot;Ve&quot;;&quot;Sa&quot;;&quot;Di&quot;)" table:style-name="ce10">
            <text:p>Ve</text:p>
          </table:table-cell>
          <table:table-cell office:value-type="string" office:string-value="Di" table:formula="of:=CHOOSE(WEEKDAY([.BD5]-1);&quot;Lu&quot;;&quot;Ma&quot;;&quot;Me&quot;;&quot;Je&quot;;&quot;Ve&quot;;&quot;Sa&quot;;&quot;Di&quot;)" table:style-name="ce10">
            <text:p>Di</text:p>
          </table:table-cell>
          <table:table-cell office:value-type="string" office:string-value="Ma" table:formula="of:=CHOOSE(WEEKDAY([.BE5]-1);&quot;Lu&quot;;&quot;Ma&quot;;&quot;Me&quot;;&quot;Je&quot;;&quot;Ve&quot;;&quot;Sa&quot;;&quot;Di&quot;)" table:style-name="ce10">
            <text:p>Ma</text:p>
          </table:table-cell>
          <table:table-cell office:value-type="string" office:string-value="Je" table:formula="of:=CHOOSE(WEEKDAY([.BF5]-1);&quot;Lu&quot;;&quot;Ma&quot;;&quot;Me&quot;;&quot;Je&quot;;&quot;Ve&quot;;&quot;Sa&quot;;&quot;Di&quot;)" table:style-name="ce10">
            <text:p>Je</text:p>
          </table:table-cell>
          <table:table-cell office:value-type="string" office:string-value="Sa" table:formula="of:=CHOOSE(WEEKDAY([.BG5]-1);&quot;Lu&quot;;&quot;Ma&quot;;&quot;Me&quot;;&quot;Je&quot;;&quot;Ve&quot;;&quot;Sa&quot;;&quot;Di&quot;)" table:style-name="ce10">
            <text:p>Sa</text:p>
          </table:table-cell>
          <table:table-cell office:value-type="string" office:string-value="Lu" table:formula="of:=CHOOSE(WEEKDAY([.BH5]-1);&quot;Lu&quot;;&quot;Ma&quot;;&quot;Me&quot;;&quot;Je&quot;;&quot;Ve&quot;;&quot;Sa&quot;;&quot;Di&quot;)" table:style-name="ce10">
            <text:p>Lu</text:p>
          </table:table-cell>
          <table:table-cell office:value-type="string" office:string-value="Me" table:formula="of:=CHOOSE(WEEKDAY([.BI5]-1);&quot;Lu&quot;;&quot;Ma&quot;;&quot;Me&quot;;&quot;Je&quot;;&quot;Ve&quot;;&quot;Sa&quot;;&quot;Di&quot;)" table:style-name="ce10">
            <text:p>Me</text:p>
          </table:table-cell>
          <table:table-cell office:value-type="string" office:string-value="Ve" table:formula="of:=CHOOSE(WEEKDAY([.BJ5]-1);&quot;Lu&quot;;&quot;Ma&quot;;&quot;Me&quot;;&quot;Je&quot;;&quot;Ve&quot;;&quot;Sa&quot;;&quot;Di&quot;)" table:style-name="ce10">
            <text:p>Ve</text:p>
          </table:table-cell>
          <table:table-cell office:value-type="string" office:string-value="Di" table:formula="of:=CHOOSE(WEEKDAY([.BK5]-1);&quot;Lu&quot;;&quot;Ma&quot;;&quot;Me&quot;;&quot;Je&quot;;&quot;Ve&quot;;&quot;Sa&quot;;&quot;Di&quot;)" table:style-name="ce10">
            <text:p>Di</text:p>
          </table:table-cell>
          <table:table-cell office:value-type="string" office:string-value="Ma" table:formula="of:=CHOOSE(WEEKDAY([.BL5]-1);&quot;Lu&quot;;&quot;Ma&quot;;&quot;Me&quot;;&quot;Je&quot;;&quot;Ve&quot;;&quot;Sa&quot;;&quot;Di&quot;)" table:style-name="ce10">
            <text:p>Ma</text:p>
          </table:table-cell>
          <table:table-cell office:value-type="string" office:string-value="Je" table:formula="of:=CHOOSE(WEEKDAY([.BM5]-1);&quot;Lu&quot;;&quot;Ma&quot;;&quot;Me&quot;;&quot;Je&quot;;&quot;Ve&quot;;&quot;Sa&quot;;&quot;Di&quot;)" table:style-name="ce10">
            <text:p>Je</text:p>
          </table:table-cell>
          <table:table-cell office:value-type="string" office:string-value="Sa" table:formula="of:=CHOOSE(WEEKDAY([.BN5]-1);&quot;Lu&quot;;&quot;Ma&quot;;&quot;Me&quot;;&quot;Je&quot;;&quot;Ve&quot;;&quot;Sa&quot;;&quot;Di&quot;)" table:style-name="ce10">
            <text:p>Sa</text:p>
          </table:table-cell>
          <table:table-cell office:value-type="string" office:string-value="Lu" table:formula="of:=CHOOSE(WEEKDAY([.BO5]-1);&quot;Lu&quot;;&quot;Ma&quot;;&quot;Me&quot;;&quot;Je&quot;;&quot;Ve&quot;;&quot;Sa&quot;;&quot;Di&quot;)" table:style-name="ce10">
            <text:p>Lu</text:p>
          </table:table-cell>
          <table:table-cell office:value-type="string" office:string-value="Me" table:formula="of:=CHOOSE(WEEKDAY([.BP5]-1);&quot;Lu&quot;;&quot;Ma&quot;;&quot;Me&quot;;&quot;Je&quot;;&quot;Ve&quot;;&quot;Sa&quot;;&quot;Di&quot;)" table:style-name="ce10">
            <text:p>Me</text:p>
          </table:table-cell>
          <table:table-cell office:value-type="string" office:string-value="Ve" table:formula="of:=CHOOSE(WEEKDAY([.BQ5]-1);&quot;Lu&quot;;&quot;Ma&quot;;&quot;Me&quot;;&quot;Je&quot;;&quot;Ve&quot;;&quot;Sa&quot;;&quot;Di&quot;)" table:style-name="ce10">
            <text:p>Ve</text:p>
          </table:table-cell>
          <table:table-cell office:value-type="string" office:string-value="Di" table:formula="of:=CHOOSE(WEEKDAY([.BR5]-1);&quot;Lu&quot;;&quot;Ma&quot;;&quot;Me&quot;;&quot;Je&quot;;&quot;Ve&quot;;&quot;Sa&quot;;&quot;Di&quot;)" table:style-name="ce10">
            <text:p>Di</text:p>
          </table:table-cell>
          <table:table-cell office:value-type="string" office:string-value="Ma" table:formula="of:=CHOOSE(WEEKDAY([.BS5]-1);&quot;Lu&quot;;&quot;Ma&quot;;&quot;Me&quot;;&quot;Je&quot;;&quot;Ve&quot;;&quot;Sa&quot;;&quot;Di&quot;)" table:style-name="ce10">
            <text:p>Ma</text:p>
          </table:table-cell>
          <table:table-cell office:value-type="string" office:string-value="Je" table:formula="of:=CHOOSE(WEEKDAY([.BT5]-1);&quot;Lu&quot;;&quot;Ma&quot;;&quot;Me&quot;;&quot;Je&quot;;&quot;Ve&quot;;&quot;Sa&quot;;&quot;Di&quot;)" table:style-name="ce10">
            <text:p>Je</text:p>
          </table:table-cell>
          <table:table-cell office:value-type="string" office:string-value="Sa" table:formula="of:=CHOOSE(WEEKDAY([.BU5]-1);&quot;Lu&quot;;&quot;Ma&quot;;&quot;Me&quot;;&quot;Je&quot;;&quot;Ve&quot;;&quot;Sa&quot;;&quot;Di&quot;)" table:style-name="ce10">
            <text:p>Sa</text:p>
          </table:table-cell>
          <table:table-cell office:value-type="string" office:string-value="Lu" table:formula="of:=CHOOSE(WEEKDAY([.BV5]-1);&quot;Lu&quot;;&quot;Ma&quot;;&quot;Me&quot;;&quot;Je&quot;;&quot;Ve&quot;;&quot;Sa&quot;;&quot;Di&quot;)" table:style-name="ce10">
            <text:p>Lu</text:p>
          </table:table-cell>
          <table:table-cell office:value-type="string" office:string-value="Me" table:formula="of:=CHOOSE(WEEKDAY([.BW5]-1);&quot;Lu&quot;;&quot;Ma&quot;;&quot;Me&quot;;&quot;Je&quot;;&quot;Ve&quot;;&quot;Sa&quot;;&quot;Di&quot;)" table:style-name="ce10">
            <text:p>Me</text:p>
          </table:table-cell>
          <table:table-cell office:value-type="string" office:string-value="Ve" table:formula="of:=CHOOSE(WEEKDAY([.BX5]-1);&quot;Lu&quot;;&quot;Ma&quot;;&quot;Me&quot;;&quot;Je&quot;;&quot;Ve&quot;;&quot;Sa&quot;;&quot;Di&quot;)" table:style-name="ce10">
            <text:p>Ve</text:p>
          </table:table-cell>
          <table:table-cell office:value-type="string" office:string-value="Di" table:formula="of:=CHOOSE(WEEKDAY([.BY5]-1);&quot;Lu&quot;;&quot;Ma&quot;;&quot;Me&quot;;&quot;Je&quot;;&quot;Ve&quot;;&quot;Sa&quot;;&quot;Di&quot;)" table:style-name="ce10">
            <text:p>Di</text:p>
          </table:table-cell>
          <table:table-cell office:value-type="string" office:string-value="Ma" table:formula="of:=CHOOSE(WEEKDAY([.BZ5]-1);&quot;Lu&quot;;&quot;Ma&quot;;&quot;Me&quot;;&quot;Je&quot;;&quot;Ve&quot;;&quot;Sa&quot;;&quot;Di&quot;)" table:style-name="ce10">
            <text:p>Ma</text:p>
          </table:table-cell>
          <table:table-cell office:value-type="string" office:string-value="Je" table:formula="of:=CHOOSE(WEEKDAY([.CA5]-1);&quot;Lu&quot;;&quot;Ma&quot;;&quot;Me&quot;;&quot;Je&quot;;&quot;Ve&quot;;&quot;Sa&quot;;&quot;Di&quot;)" table:style-name="ce10">
            <text:p>Je</text:p>
          </table:table-cell>
          <table:table-cell office:value-type="string" office:string-value="Sa" table:formula="of:=CHOOSE(WEEKDAY([.CB5]-1);&quot;Lu&quot;;&quot;Ma&quot;;&quot;Me&quot;;&quot;Je&quot;;&quot;Ve&quot;;&quot;Sa&quot;;&quot;Di&quot;)" table:style-name="ce10">
            <text:p>Sa</text:p>
          </table:table-cell>
          <table:table-cell office:value-type="string" office:string-value="Lu" table:formula="of:=CHOOSE(WEEKDAY([.CC5]-1);&quot;Lu&quot;;&quot;Ma&quot;;&quot;Me&quot;;&quot;Je&quot;;&quot;Ve&quot;;&quot;Sa&quot;;&quot;Di&quot;)" table:style-name="ce10">
            <text:p>Lu</text:p>
          </table:table-cell>
          <table:table-cell office:value-type="string" office:string-value="Me" table:formula="of:=CHOOSE(WEEKDAY([.CD5]-1);&quot;Lu&quot;;&quot;Ma&quot;;&quot;Me&quot;;&quot;Je&quot;;&quot;Ve&quot;;&quot;Sa&quot;;&quot;Di&quot;)" table:style-name="ce10">
            <text:p>Me</text:p>
          </table:table-cell>
          <table:table-cell office:value-type="string" office:string-value="Ve" table:formula="of:=CHOOSE(WEEKDAY([.CE5]-1);&quot;Lu&quot;;&quot;Ma&quot;;&quot;Me&quot;;&quot;Je&quot;;&quot;Ve&quot;;&quot;Sa&quot;;&quot;Di&quot;)" table:style-name="ce10">
            <text:p>Ve</text:p>
          </table:table-cell>
          <table:table-cell office:value-type="string" office:string-value="Di" table:formula="of:=CHOOSE(WEEKDAY([.CF5]-1);&quot;Lu&quot;;&quot;Ma&quot;;&quot;Me&quot;;&quot;Je&quot;;&quot;Ve&quot;;&quot;Sa&quot;;&quot;Di&quot;)" table:style-name="ce10">
            <text:p>Di</text:p>
          </table:table-cell>
          <table:table-cell office:value-type="string" office:string-value="Ma" table:formula="of:=CHOOSE(WEEKDAY([.CG5]-1);&quot;Lu&quot;;&quot;Ma&quot;;&quot;Me&quot;;&quot;Je&quot;;&quot;Ve&quot;;&quot;Sa&quot;;&quot;Di&quot;)" table:style-name="ce10">
            <text:p>Ma</text:p>
          </table:table-cell>
          <table:table-cell office:value-type="string" office:string-value="Je" table:formula="of:=CHOOSE(WEEKDAY([.CH5]-1);&quot;Lu&quot;;&quot;Ma&quot;;&quot;Me&quot;;&quot;Je&quot;;&quot;Ve&quot;;&quot;Sa&quot;;&quot;Di&quot;)" table:style-name="ce10">
            <text:p>Je</text:p>
          </table:table-cell>
          <table:table-cell office:value-type="string" office:string-value="Sa" table:formula="of:=CHOOSE(WEEKDAY([.CI5]-1);&quot;Lu&quot;;&quot;Ma&quot;;&quot;Me&quot;;&quot;Je&quot;;&quot;Ve&quot;;&quot;Sa&quot;;&quot;Di&quot;)" table:style-name="ce10">
            <text:p>Sa</text:p>
          </table:table-cell>
          <table:table-cell office:value-type="string" office:string-value="Lu" table:formula="of:=CHOOSE(WEEKDAY([.CJ5]-1);&quot;Lu&quot;;&quot;Ma&quot;;&quot;Me&quot;;&quot;Je&quot;;&quot;Ve&quot;;&quot;Sa&quot;;&quot;Di&quot;)" table:style-name="ce10">
            <text:p>Lu</text:p>
          </table:table-cell>
          <table:table-cell table:number-columns-repeated="16296"/>
        </table:table-row>
        <table:table-row table:style-name="ro1">
          <table:table-cell office:value-type="string" table:style-name="ce2">
            <text:p>Tâche</text:p>
          </table:table-cell>
          <table:table-cell office:value-type="string" table:style-name="ce3">
            <text:p>Date de début</text:p>
          </table:table-cell>
          <table:table-cell office:value-type="string" table:style-name="ce3">
            <text:p>Date de fin</text:p>
          </table:table-cell>
          <table:table-cell office:value-type="string" table:style-name="ce4">
            <text:p>Durée</text:p>
          </table:table-cell>
          <table:table-cell table:number-columns-repeated="84" table:style-name="ce11"/>
          <table:table-cell table:number-columns-repeated="16296"/>
        </table:table-row>
        <table:table-row table:style-name="ro1">
          <table:table-cell office:value-type="string" table:style-name="ce5">
            <text:p>Étude de l'État de l'Art</text:p>
          </table:table-cell>
          <table:table-cell office:value-type="date" office:date-value="2022-05-11T00:00:00" table:formula="of:=[.C3]" table:style-name="ce12">
            <text:p>11/05/22</text:p>
          </table:table-cell>
          <table:table-cell office:value-type="date" office:date-value="2022-07-31T00:00:00" table:formula="of:=DATE(2022;7;31)" table:style-name="ce12">
            <text:p>31/07/22</text:p>
          </table:table-cell>
          <table:table-cell office:value-type="float" office:value="81" table:formula="of:=[.C8]-[.B8]" table:style-name="ce7">
            <text:p>81</text:p>
          </table:table-cell>
          <table:table-cell office:value-type="string" office:string-value="  " table:formula="of:=IF(AND([.$C8]&gt;=[.E$5];[.E$5]&gt;=[.$B8]);&quot;  &quot;;&quot; &quot;)" table:style-name="ce16">
            <text:p><text:s text:c="2"/></text:p>
          </table:table-cell>
          <table:table-cell office:value-type="string" office:string-value="  " table:formula="of:=IF(AND([.$C8]&gt;=[.F$5];[.F$5]&gt;=[.$B8]);&quot;  &quot;;&quot; &quot;)" table:style-name="ce16">
            <text:p><text:s text:c="2"/></text:p>
          </table:table-cell>
          <table:table-cell office:value-type="string" office:string-value="  " table:formula="of:=IF(AND([.$C8]&gt;=[.G$5];[.G$5]&gt;=[.$B8]);&quot;  &quot;;&quot; &quot;)" table:style-name="ce16">
            <text:p><text:s text:c="2"/></text:p>
          </table:table-cell>
          <table:table-cell office:value-type="string" office:string-value="  " table:formula="of:=IF(AND([.$C8]&gt;=[.H$5];[.H$5]&gt;=[.$B8]);&quot;  &quot;;&quot; &quot;)" table:style-name="ce16">
            <text:p><text:s text:c="2"/></text:p>
          </table:table-cell>
          <table:table-cell office:value-type="string" office:string-value="  " table:formula="of:=IF(AND([.$C8]&gt;=[.I$5];[.I$5]&gt;=[.$B8]);&quot;  &quot;;&quot; &quot;)" table:style-name="ce16">
            <text:p><text:s text:c="2"/></text:p>
          </table:table-cell>
          <table:table-cell office:value-type="string" office:string-value="  " table:formula="of:=IF(AND([.$C8]&gt;=[.J$5];[.J$5]&gt;=[.$B8]);&quot;  &quot;;&quot; &quot;)" table:style-name="ce16">
            <text:p><text:s text:c="2"/></text:p>
          </table:table-cell>
          <table:table-cell office:value-type="string" office:string-value="  " table:formula="of:=IF(AND([.$C8]&gt;=[.K$5];[.K$5]&gt;=[.$B8]);&quot;  &quot;;&quot; &quot;)" table:style-name="ce16">
            <text:p><text:s text:c="2"/></text:p>
          </table:table-cell>
          <table:table-cell office:value-type="string" office:string-value="  " table:formula="of:=IF(AND([.$C8]&gt;=[.L$5];[.L$5]&gt;=[.$B8]);&quot;  &quot;;&quot; &quot;)" table:style-name="ce16">
            <text:p><text:s text:c="2"/></text:p>
          </table:table-cell>
          <table:table-cell office:value-type="string" office:string-value="  " table:formula="of:=IF(AND([.$C8]&gt;=[.M$5];[.M$5]&gt;=[.$B8]);&quot;  &quot;;&quot; &quot;)" table:style-name="ce16">
            <text:p><text:s text:c="2"/></text:p>
          </table:table-cell>
          <table:table-cell office:value-type="string" office:string-value="  " table:formula="of:=IF(AND([.$C8]&gt;=[.N$5];[.N$5]&gt;=[.$B8]);&quot;  &quot;;&quot; &quot;)" table:style-name="ce16">
            <text:p><text:s text:c="2"/></text:p>
          </table:table-cell>
          <table:table-cell office:value-type="string" office:string-value="  " table:formula="of:=IF(AND([.$C8]&gt;=[.O$5];[.O$5]&gt;=[.$B8]);&quot;  &quot;;&quot; &quot;)" table:style-name="ce16">
            <text:p><text:s text:c="2"/></text:p>
          </table:table-cell>
          <table:table-cell office:value-type="string" office:string-value="  " table:formula="of:=IF(AND([.$C8]&gt;=[.P$5];[.P$5]&gt;=[.$B8]);&quot;  &quot;;&quot; &quot;)" table:style-name="ce16">
            <text:p><text:s text:c="2"/></text:p>
          </table:table-cell>
          <table:table-cell office:value-type="string" office:string-value="  " table:formula="of:=IF(AND([.$C8]&gt;=[.Q$5];[.Q$5]&gt;=[.$B8]);&quot;  &quot;;&quot; &quot;)" table:style-name="ce16">
            <text:p><text:s text:c="2"/></text:p>
          </table:table-cell>
          <table:table-cell office:value-type="string" office:string-value="  " table:formula="of:=IF(AND([.$C8]&gt;=[.R$5];[.R$5]&gt;=[.$B8]);&quot;  &quot;;&quot; &quot;)" table:style-name="ce16">
            <text:p><text:s text:c="2"/></text:p>
          </table:table-cell>
          <table:table-cell office:value-type="string" office:string-value="  " table:formula="of:=IF(AND([.$C8]&gt;=[.S$5];[.S$5]&gt;=[.$B8]);&quot;  &quot;;&quot; &quot;)" table:style-name="ce16">
            <text:p><text:s text:c="2"/></text:p>
          </table:table-cell>
          <table:table-cell office:value-type="string" office:string-value="  " table:formula="of:=IF(AND([.$C8]&gt;=[.T$5];[.T$5]&gt;=[.$B8]);&quot;  &quot;;&quot; &quot;)" table:style-name="ce16">
            <text:p><text:s text:c="2"/></text:p>
          </table:table-cell>
          <table:table-cell office:value-type="string" office:string-value="  " table:formula="of:=IF(AND([.$C8]&gt;=[.U$5];[.U$5]&gt;=[.$B8]);&quot;  &quot;;&quot; &quot;)" table:style-name="ce16">
            <text:p><text:s text:c="2"/></text:p>
          </table:table-cell>
          <table:table-cell office:value-type="string" office:string-value="  " table:formula="of:=IF(AND([.$C8]&gt;=[.V$5];[.V$5]&gt;=[.$B8]);&quot;  &quot;;&quot; &quot;)" table:style-name="ce16">
            <text:p><text:s text:c="2"/></text:p>
          </table:table-cell>
          <table:table-cell office:value-type="string" office:string-value="  " table:formula="of:=IF(AND([.$C8]&gt;=[.W$5];[.W$5]&gt;=[.$B8]);&quot;  &quot;;&quot; &quot;)" table:style-name="ce16">
            <text:p><text:s text:c="2"/></text:p>
          </table:table-cell>
          <table:table-cell office:value-type="string" office:string-value="  " table:formula="of:=IF(AND([.$C8]&gt;=[.X$5];[.X$5]&gt;=[.$B8]);&quot;  &quot;;&quot; &quot;)" table:style-name="ce16">
            <text:p><text:s text:c="2"/></text:p>
          </table:table-cell>
          <table:table-cell office:value-type="string" office:string-value="  " table:formula="of:=IF(AND([.$C8]&gt;=[.Y$5];[.Y$5]&gt;=[.$B8]);&quot;  &quot;;&quot; &quot;)" table:style-name="ce16">
            <text:p><text:s text:c="2"/></text:p>
          </table:table-cell>
          <table:table-cell office:value-type="string" office:string-value="  " table:formula="of:=IF(AND([.$C8]&gt;=[.Z$5];[.Z$5]&gt;=[.$B8]);&quot;  &quot;;&quot; &quot;)" table:style-name="ce16">
            <text:p><text:s text:c="2"/></text:p>
          </table:table-cell>
          <table:table-cell office:value-type="string" office:string-value="  " table:formula="of:=IF(AND([.$C8]&gt;=[.AA$5];[.AA$5]&gt;=[.$B8]);&quot;  &quot;;&quot; &quot;)" table:style-name="ce16">
            <text:p><text:s text:c="2"/></text:p>
          </table:table-cell>
          <table:table-cell office:value-type="string" office:string-value="  " table:formula="of:=IF(AND([.$C8]&gt;=[.AB$5];[.AB$5]&gt;=[.$B8]);&quot;  &quot;;&quot; &quot;)" table:style-name="ce16">
            <text:p><text:s text:c="2"/></text:p>
          </table:table-cell>
          <table:table-cell office:value-type="string" office:string-value="  " table:formula="of:=IF(AND([.$C8]&gt;=[.AC$5];[.AC$5]&gt;=[.$B8]);&quot;  &quot;;&quot; &quot;)" table:style-name="ce16">
            <text:p><text:s text:c="2"/></text:p>
          </table:table-cell>
          <table:table-cell office:value-type="string" office:string-value="  " table:formula="of:=IF(AND([.$C8]&gt;=[.AD$5];[.AD$5]&gt;=[.$B8]);&quot;  &quot;;&quot; &quot;)" table:style-name="ce16">
            <text:p><text:s text:c="2"/></text:p>
          </table:table-cell>
          <table:table-cell office:value-type="string" office:string-value="  " table:formula="of:=IF(AND([.$C8]&gt;=[.AE$5];[.AE$5]&gt;=[.$B8]);&quot;  &quot;;&quot; &quot;)" table:style-name="ce16">
            <text:p><text:s text:c="2"/></text:p>
          </table:table-cell>
          <table:table-cell office:value-type="string" office:string-value="  " table:formula="of:=IF(AND([.$C8]&gt;=[.AF$5];[.AF$5]&gt;=[.$B8]);&quot;  &quot;;&quot; &quot;)" table:style-name="ce16">
            <text:p><text:s text:c="2"/></text:p>
          </table:table-cell>
          <table:table-cell office:value-type="string" office:string-value="  " table:formula="of:=IF(AND([.$C8]&gt;=[.AG$5];[.AG$5]&gt;=[.$B8]);&quot;  &quot;;&quot; &quot;)" table:style-name="ce16">
            <text:p><text:s text:c="2"/></text:p>
          </table:table-cell>
          <table:table-cell office:value-type="string" office:string-value="  " table:formula="of:=IF(AND([.$C8]&gt;=[.AH$5];[.AH$5]&gt;=[.$B8]);&quot;  &quot;;&quot; &quot;)" table:style-name="ce16">
            <text:p><text:s text:c="2"/></text:p>
          </table:table-cell>
          <table:table-cell office:value-type="string" office:string-value="  " table:formula="of:=IF(AND([.$C8]&gt;=[.AI$5];[.AI$5]&gt;=[.$B8]);&quot;  &quot;;&quot; &quot;)" table:style-name="ce16">
            <text:p><text:s text:c="2"/></text:p>
          </table:table-cell>
          <table:table-cell office:value-type="string" office:string-value="  " table:formula="of:=IF(AND([.$C8]&gt;=[.AJ$5];[.AJ$5]&gt;=[.$B8]);&quot;  &quot;;&quot; &quot;)" table:style-name="ce16">
            <text:p><text:s text:c="2"/></text:p>
          </table:table-cell>
          <table:table-cell office:value-type="string" office:string-value="  " table:formula="of:=IF(AND([.$C8]&gt;=[.AK$5];[.AK$5]&gt;=[.$B8]);&quot;  &quot;;&quot; &quot;)" table:style-name="ce16">
            <text:p><text:s text:c="2"/></text:p>
          </table:table-cell>
          <table:table-cell office:value-type="string" office:string-value="  " table:formula="of:=IF(AND([.$C8]&gt;=[.AL$5];[.AL$5]&gt;=[.$B8]);&quot;  &quot;;&quot; &quot;)" table:style-name="ce16">
            <text:p><text:s text:c="2"/></text:p>
          </table:table-cell>
          <table:table-cell office:value-type="string" office:string-value="  " table:formula="of:=IF(AND([.$C8]&gt;=[.AM$5];[.AM$5]&gt;=[.$B8]);&quot;  &quot;;&quot; &quot;)" table:style-name="ce16">
            <text:p><text:s text:c="2"/></text:p>
          </table:table-cell>
          <table:table-cell office:value-type="string" office:string-value="  " table:formula="of:=IF(AND([.$C8]&gt;=[.AN$5];[.AN$5]&gt;=[.$B8]);&quot;  &quot;;&quot; &quot;)" table:style-name="ce16">
            <text:p><text:s text:c="2"/></text:p>
          </table:table-cell>
          <table:table-cell office:value-type="string" office:string-value="  " table:formula="of:=IF(AND([.$C8]&gt;=[.AO$5];[.AO$5]&gt;=[.$B8]);&quot;  &quot;;&quot; &quot;)" table:style-name="ce16">
            <text:p><text:s text:c="2"/></text:p>
          </table:table-cell>
          <table:table-cell office:value-type="string" office:string-value="  " table:formula="of:=IF(AND([.$C8]&gt;=[.AP$5];[.AP$5]&gt;=[.$B8]);&quot;  &quot;;&quot; &quot;)" table:style-name="ce16">
            <text:p><text:s text:c="2"/></text:p>
          </table:table-cell>
          <table:table-cell office:value-type="string" office:string-value="  " table:formula="of:=IF(AND([.$C8]&gt;=[.AQ$5];[.AQ$5]&gt;=[.$B8]);&quot;  &quot;;&quot; &quot;)" table:style-name="ce16">
            <text:p><text:s text:c="2"/></text:p>
          </table:table-cell>
          <table:table-cell office:value-type="string" office:string-value="  " table:formula="of:=IF(AND([.$C8]&gt;=[.AR$5];[.AR$5]&gt;=[.$B8]);&quot;  &quot;;&quot; &quot;)" table:style-name="ce16">
            <text:p><text:s text:c="2"/></text:p>
          </table:table-cell>
          <table:table-cell office:value-type="string" office:string-value="  " table:formula="of:=IF(AND([.$C8]&gt;=[.AS$5];[.AS$5]&gt;=[.$B8]);&quot;  &quot;;&quot; &quot;)" table:style-name="ce16">
            <text:p><text:s text:c="2"/></text:p>
          </table:table-cell>
          <table:table-cell office:value-type="string" office:string-value=" " table:formula="of:=IF(AND([.$C8]&gt;=[.AT$5];[.AT$5]&gt;=[.$B8]);&quot;  &quot;;&quot; &quot;)" table:style-name="ce16">
            <text:p><text:s/></text:p>
          </table:table-cell>
          <table:table-cell office:value-type="string" office:string-value=" " table:formula="of:=IF(AND([.$C8]&gt;=[.AU$5];[.AU$5]&gt;=[.$B8]);&quot;  &quot;;&quot; &quot;)" table:style-name="ce16">
            <text:p><text:s/></text:p>
          </table:table-cell>
          <table:table-cell office:value-type="string" office:string-value=" " table:formula="of:=IF(AND([.$C8]&gt;=[.AV$5];[.AV$5]&gt;=[.$B8]);&quot;  &quot;;&quot; &quot;)" table:style-name="ce16">
            <text:p><text:s/></text:p>
          </table:table-cell>
          <table:table-cell office:value-type="string" office:string-value=" " table:formula="of:=IF(AND([.$C8]&gt;=[.AW$5];[.AW$5]&gt;=[.$B8]);&quot;  &quot;;&quot; &quot;)" table:style-name="ce16">
            <text:p><text:s/></text:p>
          </table:table-cell>
          <table:table-cell office:value-type="string" office:string-value=" " table:formula="of:=IF(AND([.$C8]&gt;=[.AX$5];[.AX$5]&gt;=[.$B8]);&quot;  &quot;;&quot; &quot;)" table:style-name="ce16">
            <text:p><text:s/></text:p>
          </table:table-cell>
          <table:table-cell office:value-type="string" office:string-value=" " table:formula="of:=IF(AND([.$C8]&gt;=[.AY$5];[.AY$5]&gt;=[.$B8]);&quot;  &quot;;&quot; &quot;)" table:style-name="ce16">
            <text:p><text:s/></text:p>
          </table:table-cell>
          <table:table-cell office:value-type="string" office:string-value=" " table:formula="of:=IF(AND([.$C8]&gt;=[.AZ$5];[.AZ$5]&gt;=[.$B8]);&quot;  &quot;;&quot; &quot;)" table:style-name="ce16">
            <text:p><text:s/></text:p>
          </table:table-cell>
          <table:table-cell office:value-type="string" office:string-value=" " table:formula="of:=IF(AND([.$C8]&gt;=[.BA$5];[.BA$5]&gt;=[.$B8]);&quot;  &quot;;&quot; &quot;)" table:style-name="ce16">
            <text:p><text:s/></text:p>
          </table:table-cell>
          <table:table-cell office:value-type="string" office:string-value=" " table:formula="of:=IF(AND([.$C8]&gt;=[.BB$5];[.BB$5]&gt;=[.$B8]);&quot;  &quot;;&quot; &quot;)" table:style-name="ce16">
            <text:p><text:s/></text:p>
          </table:table-cell>
          <table:table-cell office:value-type="string" office:string-value=" " table:formula="of:=IF(AND([.$C8]&gt;=[.BC$5];[.BC$5]&gt;=[.$B8]);&quot;  &quot;;&quot; &quot;)" table:style-name="ce16">
            <text:p><text:s/></text:p>
          </table:table-cell>
          <table:table-cell office:value-type="string" office:string-value=" " table:formula="of:=IF(AND([.$C8]&gt;=[.BD$5];[.BD$5]&gt;=[.$B8]);&quot;  &quot;;&quot; &quot;)" table:style-name="ce16">
            <text:p><text:s/></text:p>
          </table:table-cell>
          <table:table-cell office:value-type="string" office:string-value=" " table:formula="of:=IF(AND([.$C8]&gt;=[.BE$5];[.BE$5]&gt;=[.$B8]);&quot;  &quot;;&quot; &quot;)" table:style-name="ce16">
            <text:p><text:s/></text:p>
          </table:table-cell>
          <table:table-cell office:value-type="string" office:string-value=" " table:formula="of:=IF(AND([.$C8]&gt;=[.BF$5];[.BF$5]&gt;=[.$B8]);&quot;  &quot;;&quot; &quot;)" table:style-name="ce16">
            <text:p><text:s/></text:p>
          </table:table-cell>
          <table:table-cell office:value-type="string" office:string-value=" " table:formula="of:=IF(AND([.$C8]&gt;=[.BG$5];[.BG$5]&gt;=[.$B8]);&quot;  &quot;;&quot; &quot;)" table:style-name="ce16">
            <text:p><text:s/></text:p>
          </table:table-cell>
          <table:table-cell office:value-type="string" office:string-value=" " table:formula="of:=IF(AND([.$C8]&gt;=[.BH$5];[.BH$5]&gt;=[.$B8]);&quot;  &quot;;&quot; &quot;)" table:style-name="ce16">
            <text:p><text:s/></text:p>
          </table:table-cell>
          <table:table-cell office:value-type="string" office:string-value=" " table:formula="of:=IF(AND([.$C8]&gt;=[.BI$5];[.BI$5]&gt;=[.$B8]);&quot;  &quot;;&quot; &quot;)" table:style-name="ce16">
            <text:p><text:s/></text:p>
          </table:table-cell>
          <table:table-cell office:value-type="string" office:string-value=" " table:formula="of:=IF(AND([.$C8]&gt;=[.BJ$5];[.BJ$5]&gt;=[.$B8]);&quot;  &quot;;&quot; &quot;)" table:style-name="ce16">
            <text:p><text:s/></text:p>
          </table:table-cell>
          <table:table-cell office:value-type="string" office:string-value=" " table:formula="of:=IF(AND([.$C8]&gt;=[.BK$5];[.BK$5]&gt;=[.$B8]);&quot;  &quot;;&quot; &quot;)" table:style-name="ce16">
            <text:p><text:s/></text:p>
          </table:table-cell>
          <table:table-cell office:value-type="string" office:string-value=" " table:formula="of:=IF(AND([.$C8]&gt;=[.BL$5];[.BL$5]&gt;=[.$B8]);&quot;  &quot;;&quot; &quot;)" table:style-name="ce16">
            <text:p><text:s/></text:p>
          </table:table-cell>
          <table:table-cell office:value-type="string" office:string-value=" " table:formula="of:=IF(AND([.$C8]&gt;=[.BM$5];[.BM$5]&gt;=[.$B8]);&quot;  &quot;;&quot; &quot;)" table:style-name="ce16">
            <text:p><text:s/></text:p>
          </table:table-cell>
          <table:table-cell office:value-type="string" office:string-value=" " table:formula="of:=IF(AND([.$C8]&gt;=[.BN$5];[.BN$5]&gt;=[.$B8]);&quot;  &quot;;&quot; &quot;)" table:style-name="ce16">
            <text:p><text:s/></text:p>
          </table:table-cell>
          <table:table-cell office:value-type="string" office:string-value=" " table:formula="of:=IF(AND([.$C8]&gt;=[.BO$5];[.BO$5]&gt;=[.$B8]);&quot;  &quot;;&quot; &quot;)" table:style-name="ce16">
            <text:p><text:s/></text:p>
          </table:table-cell>
          <table:table-cell office:value-type="string" office:string-value=" " table:formula="of:=IF(AND([.$C8]&gt;=[.BP$5];[.BP$5]&gt;=[.$B8]);&quot;  &quot;;&quot; &quot;)" table:style-name="ce16">
            <text:p><text:s/></text:p>
          </table:table-cell>
          <table:table-cell office:value-type="string" office:string-value=" " table:formula="of:=IF(AND([.$C8]&gt;=[.BQ$5];[.BQ$5]&gt;=[.$B8]);&quot;  &quot;;&quot; &quot;)" table:style-name="ce16">
            <text:p><text:s/></text:p>
          </table:table-cell>
          <table:table-cell office:value-type="string" office:string-value=" " table:formula="of:=IF(AND([.$C8]&gt;=[.BR$5];[.BR$5]&gt;=[.$B8]);&quot;  &quot;;&quot; &quot;)" table:style-name="ce16">
            <text:p><text:s/></text:p>
          </table:table-cell>
          <table:table-cell office:value-type="string" office:string-value=" " table:formula="of:=IF(AND([.$C8]&gt;=[.BS$5];[.BS$5]&gt;=[.$B8]);&quot;  &quot;;&quot; &quot;)" table:style-name="ce16">
            <text:p><text:s/></text:p>
          </table:table-cell>
          <table:table-cell office:value-type="string" office:string-value=" " table:formula="of:=IF(AND([.$C8]&gt;=[.BT$5];[.BT$5]&gt;=[.$B8]);&quot;  &quot;;&quot; &quot;)" table:style-name="ce16">
            <text:p><text:s/></text:p>
          </table:table-cell>
          <table:table-cell office:value-type="string" office:string-value=" " table:formula="of:=IF(AND([.$C8]&gt;=[.BU$5];[.BU$5]&gt;=[.$B8]);&quot;  &quot;;&quot; &quot;)" table:style-name="ce16">
            <text:p><text:s/></text:p>
          </table:table-cell>
          <table:table-cell office:value-type="string" office:string-value=" " table:formula="of:=IF(AND([.$C8]&gt;=[.BV$5];[.BV$5]&gt;=[.$B8]);&quot;  &quot;;&quot; &quot;)" table:style-name="ce16">
            <text:p><text:s/></text:p>
          </table:table-cell>
          <table:table-cell office:value-type="string" office:string-value=" " table:formula="of:=IF(AND([.$C8]&gt;=[.BW$5];[.BW$5]&gt;=[.$B8]);&quot;  &quot;;&quot; &quot;)" table:style-name="ce16">
            <text:p><text:s/></text:p>
          </table:table-cell>
          <table:table-cell office:value-type="string" office:string-value=" " table:formula="of:=IF(AND([.$C8]&gt;=[.BX$5];[.BX$5]&gt;=[.$B8]);&quot;  &quot;;&quot; &quot;)" table:style-name="ce16">
            <text:p><text:s/></text:p>
          </table:table-cell>
          <table:table-cell office:value-type="string" office:string-value=" " table:formula="of:=IF(AND([.$C8]&gt;=[.BY$5];[.BY$5]&gt;=[.$B8]);&quot;  &quot;;&quot; &quot;)" table:style-name="ce16">
            <text:p><text:s/></text:p>
          </table:table-cell>
          <table:table-cell office:value-type="string" office:string-value=" " table:formula="of:=IF(AND([.$C8]&gt;=[.BZ$5];[.BZ$5]&gt;=[.$B8]);&quot;  &quot;;&quot; &quot;)" table:style-name="ce16">
            <text:p><text:s/></text:p>
          </table:table-cell>
          <table:table-cell office:value-type="string" office:string-value=" " table:formula="of:=IF(AND([.$C8]&gt;=[.CA$5];[.CA$5]&gt;=[.$B8]);&quot;  &quot;;&quot; &quot;)" table:style-name="ce16">
            <text:p><text:s/></text:p>
          </table:table-cell>
          <table:table-cell office:value-type="string" office:string-value=" " table:formula="of:=IF(AND([.$C8]&gt;=[.CB$5];[.CB$5]&gt;=[.$B8]);&quot;  &quot;;&quot; &quot;)" table:style-name="ce16">
            <text:p><text:s/></text:p>
          </table:table-cell>
          <table:table-cell office:value-type="string" office:string-value=" " table:formula="of:=IF(AND([.$C8]&gt;=[.CC$5];[.CC$5]&gt;=[.$B8]);&quot;  &quot;;&quot; &quot;)" table:style-name="ce16">
            <text:p><text:s/></text:p>
          </table:table-cell>
          <table:table-cell office:value-type="string" office:string-value=" " table:formula="of:=IF(AND([.$C8]&gt;=[.CD$5];[.CD$5]&gt;=[.$B8]);&quot;  &quot;;&quot; &quot;)" table:style-name="ce16">
            <text:p><text:s/></text:p>
          </table:table-cell>
          <table:table-cell office:value-type="string" office:string-value=" " table:formula="of:=IF(AND([.$C8]&gt;=[.CE$5];[.CE$5]&gt;=[.$B8]);&quot;  &quot;;&quot; &quot;)" table:style-name="ce16">
            <text:p><text:s/></text:p>
          </table:table-cell>
          <table:table-cell office:value-type="string" office:string-value=" " table:formula="of:=IF(AND([.$C8]&gt;=[.CF$5];[.CF$5]&gt;=[.$B8]);&quot;  &quot;;&quot; &quot;)" table:style-name="ce16">
            <text:p><text:s/></text:p>
          </table:table-cell>
          <table:table-cell office:value-type="string" office:string-value=" " table:formula="of:=IF(AND([.$C8]&gt;=[.CG$5];[.CG$5]&gt;=[.$B8]);&quot;  &quot;;&quot; &quot;)" table:style-name="ce16">
            <text:p><text:s/></text:p>
          </table:table-cell>
          <table:table-cell office:value-type="string" office:string-value=" " table:formula="of:=IF(AND([.$C8]&gt;=[.CH$5];[.CH$5]&gt;=[.$B8]);&quot;  &quot;;&quot; &quot;)" table:style-name="ce16">
            <text:p><text:s/></text:p>
          </table:table-cell>
          <table:table-cell office:value-type="string" office:string-value=" " table:formula="of:=IF(AND([.$C8]&gt;=[.CI$5];[.CI$5]&gt;=[.$B8]);&quot;  &quot;;&quot; &quot;)" table:style-name="ce16">
            <text:p><text:s/></text:p>
          </table:table-cell>
          <table:table-cell office:value-type="string" office:string-value=" " table:formula="of:=IF(AND([.$C8]&gt;=[.CJ$5];[.CJ$5]&gt;=[.$B8]);&quot;  &quot;;&quot; &quot;)" table:style-name="ce16">
            <text:p><text:s/></text:p>
          </table:table-cell>
          <table:table-cell table:number-columns-repeated="16296"/>
        </table:table-row>
        <table:table-row table:style-name="ro1">
          <table:table-cell office:value-type="string" table:style-name="ce13">
            <text:p>Prise en main de SystemVerilog</text:p>
          </table:table-cell>
          <table:table-cell office:value-type="date" office:date-value="2022-05-16T00:00:00" table:formula="of:=DATE(2022;5;16)" table:style-name="ce14">
            <text:p>16/05/22</text:p>
          </table:table-cell>
          <table:table-cell office:value-type="date" office:date-value="2022-06-12T00:00:00" table:formula="of:=[.B9]+27" table:style-name="ce14">
            <text:p>12/06/22</text:p>
          </table:table-cell>
          <table:table-cell office:value-type="float" office:value="27" table:formula="of:=[.C9]-[.B9]" table:style-name="ce15">
            <text:p>27</text:p>
          </table:table-cell>
          <table:table-cell office:value-type="string" office:string-value=" " table:formula="of:=IF(AND([.$C9]&gt;=[.E$5];[.E$5]&gt;=[.$B9]);&quot;  &quot;;&quot; &quot;)" table:style-name="ce16">
            <text:p><text:s/></text:p>
          </table:table-cell>
          <table:table-cell office:value-type="string" office:string-value=" " table:formula="of:=IF(AND([.$C9]&gt;=[.F$5];[.F$5]&gt;=[.$B9]);&quot;  &quot;;&quot; &quot;)" table:style-name="ce16">
            <text:p><text:s/></text:p>
          </table:table-cell>
          <table:table-cell office:value-type="string" office:string-value=" " table:formula="of:=IF(AND([.$C9]&gt;=[.G$5];[.G$5]&gt;=[.$B9]);&quot;  &quot;;&quot; &quot;)" table:style-name="ce16">
            <text:p><text:s/></text:p>
          </table:table-cell>
          <table:table-cell office:value-type="string" office:string-value="  " table:formula="of:=IF(AND([.$C9]&gt;=[.H$5];[.H$5]&gt;=[.$B9]);&quot;  &quot;;&quot; &quot;)" table:style-name="ce16">
            <text:p><text:s text:c="2"/></text:p>
          </table:table-cell>
          <table:table-cell office:value-type="string" office:string-value="  " table:formula="of:=IF(AND([.$C9]&gt;=[.I$5];[.I$5]&gt;=[.$B9]);&quot;  &quot;;&quot; &quot;)" table:style-name="ce16">
            <text:p><text:s text:c="2"/></text:p>
          </table:table-cell>
          <table:table-cell office:value-type="string" office:string-value="  " table:formula="of:=IF(AND([.$C9]&gt;=[.J$5];[.J$5]&gt;=[.$B9]);&quot;  &quot;;&quot; &quot;)" table:style-name="ce16">
            <text:p><text:s text:c="2"/></text:p>
          </table:table-cell>
          <table:table-cell office:value-type="string" office:string-value="  " table:formula="of:=IF(AND([.$C9]&gt;=[.K$5];[.K$5]&gt;=[.$B9]);&quot;  &quot;;&quot; &quot;)" table:style-name="ce16">
            <text:p><text:s text:c="2"/></text:p>
          </table:table-cell>
          <table:table-cell office:value-type="string" office:string-value="  " table:formula="of:=IF(AND([.$C9]&gt;=[.L$5];[.L$5]&gt;=[.$B9]);&quot;  &quot;;&quot; &quot;)" table:style-name="ce16">
            <text:p><text:s text:c="2"/></text:p>
          </table:table-cell>
          <table:table-cell office:value-type="string" office:string-value="  " table:formula="of:=IF(AND([.$C9]&gt;=[.M$5];[.M$5]&gt;=[.$B9]);&quot;  &quot;;&quot; &quot;)" table:style-name="ce16">
            <text:p><text:s text:c="2"/></text:p>
          </table:table-cell>
          <table:table-cell office:value-type="string" office:string-value="  " table:formula="of:=IF(AND([.$C9]&gt;=[.N$5];[.N$5]&gt;=[.$B9]);&quot;  &quot;;&quot; &quot;)" table:style-name="ce16">
            <text:p><text:s text:c="2"/></text:p>
          </table:table-cell>
          <table:table-cell office:value-type="string" office:string-value="  " table:formula="of:=IF(AND([.$C9]&gt;=[.O$5];[.O$5]&gt;=[.$B9]);&quot;  &quot;;&quot; &quot;)" table:style-name="ce16">
            <text:p><text:s text:c="2"/></text:p>
          </table:table-cell>
          <table:table-cell office:value-type="string" office:string-value="  " table:formula="of:=IF(AND([.$C9]&gt;=[.P$5];[.P$5]&gt;=[.$B9]);&quot;  &quot;;&quot; &quot;)" table:style-name="ce16">
            <text:p><text:s text:c="2"/></text:p>
          </table:table-cell>
          <table:table-cell office:value-type="string" office:string-value="  " table:formula="of:=IF(AND([.$C9]&gt;=[.Q$5];[.Q$5]&gt;=[.$B9]);&quot;  &quot;;&quot; &quot;)" table:style-name="ce16">
            <text:p><text:s text:c="2"/></text:p>
          </table:table-cell>
          <table:table-cell office:value-type="string" office:string-value="  " table:formula="of:=IF(AND([.$C9]&gt;=[.R$5];[.R$5]&gt;=[.$B9]);&quot;  &quot;;&quot; &quot;)" table:style-name="ce16">
            <text:p><text:s text:c="2"/></text:p>
          </table:table-cell>
          <table:table-cell office:value-type="string" office:string-value="  " table:formula="of:=IF(AND([.$C9]&gt;=[.S$5];[.S$5]&gt;=[.$B9]);&quot;  &quot;;&quot; &quot;)" table:style-name="ce16">
            <text:p><text:s text:c="2"/></text:p>
          </table:table-cell>
          <table:table-cell office:value-type="string" office:string-value="  " table:formula="of:=IF(AND([.$C9]&gt;=[.T$5];[.T$5]&gt;=[.$B9]);&quot;  &quot;;&quot; &quot;)" table:style-name="ce16">
            <text:p><text:s text:c="2"/></text:p>
          </table:table-cell>
          <table:table-cell office:value-type="string" office:string-value="  " table:formula="of:=IF(AND([.$C9]&gt;=[.U$5];[.U$5]&gt;=[.$B9]);&quot;  &quot;;&quot; &quot;)" table:style-name="ce16">
            <text:p><text:s text:c="2"/></text:p>
          </table:table-cell>
          <table:table-cell office:value-type="string" office:string-value=" " table:formula="of:=IF(AND([.$C9]&gt;=[.V$5];[.V$5]&gt;=[.$B9]);&quot;  &quot;;&quot; &quot;)" table:style-name="ce16">
            <text:p><text:s/></text:p>
          </table:table-cell>
          <table:table-cell office:value-type="string" office:string-value=" " table:formula="of:=IF(AND([.$C9]&gt;=[.W$5];[.W$5]&gt;=[.$B9]);&quot;  &quot;;&quot; &quot;)" table:style-name="ce16">
            <text:p><text:s/></text:p>
          </table:table-cell>
          <table:table-cell office:value-type="string" office:string-value=" " table:formula="of:=IF(AND([.$C9]&gt;=[.X$5];[.X$5]&gt;=[.$B9]);&quot;  &quot;;&quot; &quot;)" table:style-name="ce16">
            <text:p><text:s/></text:p>
          </table:table-cell>
          <table:table-cell office:value-type="string" office:string-value=" " table:formula="of:=IF(AND([.$C9]&gt;=[.Y$5];[.Y$5]&gt;=[.$B9]);&quot;  &quot;;&quot; &quot;)" table:style-name="ce16">
            <text:p><text:s/></text:p>
          </table:table-cell>
          <table:table-cell office:value-type="string" office:string-value=" " table:formula="of:=IF(AND([.$C9]&gt;=[.Z$5];[.Z$5]&gt;=[.$B9]);&quot;  &quot;;&quot; &quot;)" table:style-name="ce16">
            <text:p><text:s/></text:p>
          </table:table-cell>
          <table:table-cell office:value-type="string" office:string-value=" " table:formula="of:=IF(AND([.$C9]&gt;=[.AA$5];[.AA$5]&gt;=[.$B9]);&quot;  &quot;;&quot; &quot;)" table:style-name="ce16">
            <text:p><text:s/></text:p>
          </table:table-cell>
          <table:table-cell office:value-type="string" office:string-value=" " table:formula="of:=IF(AND([.$C9]&gt;=[.AB$5];[.AB$5]&gt;=[.$B9]);&quot;  &quot;;&quot; &quot;)" table:style-name="ce16">
            <text:p><text:s/></text:p>
          </table:table-cell>
          <table:table-cell office:value-type="string" office:string-value=" " table:formula="of:=IF(AND([.$C9]&gt;=[.AC$5];[.AC$5]&gt;=[.$B9]);&quot;  &quot;;&quot; &quot;)" table:style-name="ce16">
            <text:p><text:s/></text:p>
          </table:table-cell>
          <table:table-cell office:value-type="string" office:string-value=" " table:formula="of:=IF(AND([.$C9]&gt;=[.AD$5];[.AD$5]&gt;=[.$B9]);&quot;  &quot;;&quot; &quot;)" table:style-name="ce16">
            <text:p><text:s/></text:p>
          </table:table-cell>
          <table:table-cell office:value-type="string" office:string-value=" " table:formula="of:=IF(AND([.$C9]&gt;=[.AE$5];[.AE$5]&gt;=[.$B9]);&quot;  &quot;;&quot; &quot;)" table:style-name="ce16">
            <text:p><text:s/></text:p>
          </table:table-cell>
          <table:table-cell office:value-type="string" office:string-value=" " table:formula="of:=IF(AND([.$C9]&gt;=[.AF$5];[.AF$5]&gt;=[.$B9]);&quot;  &quot;;&quot; &quot;)" table:style-name="ce16">
            <text:p><text:s/></text:p>
          </table:table-cell>
          <table:table-cell office:value-type="string" office:string-value=" " table:formula="of:=IF(AND([.$C9]&gt;=[.AG$5];[.AG$5]&gt;=[.$B9]);&quot;  &quot;;&quot; &quot;)" table:style-name="ce16">
            <text:p><text:s/></text:p>
          </table:table-cell>
          <table:table-cell office:value-type="string" office:string-value=" " table:formula="of:=IF(AND([.$C9]&gt;=[.AH$5];[.AH$5]&gt;=[.$B9]);&quot;  &quot;;&quot; &quot;)" table:style-name="ce16">
            <text:p><text:s/></text:p>
          </table:table-cell>
          <table:table-cell office:value-type="string" office:string-value=" " table:formula="of:=IF(AND([.$C9]&gt;=[.AI$5];[.AI$5]&gt;=[.$B9]);&quot;  &quot;;&quot; &quot;)" table:style-name="ce16">
            <text:p><text:s/></text:p>
          </table:table-cell>
          <table:table-cell office:value-type="string" office:string-value=" " table:formula="of:=IF(AND([.$C9]&gt;=[.AJ$5];[.AJ$5]&gt;=[.$B9]);&quot;  &quot;;&quot; &quot;)" table:style-name="ce16">
            <text:p><text:s/></text:p>
          </table:table-cell>
          <table:table-cell office:value-type="string" office:string-value=" " table:formula="of:=IF(AND([.$C9]&gt;=[.AK$5];[.AK$5]&gt;=[.$B9]);&quot;  &quot;;&quot; &quot;)" table:style-name="ce16">
            <text:p><text:s/></text:p>
          </table:table-cell>
          <table:table-cell office:value-type="string" office:string-value=" " table:formula="of:=IF(AND([.$C9]&gt;=[.AL$5];[.AL$5]&gt;=[.$B9]);&quot;  &quot;;&quot; &quot;)" table:style-name="ce16">
            <text:p><text:s/></text:p>
          </table:table-cell>
          <table:table-cell office:value-type="string" office:string-value=" " table:formula="of:=IF(AND([.$C9]&gt;=[.AM$5];[.AM$5]&gt;=[.$B9]);&quot;  &quot;;&quot; &quot;)" table:style-name="ce16">
            <text:p><text:s/></text:p>
          </table:table-cell>
          <table:table-cell office:value-type="string" office:string-value=" " table:formula="of:=IF(AND([.$C9]&gt;=[.AN$5];[.AN$5]&gt;=[.$B9]);&quot;  &quot;;&quot; &quot;)" table:style-name="ce16">
            <text:p><text:s/></text:p>
          </table:table-cell>
          <table:table-cell office:value-type="string" office:string-value=" " table:formula="of:=IF(AND([.$C9]&gt;=[.AO$5];[.AO$5]&gt;=[.$B9]);&quot;  &quot;;&quot; &quot;)" table:style-name="ce16">
            <text:p><text:s/></text:p>
          </table:table-cell>
          <table:table-cell office:value-type="string" office:string-value=" " table:formula="of:=IF(AND([.$C9]&gt;=[.AP$5];[.AP$5]&gt;=[.$B9]);&quot;  &quot;;&quot; &quot;)" table:style-name="ce16">
            <text:p><text:s/></text:p>
          </table:table-cell>
          <table:table-cell office:value-type="string" office:string-value=" " table:formula="of:=IF(AND([.$C9]&gt;=[.AQ$5];[.AQ$5]&gt;=[.$B9]);&quot;  &quot;;&quot; &quot;)" table:style-name="ce16">
            <text:p><text:s/></text:p>
          </table:table-cell>
          <table:table-cell office:value-type="string" office:string-value=" " table:formula="of:=IF(AND([.$C9]&gt;=[.AR$5];[.AR$5]&gt;=[.$B9]);&quot;  &quot;;&quot; &quot;)" table:style-name="ce16">
            <text:p><text:s/></text:p>
          </table:table-cell>
          <table:table-cell office:value-type="string" office:string-value=" " table:formula="of:=IF(AND([.$C9]&gt;=[.AS$5];[.AS$5]&gt;=[.$B9]);&quot;  &quot;;&quot; &quot;)" table:style-name="ce16">
            <text:p><text:s/></text:p>
          </table:table-cell>
          <table:table-cell office:value-type="string" office:string-value=" " table:formula="of:=IF(AND([.$C9]&gt;=[.AT$5];[.AT$5]&gt;=[.$B9]);&quot;  &quot;;&quot; &quot;)" table:style-name="ce16">
            <text:p><text:s/></text:p>
          </table:table-cell>
          <table:table-cell office:value-type="string" office:string-value=" " table:formula="of:=IF(AND([.$C9]&gt;=[.AU$5];[.AU$5]&gt;=[.$B9]);&quot;  &quot;;&quot; &quot;)" table:style-name="ce16">
            <text:p><text:s/></text:p>
          </table:table-cell>
          <table:table-cell office:value-type="string" office:string-value=" " table:formula="of:=IF(AND([.$C9]&gt;=[.AV$5];[.AV$5]&gt;=[.$B9]);&quot;  &quot;;&quot; &quot;)" table:style-name="ce16">
            <text:p><text:s/></text:p>
          </table:table-cell>
          <table:table-cell office:value-type="string" office:string-value=" " table:formula="of:=IF(AND([.$C9]&gt;=[.AW$5];[.AW$5]&gt;=[.$B9]);&quot;  &quot;;&quot; &quot;)" table:style-name="ce16">
            <text:p><text:s/></text:p>
          </table:table-cell>
          <table:table-cell office:value-type="string" office:string-value=" " table:formula="of:=IF(AND([.$C9]&gt;=[.AX$5];[.AX$5]&gt;=[.$B9]);&quot;  &quot;;&quot; &quot;)" table:style-name="ce16">
            <text:p><text:s/></text:p>
          </table:table-cell>
          <table:table-cell office:value-type="string" office:string-value=" " table:formula="of:=IF(AND([.$C9]&gt;=[.AY$5];[.AY$5]&gt;=[.$B9]);&quot;  &quot;;&quot; &quot;)" table:style-name="ce16">
            <text:p><text:s/></text:p>
          </table:table-cell>
          <table:table-cell office:value-type="string" office:string-value=" " table:formula="of:=IF(AND([.$C9]&gt;=[.AZ$5];[.AZ$5]&gt;=[.$B9]);&quot;  &quot;;&quot; &quot;)" table:style-name="ce16">
            <text:p><text:s/></text:p>
          </table:table-cell>
          <table:table-cell office:value-type="string" office:string-value=" " table:formula="of:=IF(AND([.$C9]&gt;=[.BA$5];[.BA$5]&gt;=[.$B9]);&quot;  &quot;;&quot; &quot;)" table:style-name="ce16">
            <text:p><text:s/></text:p>
          </table:table-cell>
          <table:table-cell office:value-type="string" office:string-value=" " table:formula="of:=IF(AND([.$C9]&gt;=[.BB$5];[.BB$5]&gt;=[.$B9]);&quot;  &quot;;&quot; &quot;)" table:style-name="ce16">
            <text:p><text:s/></text:p>
          </table:table-cell>
          <table:table-cell office:value-type="string" office:string-value=" " table:formula="of:=IF(AND([.$C9]&gt;=[.BC$5];[.BC$5]&gt;=[.$B9]);&quot;  &quot;;&quot; &quot;)" table:style-name="ce16">
            <text:p><text:s/></text:p>
          </table:table-cell>
          <table:table-cell office:value-type="string" office:string-value=" " table:formula="of:=IF(AND([.$C9]&gt;=[.BD$5];[.BD$5]&gt;=[.$B9]);&quot;  &quot;;&quot; &quot;)" table:style-name="ce16">
            <text:p><text:s/></text:p>
          </table:table-cell>
          <table:table-cell office:value-type="string" office:string-value=" " table:formula="of:=IF(AND([.$C9]&gt;=[.BE$5];[.BE$5]&gt;=[.$B9]);&quot;  &quot;;&quot; &quot;)" table:style-name="ce16">
            <text:p><text:s/></text:p>
          </table:table-cell>
          <table:table-cell office:value-type="string" office:string-value=" " table:formula="of:=IF(AND([.$C9]&gt;=[.BF$5];[.BF$5]&gt;=[.$B9]);&quot;  &quot;;&quot; &quot;)" table:style-name="ce16">
            <text:p><text:s/></text:p>
          </table:table-cell>
          <table:table-cell office:value-type="string" office:string-value=" " table:formula="of:=IF(AND([.$C9]&gt;=[.BG$5];[.BG$5]&gt;=[.$B9]);&quot;  &quot;;&quot; &quot;)" table:style-name="ce16">
            <text:p><text:s/></text:p>
          </table:table-cell>
          <table:table-cell office:value-type="string" office:string-value=" " table:formula="of:=IF(AND([.$C9]&gt;=[.BH$5];[.BH$5]&gt;=[.$B9]);&quot;  &quot;;&quot; &quot;)" table:style-name="ce16">
            <text:p><text:s/></text:p>
          </table:table-cell>
          <table:table-cell office:value-type="string" office:string-value=" " table:formula="of:=IF(AND([.$C9]&gt;=[.BI$5];[.BI$5]&gt;=[.$B9]);&quot;  &quot;;&quot; &quot;)" table:style-name="ce16">
            <text:p><text:s/></text:p>
          </table:table-cell>
          <table:table-cell office:value-type="string" office:string-value=" " table:formula="of:=IF(AND([.$C9]&gt;=[.BJ$5];[.BJ$5]&gt;=[.$B9]);&quot;  &quot;;&quot; &quot;)" table:style-name="ce16">
            <text:p><text:s/></text:p>
          </table:table-cell>
          <table:table-cell office:value-type="string" office:string-value=" " table:formula="of:=IF(AND([.$C9]&gt;=[.BK$5];[.BK$5]&gt;=[.$B9]);&quot;  &quot;;&quot; &quot;)" table:style-name="ce16">
            <text:p><text:s/></text:p>
          </table:table-cell>
          <table:table-cell office:value-type="string" office:string-value=" " table:formula="of:=IF(AND([.$C9]&gt;=[.BL$5];[.BL$5]&gt;=[.$B9]);&quot;  &quot;;&quot; &quot;)" table:style-name="ce16">
            <text:p><text:s/></text:p>
          </table:table-cell>
          <table:table-cell office:value-type="string" office:string-value=" " table:formula="of:=IF(AND([.$C9]&gt;=[.BM$5];[.BM$5]&gt;=[.$B9]);&quot;  &quot;;&quot; &quot;)" table:style-name="ce16">
            <text:p><text:s/></text:p>
          </table:table-cell>
          <table:table-cell office:value-type="string" office:string-value=" " table:formula="of:=IF(AND([.$C9]&gt;=[.BN$5];[.BN$5]&gt;=[.$B9]);&quot;  &quot;;&quot; &quot;)" table:style-name="ce16">
            <text:p><text:s/></text:p>
          </table:table-cell>
          <table:table-cell office:value-type="string" office:string-value=" " table:formula="of:=IF(AND([.$C9]&gt;=[.BO$5];[.BO$5]&gt;=[.$B9]);&quot;  &quot;;&quot; &quot;)" table:style-name="ce16">
            <text:p><text:s/></text:p>
          </table:table-cell>
          <table:table-cell office:value-type="string" office:string-value=" " table:formula="of:=IF(AND([.$C9]&gt;=[.BP$5];[.BP$5]&gt;=[.$B9]);&quot;  &quot;;&quot; &quot;)" table:style-name="ce16">
            <text:p><text:s/></text:p>
          </table:table-cell>
          <table:table-cell office:value-type="string" office:string-value=" " table:formula="of:=IF(AND([.$C9]&gt;=[.BQ$5];[.BQ$5]&gt;=[.$B9]);&quot;  &quot;;&quot; &quot;)" table:style-name="ce16">
            <text:p><text:s/></text:p>
          </table:table-cell>
          <table:table-cell office:value-type="string" office:string-value=" " table:formula="of:=IF(AND([.$C9]&gt;=[.BR$5];[.BR$5]&gt;=[.$B9]);&quot;  &quot;;&quot; &quot;)" table:style-name="ce16">
            <text:p><text:s/></text:p>
          </table:table-cell>
          <table:table-cell office:value-type="string" office:string-value=" " table:formula="of:=IF(AND([.$C9]&gt;=[.BS$5];[.BS$5]&gt;=[.$B9]);&quot;  &quot;;&quot; &quot;)" table:style-name="ce16">
            <text:p><text:s/></text:p>
          </table:table-cell>
          <table:table-cell office:value-type="string" office:string-value=" " table:formula="of:=IF(AND([.$C9]&gt;=[.BT$5];[.BT$5]&gt;=[.$B9]);&quot;  &quot;;&quot; &quot;)" table:style-name="ce16">
            <text:p><text:s/></text:p>
          </table:table-cell>
          <table:table-cell office:value-type="string" office:string-value=" " table:formula="of:=IF(AND([.$C9]&gt;=[.BU$5];[.BU$5]&gt;=[.$B9]);&quot;  &quot;;&quot; &quot;)" table:style-name="ce16">
            <text:p><text:s/></text:p>
          </table:table-cell>
          <table:table-cell office:value-type="string" office:string-value=" " table:formula="of:=IF(AND([.$C9]&gt;=[.BV$5];[.BV$5]&gt;=[.$B9]);&quot;  &quot;;&quot; &quot;)" table:style-name="ce16">
            <text:p><text:s/></text:p>
          </table:table-cell>
          <table:table-cell office:value-type="string" office:string-value=" " table:formula="of:=IF(AND([.$C9]&gt;=[.BW$5];[.BW$5]&gt;=[.$B9]);&quot;  &quot;;&quot; &quot;)" table:style-name="ce16">
            <text:p><text:s/></text:p>
          </table:table-cell>
          <table:table-cell office:value-type="string" office:string-value=" " table:formula="of:=IF(AND([.$C9]&gt;=[.BX$5];[.BX$5]&gt;=[.$B9]);&quot;  &quot;;&quot; &quot;)" table:style-name="ce16">
            <text:p><text:s/></text:p>
          </table:table-cell>
          <table:table-cell office:value-type="string" office:string-value=" " table:formula="of:=IF(AND([.$C9]&gt;=[.BY$5];[.BY$5]&gt;=[.$B9]);&quot;  &quot;;&quot; &quot;)" table:style-name="ce16">
            <text:p><text:s/></text:p>
          </table:table-cell>
          <table:table-cell office:value-type="string" office:string-value=" " table:formula="of:=IF(AND([.$C9]&gt;=[.BZ$5];[.BZ$5]&gt;=[.$B9]);&quot;  &quot;;&quot; &quot;)" table:style-name="ce16">
            <text:p><text:s/></text:p>
          </table:table-cell>
          <table:table-cell office:value-type="string" office:string-value=" " table:formula="of:=IF(AND([.$C9]&gt;=[.CA$5];[.CA$5]&gt;=[.$B9]);&quot;  &quot;;&quot; &quot;)" table:style-name="ce16">
            <text:p><text:s/></text:p>
          </table:table-cell>
          <table:table-cell office:value-type="string" office:string-value=" " table:formula="of:=IF(AND([.$C9]&gt;=[.CB$5];[.CB$5]&gt;=[.$B9]);&quot;  &quot;;&quot; &quot;)" table:style-name="ce16">
            <text:p><text:s/></text:p>
          </table:table-cell>
          <table:table-cell office:value-type="string" office:string-value=" " table:formula="of:=IF(AND([.$C9]&gt;=[.CC$5];[.CC$5]&gt;=[.$B9]);&quot;  &quot;;&quot; &quot;)" table:style-name="ce16">
            <text:p><text:s/></text:p>
          </table:table-cell>
          <table:table-cell office:value-type="string" office:string-value=" " table:formula="of:=IF(AND([.$C9]&gt;=[.CD$5];[.CD$5]&gt;=[.$B9]);&quot;  &quot;;&quot; &quot;)" table:style-name="ce16">
            <text:p><text:s/></text:p>
          </table:table-cell>
          <table:table-cell office:value-type="string" office:string-value=" " table:formula="of:=IF(AND([.$C9]&gt;=[.CE$5];[.CE$5]&gt;=[.$B9]);&quot;  &quot;;&quot; &quot;)" table:style-name="ce16">
            <text:p><text:s/></text:p>
          </table:table-cell>
          <table:table-cell office:value-type="string" office:string-value=" " table:formula="of:=IF(AND([.$C9]&gt;=[.CF$5];[.CF$5]&gt;=[.$B9]);&quot;  &quot;;&quot; &quot;)" table:style-name="ce16">
            <text:p><text:s/></text:p>
          </table:table-cell>
          <table:table-cell office:value-type="string" office:string-value=" " table:formula="of:=IF(AND([.$C9]&gt;=[.CG$5];[.CG$5]&gt;=[.$B9]);&quot;  &quot;;&quot; &quot;)" table:style-name="ce16">
            <text:p><text:s/></text:p>
          </table:table-cell>
          <table:table-cell office:value-type="string" office:string-value=" " table:formula="of:=IF(AND([.$C9]&gt;=[.CH$5];[.CH$5]&gt;=[.$B9]);&quot;  &quot;;&quot; &quot;)" table:style-name="ce16">
            <text:p><text:s/></text:p>
          </table:table-cell>
          <table:table-cell office:value-type="string" office:string-value=" " table:formula="of:=IF(AND([.$C9]&gt;=[.CI$5];[.CI$5]&gt;=[.$B9]);&quot;  &quot;;&quot; &quot;)" table:style-name="ce16">
            <text:p><text:s/></text:p>
          </table:table-cell>
          <table:table-cell office:value-type="string" office:string-value=" " table:formula="of:=IF(AND([.$C9]&gt;=[.CJ$5];[.CJ$5]&gt;=[.$B9]);&quot;  &quot;;&quot; &quot;)" table:style-name="ce16">
            <text:p><text:s/></text:p>
          </table:table-cell>
          <table:table-cell table:number-columns-repeated="16296"/>
        </table:table-row>
        <table:table-row table:style-name="ro1">
          <table:table-cell office:value-type="string" table:style-name="ce5">
            <text:p>Étude des Low Power Design</text:p>
          </table:table-cell>
          <table:table-cell office:value-type="date" office:date-value="2022-06-13T00:00:00" table:formula="of:=[.C9]+1" table:style-name="ce12">
            <text:p>13/06/22</text:p>
          </table:table-cell>
          <table:table-cell office:value-type="date" office:date-value="2022-07-31T00:00:00" table:formula="of:=[.C8]" table:style-name="ce12">
            <text:p>31/07/22</text:p>
          </table:table-cell>
          <table:table-cell office:value-type="float" office:value="48" table:formula="of:=[.C10]-[.B10]" table:style-name="ce7">
            <text:p>48</text:p>
          </table:table-cell>
          <table:table-cell office:value-type="string" office:string-value=" " table:formula="of:=IF(AND([.$C10]&gt;=[.E$5];[.E$5]&gt;=[.$B10]);&quot;  &quot;;&quot; &quot;)" table:style-name="ce16">
            <text:p><text:s/></text:p>
          </table:table-cell>
          <table:table-cell office:value-type="string" office:string-value=" " table:formula="of:=IF(AND([.$C10]&gt;=[.F$5];[.F$5]&gt;=[.$B10]);&quot;  &quot;;&quot; &quot;)" table:style-name="ce16">
            <text:p><text:s/></text:p>
          </table:table-cell>
          <table:table-cell office:value-type="string" office:string-value=" " table:formula="of:=IF(AND([.$C10]&gt;=[.G$5];[.G$5]&gt;=[.$B10]);&quot;  &quot;;&quot; &quot;)" table:style-name="ce16">
            <text:p><text:s/></text:p>
          </table:table-cell>
          <table:table-cell office:value-type="string" office:string-value=" " table:formula="of:=IF(AND([.$C10]&gt;=[.H$5];[.H$5]&gt;=[.$B10]);&quot;  &quot;;&quot; &quot;)" table:style-name="ce16">
            <text:p><text:s/></text:p>
          </table:table-cell>
          <table:table-cell office:value-type="string" office:string-value=" " table:formula="of:=IF(AND([.$C10]&gt;=[.I$5];[.I$5]&gt;=[.$B10]);&quot;  &quot;;&quot; &quot;)" table:style-name="ce16">
            <text:p><text:s/></text:p>
          </table:table-cell>
          <table:table-cell office:value-type="string" office:string-value=" " table:formula="of:=IF(AND([.$C10]&gt;=[.J$5];[.J$5]&gt;=[.$B10]);&quot;  &quot;;&quot; &quot;)" table:style-name="ce16">
            <text:p><text:s/></text:p>
          </table:table-cell>
          <table:table-cell office:value-type="string" office:string-value=" " table:formula="of:=IF(AND([.$C10]&gt;=[.K$5];[.K$5]&gt;=[.$B10]);&quot;  &quot;;&quot; &quot;)" table:style-name="ce16">
            <text:p><text:s/></text:p>
          </table:table-cell>
          <table:table-cell office:value-type="string" office:string-value=" " table:formula="of:=IF(AND([.$C10]&gt;=[.L$5];[.L$5]&gt;=[.$B10]);&quot;  &quot;;&quot; &quot;)" table:style-name="ce16">
            <text:p><text:s/></text:p>
          </table:table-cell>
          <table:table-cell office:value-type="string" office:string-value=" " table:formula="of:=IF(AND([.$C10]&gt;=[.M$5];[.M$5]&gt;=[.$B10]);&quot;  &quot;;&quot; &quot;)" table:style-name="ce16">
            <text:p><text:s/></text:p>
          </table:table-cell>
          <table:table-cell office:value-type="string" office:string-value=" " table:formula="of:=IF(AND([.$C10]&gt;=[.N$5];[.N$5]&gt;=[.$B10]);&quot;  &quot;;&quot; &quot;)" table:style-name="ce16">
            <text:p><text:s/></text:p>
          </table:table-cell>
          <table:table-cell office:value-type="string" office:string-value=" " table:formula="of:=IF(AND([.$C10]&gt;=[.O$5];[.O$5]&gt;=[.$B10]);&quot;  &quot;;&quot; &quot;)" table:style-name="ce16">
            <text:p><text:s/></text:p>
          </table:table-cell>
          <table:table-cell office:value-type="string" office:string-value=" " table:formula="of:=IF(AND([.$C10]&gt;=[.P$5];[.P$5]&gt;=[.$B10]);&quot;  &quot;;&quot; &quot;)" table:style-name="ce16">
            <text:p><text:s/></text:p>
          </table:table-cell>
          <table:table-cell office:value-type="string" office:string-value=" " table:formula="of:=IF(AND([.$C10]&gt;=[.Q$5];[.Q$5]&gt;=[.$B10]);&quot;  &quot;;&quot; &quot;)" table:style-name="ce16">
            <text:p><text:s/></text:p>
          </table:table-cell>
          <table:table-cell office:value-type="string" office:string-value=" " table:formula="of:=IF(AND([.$C10]&gt;=[.R$5];[.R$5]&gt;=[.$B10]);&quot;  &quot;;&quot; &quot;)" table:style-name="ce16">
            <text:p><text:s/></text:p>
          </table:table-cell>
          <table:table-cell office:value-type="string" office:string-value=" " table:formula="of:=IF(AND([.$C10]&gt;=[.S$5];[.S$5]&gt;=[.$B10]);&quot;  &quot;;&quot; &quot;)" table:style-name="ce16">
            <text:p><text:s/></text:p>
          </table:table-cell>
          <table:table-cell office:value-type="string" office:string-value=" " table:formula="of:=IF(AND([.$C10]&gt;=[.T$5];[.T$5]&gt;=[.$B10]);&quot;  &quot;;&quot; &quot;)" table:style-name="ce16">
            <text:p><text:s/></text:p>
          </table:table-cell>
          <table:table-cell office:value-type="string" office:string-value=" " table:formula="of:=IF(AND([.$C10]&gt;=[.U$5];[.U$5]&gt;=[.$B10]);&quot;  &quot;;&quot; &quot;)" table:style-name="ce16">
            <text:p><text:s/></text:p>
          </table:table-cell>
          <table:table-cell office:value-type="string" office:string-value="  " table:formula="of:=IF(AND([.$C10]&gt;=[.V$5];[.V$5]&gt;=[.$B10]);&quot;  &quot;;&quot; &quot;)" table:style-name="ce16">
            <text:p><text:s text:c="2"/></text:p>
          </table:table-cell>
          <table:table-cell office:value-type="string" office:string-value="  " table:formula="of:=IF(AND([.$C10]&gt;=[.W$5];[.W$5]&gt;=[.$B10]);&quot;  &quot;;&quot; &quot;)" table:style-name="ce16">
            <text:p><text:s text:c="2"/></text:p>
          </table:table-cell>
          <table:table-cell office:value-type="string" office:string-value="  " table:formula="of:=IF(AND([.$C10]&gt;=[.X$5];[.X$5]&gt;=[.$B10]);&quot;  &quot;;&quot; &quot;)" table:style-name="ce16">
            <text:p><text:s text:c="2"/></text:p>
          </table:table-cell>
          <table:table-cell office:value-type="string" office:string-value="  " table:formula="of:=IF(AND([.$C10]&gt;=[.Y$5];[.Y$5]&gt;=[.$B10]);&quot;  &quot;;&quot; &quot;)" table:style-name="ce16">
            <text:p><text:s text:c="2"/></text:p>
          </table:table-cell>
          <table:table-cell office:value-type="string" office:string-value="  " table:formula="of:=IF(AND([.$C10]&gt;=[.Z$5];[.Z$5]&gt;=[.$B10]);&quot;  &quot;;&quot; &quot;)" table:style-name="ce16">
            <text:p><text:s text:c="2"/></text:p>
          </table:table-cell>
          <table:table-cell office:value-type="string" office:string-value="  " table:formula="of:=IF(AND([.$C10]&gt;=[.AA$5];[.AA$5]&gt;=[.$B10]);&quot;  &quot;;&quot; &quot;)" table:style-name="ce16">
            <text:p><text:s text:c="2"/></text:p>
          </table:table-cell>
          <table:table-cell office:value-type="string" office:string-value="  " table:formula="of:=IF(AND([.$C10]&gt;=[.AB$5];[.AB$5]&gt;=[.$B10]);&quot;  &quot;;&quot; &quot;)" table:style-name="ce16">
            <text:p><text:s text:c="2"/></text:p>
          </table:table-cell>
          <table:table-cell office:value-type="string" office:string-value="  " table:formula="of:=IF(AND([.$C10]&gt;=[.AC$5];[.AC$5]&gt;=[.$B10]);&quot;  &quot;;&quot; &quot;)" table:style-name="ce16">
            <text:p><text:s text:c="2"/></text:p>
          </table:table-cell>
          <table:table-cell office:value-type="string" office:string-value="  " table:formula="of:=IF(AND([.$C10]&gt;=[.AD$5];[.AD$5]&gt;=[.$B10]);&quot;  &quot;;&quot; &quot;)" table:style-name="ce16">
            <text:p><text:s text:c="2"/></text:p>
          </table:table-cell>
          <table:table-cell office:value-type="string" office:string-value="  " table:formula="of:=IF(AND([.$C10]&gt;=[.AE$5];[.AE$5]&gt;=[.$B10]);&quot;  &quot;;&quot; &quot;)" table:style-name="ce16">
            <text:p><text:s text:c="2"/></text:p>
          </table:table-cell>
          <table:table-cell office:value-type="string" office:string-value="  " table:formula="of:=IF(AND([.$C10]&gt;=[.AF$5];[.AF$5]&gt;=[.$B10]);&quot;  &quot;;&quot; &quot;)" table:style-name="ce16">
            <text:p><text:s text:c="2"/></text:p>
          </table:table-cell>
          <table:table-cell office:value-type="string" office:string-value="  " table:formula="of:=IF(AND([.$C10]&gt;=[.AG$5];[.AG$5]&gt;=[.$B10]);&quot;  &quot;;&quot; &quot;)" table:style-name="ce16">
            <text:p><text:s text:c="2"/></text:p>
          </table:table-cell>
          <table:table-cell office:value-type="string" office:string-value="  " table:formula="of:=IF(AND([.$C10]&gt;=[.AH$5];[.AH$5]&gt;=[.$B10]);&quot;  &quot;;&quot; &quot;)" table:style-name="ce16">
            <text:p><text:s text:c="2"/></text:p>
          </table:table-cell>
          <table:table-cell office:value-type="string" office:string-value="  " table:formula="of:=IF(AND([.$C10]&gt;=[.AI$5];[.AI$5]&gt;=[.$B10]);&quot;  &quot;;&quot; &quot;)" table:style-name="ce16">
            <text:p><text:s text:c="2"/></text:p>
          </table:table-cell>
          <table:table-cell office:value-type="string" office:string-value="  " table:formula="of:=IF(AND([.$C10]&gt;=[.AJ$5];[.AJ$5]&gt;=[.$B10]);&quot;  &quot;;&quot; &quot;)" table:style-name="ce16">
            <text:p><text:s text:c="2"/></text:p>
          </table:table-cell>
          <table:table-cell office:value-type="string" office:string-value="  " table:formula="of:=IF(AND([.$C10]&gt;=[.AK$5];[.AK$5]&gt;=[.$B10]);&quot;  &quot;;&quot; &quot;)" table:style-name="ce16">
            <text:p><text:s text:c="2"/></text:p>
          </table:table-cell>
          <table:table-cell office:value-type="string" office:string-value="  " table:formula="of:=IF(AND([.$C10]&gt;=[.AL$5];[.AL$5]&gt;=[.$B10]);&quot;  &quot;;&quot; &quot;)" table:style-name="ce16">
            <text:p><text:s text:c="2"/></text:p>
          </table:table-cell>
          <table:table-cell office:value-type="string" office:string-value="  " table:formula="of:=IF(AND([.$C10]&gt;=[.AM$5];[.AM$5]&gt;=[.$B10]);&quot;  &quot;;&quot; &quot;)" table:style-name="ce16">
            <text:p><text:s text:c="2"/></text:p>
          </table:table-cell>
          <table:table-cell office:value-type="string" office:string-value="  " table:formula="of:=IF(AND([.$C10]&gt;=[.AN$5];[.AN$5]&gt;=[.$B10]);&quot;  &quot;;&quot; &quot;)" table:style-name="ce16">
            <text:p><text:s text:c="2"/></text:p>
          </table:table-cell>
          <table:table-cell office:value-type="string" office:string-value="  " table:formula="of:=IF(AND([.$C10]&gt;=[.AO$5];[.AO$5]&gt;=[.$B10]);&quot;  &quot;;&quot; &quot;)" table:style-name="ce16">
            <text:p><text:s text:c="2"/></text:p>
          </table:table-cell>
          <table:table-cell office:value-type="string" office:string-value="  " table:formula="of:=IF(AND([.$C10]&gt;=[.AP$5];[.AP$5]&gt;=[.$B10]);&quot;  &quot;;&quot; &quot;)" table:style-name="ce16">
            <text:p><text:s text:c="2"/></text:p>
          </table:table-cell>
          <table:table-cell office:value-type="string" office:string-value="  " table:formula="of:=IF(AND([.$C10]&gt;=[.AQ$5];[.AQ$5]&gt;=[.$B10]);&quot;  &quot;;&quot; &quot;)" table:style-name="ce16">
            <text:p><text:s text:c="2"/></text:p>
          </table:table-cell>
          <table:table-cell office:value-type="string" office:string-value="  " table:formula="of:=IF(AND([.$C10]&gt;=[.AR$5];[.AR$5]&gt;=[.$B10]);&quot;  &quot;;&quot; &quot;)" table:style-name="ce16">
            <text:p><text:s text:c="2"/></text:p>
          </table:table-cell>
          <table:table-cell office:value-type="string" office:string-value="  " table:formula="of:=IF(AND([.$C10]&gt;=[.AS$5];[.AS$5]&gt;=[.$B10]);&quot;  &quot;;&quot; &quot;)" table:style-name="ce16">
            <text:p><text:s text:c="2"/></text:p>
          </table:table-cell>
          <table:table-cell office:value-type="string" office:string-value=" " table:formula="of:=IF(AND([.$C10]&gt;=[.AT$5];[.AT$5]&gt;=[.$B10]);&quot;  &quot;;&quot; &quot;)" table:style-name="ce16">
            <text:p><text:s/></text:p>
          </table:table-cell>
          <table:table-cell office:value-type="string" office:string-value=" " table:formula="of:=IF(AND([.$C10]&gt;=[.AU$5];[.AU$5]&gt;=[.$B10]);&quot;  &quot;;&quot; &quot;)" table:style-name="ce16">
            <text:p><text:s/></text:p>
          </table:table-cell>
          <table:table-cell office:value-type="string" office:string-value=" " table:formula="of:=IF(AND([.$C10]&gt;=[.AV$5];[.AV$5]&gt;=[.$B10]);&quot;  &quot;;&quot; &quot;)" table:style-name="ce16">
            <text:p><text:s/></text:p>
          </table:table-cell>
          <table:table-cell office:value-type="string" office:string-value=" " table:formula="of:=IF(AND([.$C10]&gt;=[.AW$5];[.AW$5]&gt;=[.$B10]);&quot;  &quot;;&quot; &quot;)" table:style-name="ce16">
            <text:p><text:s/></text:p>
          </table:table-cell>
          <table:table-cell office:value-type="string" office:string-value=" " table:formula="of:=IF(AND([.$C10]&gt;=[.AX$5];[.AX$5]&gt;=[.$B10]);&quot;  &quot;;&quot; &quot;)" table:style-name="ce16">
            <text:p><text:s/></text:p>
          </table:table-cell>
          <table:table-cell office:value-type="string" office:string-value=" " table:formula="of:=IF(AND([.$C10]&gt;=[.AY$5];[.AY$5]&gt;=[.$B10]);&quot;  &quot;;&quot; &quot;)" table:style-name="ce16">
            <text:p><text:s/></text:p>
          </table:table-cell>
          <table:table-cell office:value-type="string" office:string-value=" " table:formula="of:=IF(AND([.$C10]&gt;=[.AZ$5];[.AZ$5]&gt;=[.$B10]);&quot;  &quot;;&quot; &quot;)" table:style-name="ce16">
            <text:p><text:s/></text:p>
          </table:table-cell>
          <table:table-cell office:value-type="string" office:string-value=" " table:formula="of:=IF(AND([.$C10]&gt;=[.BA$5];[.BA$5]&gt;=[.$B10]);&quot;  &quot;;&quot; &quot;)" table:style-name="ce16">
            <text:p><text:s/></text:p>
          </table:table-cell>
          <table:table-cell office:value-type="string" office:string-value=" " table:formula="of:=IF(AND([.$C10]&gt;=[.BB$5];[.BB$5]&gt;=[.$B10]);&quot;  &quot;;&quot; &quot;)" table:style-name="ce16">
            <text:p><text:s/></text:p>
          </table:table-cell>
          <table:table-cell office:value-type="string" office:string-value=" " table:formula="of:=IF(AND([.$C10]&gt;=[.BC$5];[.BC$5]&gt;=[.$B10]);&quot;  &quot;;&quot; &quot;)" table:style-name="ce16">
            <text:p><text:s/></text:p>
          </table:table-cell>
          <table:table-cell office:value-type="string" office:string-value=" " table:formula="of:=IF(AND([.$C10]&gt;=[.BD$5];[.BD$5]&gt;=[.$B10]);&quot;  &quot;;&quot; &quot;)" table:style-name="ce16">
            <text:p><text:s/></text:p>
          </table:table-cell>
          <table:table-cell office:value-type="string" office:string-value=" " table:formula="of:=IF(AND([.$C10]&gt;=[.BE$5];[.BE$5]&gt;=[.$B10]);&quot;  &quot;;&quot; &quot;)" table:style-name="ce16">
            <text:p><text:s/></text:p>
          </table:table-cell>
          <table:table-cell office:value-type="string" office:string-value=" " table:formula="of:=IF(AND([.$C10]&gt;=[.BF$5];[.BF$5]&gt;=[.$B10]);&quot;  &quot;;&quot; &quot;)" table:style-name="ce16">
            <text:p><text:s/></text:p>
          </table:table-cell>
          <table:table-cell office:value-type="string" office:string-value=" " table:formula="of:=IF(AND([.$C10]&gt;=[.BG$5];[.BG$5]&gt;=[.$B10]);&quot;  &quot;;&quot; &quot;)" table:style-name="ce16">
            <text:p><text:s/></text:p>
          </table:table-cell>
          <table:table-cell office:value-type="string" office:string-value=" " table:formula="of:=IF(AND([.$C10]&gt;=[.BH$5];[.BH$5]&gt;=[.$B10]);&quot;  &quot;;&quot; &quot;)" table:style-name="ce16">
            <text:p><text:s/></text:p>
          </table:table-cell>
          <table:table-cell office:value-type="string" office:string-value=" " table:formula="of:=IF(AND([.$C10]&gt;=[.BI$5];[.BI$5]&gt;=[.$B10]);&quot;  &quot;;&quot; &quot;)" table:style-name="ce16">
            <text:p><text:s/></text:p>
          </table:table-cell>
          <table:table-cell office:value-type="string" office:string-value=" " table:formula="of:=IF(AND([.$C10]&gt;=[.BJ$5];[.BJ$5]&gt;=[.$B10]);&quot;  &quot;;&quot; &quot;)" table:style-name="ce16">
            <text:p><text:s/></text:p>
          </table:table-cell>
          <table:table-cell office:value-type="string" office:string-value=" " table:formula="of:=IF(AND([.$C10]&gt;=[.BK$5];[.BK$5]&gt;=[.$B10]);&quot;  &quot;;&quot; &quot;)" table:style-name="ce16">
            <text:p><text:s/></text:p>
          </table:table-cell>
          <table:table-cell office:value-type="string" office:string-value=" " table:formula="of:=IF(AND([.$C10]&gt;=[.BL$5];[.BL$5]&gt;=[.$B10]);&quot;  &quot;;&quot; &quot;)" table:style-name="ce16">
            <text:p><text:s/></text:p>
          </table:table-cell>
          <table:table-cell office:value-type="string" office:string-value=" " table:formula="of:=IF(AND([.$C10]&gt;=[.BM$5];[.BM$5]&gt;=[.$B10]);&quot;  &quot;;&quot; &quot;)" table:style-name="ce16">
            <text:p><text:s/></text:p>
          </table:table-cell>
          <table:table-cell office:value-type="string" office:string-value=" " table:formula="of:=IF(AND([.$C10]&gt;=[.BN$5];[.BN$5]&gt;=[.$B10]);&quot;  &quot;;&quot; &quot;)" table:style-name="ce16">
            <text:p><text:s/></text:p>
          </table:table-cell>
          <table:table-cell office:value-type="string" office:string-value=" " table:formula="of:=IF(AND([.$C10]&gt;=[.BO$5];[.BO$5]&gt;=[.$B10]);&quot;  &quot;;&quot; &quot;)" table:style-name="ce16">
            <text:p><text:s/></text:p>
          </table:table-cell>
          <table:table-cell office:value-type="string" office:string-value=" " table:formula="of:=IF(AND([.$C10]&gt;=[.BP$5];[.BP$5]&gt;=[.$B10]);&quot;  &quot;;&quot; &quot;)" table:style-name="ce16">
            <text:p><text:s/></text:p>
          </table:table-cell>
          <table:table-cell office:value-type="string" office:string-value=" " table:formula="of:=IF(AND([.$C10]&gt;=[.BQ$5];[.BQ$5]&gt;=[.$B10]);&quot;  &quot;;&quot; &quot;)" table:style-name="ce16">
            <text:p><text:s/></text:p>
          </table:table-cell>
          <table:table-cell office:value-type="string" office:string-value=" " table:formula="of:=IF(AND([.$C10]&gt;=[.BR$5];[.BR$5]&gt;=[.$B10]);&quot;  &quot;;&quot; &quot;)" table:style-name="ce16">
            <text:p><text:s/></text:p>
          </table:table-cell>
          <table:table-cell office:value-type="string" office:string-value=" " table:formula="of:=IF(AND([.$C10]&gt;=[.BS$5];[.BS$5]&gt;=[.$B10]);&quot;  &quot;;&quot; &quot;)" table:style-name="ce16">
            <text:p><text:s/></text:p>
          </table:table-cell>
          <table:table-cell office:value-type="string" office:string-value=" " table:formula="of:=IF(AND([.$C10]&gt;=[.BT$5];[.BT$5]&gt;=[.$B10]);&quot;  &quot;;&quot; &quot;)" table:style-name="ce16">
            <text:p><text:s/></text:p>
          </table:table-cell>
          <table:table-cell office:value-type="string" office:string-value=" " table:formula="of:=IF(AND([.$C10]&gt;=[.BU$5];[.BU$5]&gt;=[.$B10]);&quot;  &quot;;&quot; &quot;)" table:style-name="ce16">
            <text:p><text:s/></text:p>
          </table:table-cell>
          <table:table-cell office:value-type="string" office:string-value=" " table:formula="of:=IF(AND([.$C10]&gt;=[.BV$5];[.BV$5]&gt;=[.$B10]);&quot;  &quot;;&quot; &quot;)" table:style-name="ce16">
            <text:p><text:s/></text:p>
          </table:table-cell>
          <table:table-cell office:value-type="string" office:string-value=" " table:formula="of:=IF(AND([.$C10]&gt;=[.BW$5];[.BW$5]&gt;=[.$B10]);&quot;  &quot;;&quot; &quot;)" table:style-name="ce16">
            <text:p><text:s/></text:p>
          </table:table-cell>
          <table:table-cell office:value-type="string" office:string-value=" " table:formula="of:=IF(AND([.$C10]&gt;=[.BX$5];[.BX$5]&gt;=[.$B10]);&quot;  &quot;;&quot; &quot;)" table:style-name="ce16">
            <text:p><text:s/></text:p>
          </table:table-cell>
          <table:table-cell office:value-type="string" office:string-value=" " table:formula="of:=IF(AND([.$C10]&gt;=[.BY$5];[.BY$5]&gt;=[.$B10]);&quot;  &quot;;&quot; &quot;)" table:style-name="ce16">
            <text:p><text:s/></text:p>
          </table:table-cell>
          <table:table-cell office:value-type="string" office:string-value=" " table:formula="of:=IF(AND([.$C10]&gt;=[.BZ$5];[.BZ$5]&gt;=[.$B10]);&quot;  &quot;;&quot; &quot;)" table:style-name="ce16">
            <text:p><text:s/></text:p>
          </table:table-cell>
          <table:table-cell office:value-type="string" office:string-value=" " table:formula="of:=IF(AND([.$C10]&gt;=[.CA$5];[.CA$5]&gt;=[.$B10]);&quot;  &quot;;&quot; &quot;)" table:style-name="ce16">
            <text:p><text:s/></text:p>
          </table:table-cell>
          <table:table-cell office:value-type="string" office:string-value=" " table:formula="of:=IF(AND([.$C10]&gt;=[.CB$5];[.CB$5]&gt;=[.$B10]);&quot;  &quot;;&quot; &quot;)" table:style-name="ce16">
            <text:p><text:s/></text:p>
          </table:table-cell>
          <table:table-cell office:value-type="string" office:string-value=" " table:formula="of:=IF(AND([.$C10]&gt;=[.CC$5];[.CC$5]&gt;=[.$B10]);&quot;  &quot;;&quot; &quot;)" table:style-name="ce16">
            <text:p><text:s/></text:p>
          </table:table-cell>
          <table:table-cell office:value-type="string" office:string-value=" " table:formula="of:=IF(AND([.$C10]&gt;=[.CD$5];[.CD$5]&gt;=[.$B10]);&quot;  &quot;;&quot; &quot;)" table:style-name="ce16">
            <text:p><text:s/></text:p>
          </table:table-cell>
          <table:table-cell office:value-type="string" office:string-value=" " table:formula="of:=IF(AND([.$C10]&gt;=[.CE$5];[.CE$5]&gt;=[.$B10]);&quot;  &quot;;&quot; &quot;)" table:style-name="ce16">
            <text:p><text:s/></text:p>
          </table:table-cell>
          <table:table-cell office:value-type="string" office:string-value=" " table:formula="of:=IF(AND([.$C10]&gt;=[.CF$5];[.CF$5]&gt;=[.$B10]);&quot;  &quot;;&quot; &quot;)" table:style-name="ce16">
            <text:p><text:s/></text:p>
          </table:table-cell>
          <table:table-cell office:value-type="string" office:string-value=" " table:formula="of:=IF(AND([.$C10]&gt;=[.CG$5];[.CG$5]&gt;=[.$B10]);&quot;  &quot;;&quot; &quot;)" table:style-name="ce16">
            <text:p><text:s/></text:p>
          </table:table-cell>
          <table:table-cell office:value-type="string" office:string-value=" " table:formula="of:=IF(AND([.$C10]&gt;=[.CH$5];[.CH$5]&gt;=[.$B10]);&quot;  &quot;;&quot; &quot;)" table:style-name="ce16">
            <text:p><text:s/></text:p>
          </table:table-cell>
          <table:table-cell office:value-type="string" office:string-value=" " table:formula="of:=IF(AND([.$C10]&gt;=[.CI$5];[.CI$5]&gt;=[.$B10]);&quot;  &quot;;&quot; &quot;)" table:style-name="ce16">
            <text:p><text:s/></text:p>
          </table:table-cell>
          <table:table-cell office:value-type="string" office:string-value=" " table:formula="of:=IF(AND([.$C10]&gt;=[.CJ$5];[.CJ$5]&gt;=[.$B10]);&quot;  &quot;;&quot; &quot;)" table:style-name="ce16">
            <text:p><text:s/></text:p>
          </table:table-cell>
          <table:table-cell table:number-columns-repeated="16296"/>
        </table:table-row>
        <table:table-row table:style-name="ro1">
          <table:table-cell office:value-type="string" table:style-name="ce13">
            <text:p>Simulations avec Mentor Questa</text:p>
          </table:table-cell>
          <table:table-cell office:value-type="date" office:date-value="2022-06-13T00:00:00" table:formula="of:=[.B10]" table:style-name="ce14">
            <text:p>13/06/22</text:p>
          </table:table-cell>
          <table:table-cell office:value-type="date" office:date-value="2022-06-26T00:00:00" table:formula="of:=[.B11]+13" table:style-name="ce14">
            <text:p>26/06/22</text:p>
          </table:table-cell>
          <table:table-cell office:value-type="float" office:value="13" table:formula="of:=[.C11]-[.B11]" table:style-name="ce15">
            <text:p>13</text:p>
          </table:table-cell>
          <table:table-cell office:value-type="string" office:string-value=" " table:formula="of:=IF(AND([.$C11]&gt;=[.E$5];[.E$5]&gt;=[.$B11]);&quot;  &quot;;&quot; &quot;)" table:style-name="ce16">
            <text:p><text:s/></text:p>
          </table:table-cell>
          <table:table-cell office:value-type="string" office:string-value=" " table:formula="of:=IF(AND([.$C11]&gt;=[.F$5];[.F$5]&gt;=[.$B11]);&quot;  &quot;;&quot; &quot;)" table:style-name="ce16">
            <text:p><text:s/></text:p>
          </table:table-cell>
          <table:table-cell office:value-type="string" office:string-value=" " table:formula="of:=IF(AND([.$C11]&gt;=[.G$5];[.G$5]&gt;=[.$B11]);&quot;  &quot;;&quot; &quot;)" table:style-name="ce16">
            <text:p><text:s/></text:p>
          </table:table-cell>
          <table:table-cell office:value-type="string" office:string-value=" " table:formula="of:=IF(AND([.$C11]&gt;=[.H$5];[.H$5]&gt;=[.$B11]);&quot;  &quot;;&quot; &quot;)" table:style-name="ce16">
            <text:p><text:s/></text:p>
          </table:table-cell>
          <table:table-cell office:value-type="string" office:string-value=" " table:formula="of:=IF(AND([.$C11]&gt;=[.I$5];[.I$5]&gt;=[.$B11]);&quot;  &quot;;&quot; &quot;)" table:style-name="ce16">
            <text:p><text:s/></text:p>
          </table:table-cell>
          <table:table-cell office:value-type="string" office:string-value=" " table:formula="of:=IF(AND([.$C11]&gt;=[.J$5];[.J$5]&gt;=[.$B11]);&quot;  &quot;;&quot; &quot;)" table:style-name="ce16">
            <text:p><text:s/></text:p>
          </table:table-cell>
          <table:table-cell office:value-type="string" office:string-value=" " table:formula="of:=IF(AND([.$C11]&gt;=[.K$5];[.K$5]&gt;=[.$B11]);&quot;  &quot;;&quot; &quot;)" table:style-name="ce16">
            <text:p><text:s/></text:p>
          </table:table-cell>
          <table:table-cell office:value-type="string" office:string-value=" " table:formula="of:=IF(AND([.$C11]&gt;=[.L$5];[.L$5]&gt;=[.$B11]);&quot;  &quot;;&quot; &quot;)" table:style-name="ce16">
            <text:p><text:s/></text:p>
          </table:table-cell>
          <table:table-cell office:value-type="string" office:string-value=" " table:formula="of:=IF(AND([.$C11]&gt;=[.M$5];[.M$5]&gt;=[.$B11]);&quot;  &quot;;&quot; &quot;)" table:style-name="ce16">
            <text:p><text:s/></text:p>
          </table:table-cell>
          <table:table-cell office:value-type="string" office:string-value=" " table:formula="of:=IF(AND([.$C11]&gt;=[.N$5];[.N$5]&gt;=[.$B11]);&quot;  &quot;;&quot; &quot;)" table:style-name="ce16">
            <text:p><text:s/></text:p>
          </table:table-cell>
          <table:table-cell office:value-type="string" office:string-value=" " table:formula="of:=IF(AND([.$C11]&gt;=[.O$5];[.O$5]&gt;=[.$B11]);&quot;  &quot;;&quot; &quot;)" table:style-name="ce16">
            <text:p><text:s/></text:p>
          </table:table-cell>
          <table:table-cell office:value-type="string" office:string-value=" " table:formula="of:=IF(AND([.$C11]&gt;=[.P$5];[.P$5]&gt;=[.$B11]);&quot;  &quot;;&quot; &quot;)" table:style-name="ce16">
            <text:p><text:s/></text:p>
          </table:table-cell>
          <table:table-cell office:value-type="string" office:string-value=" " table:formula="of:=IF(AND([.$C11]&gt;=[.Q$5];[.Q$5]&gt;=[.$B11]);&quot;  &quot;;&quot; &quot;)" table:style-name="ce16">
            <text:p><text:s/></text:p>
          </table:table-cell>
          <table:table-cell office:value-type="string" office:string-value=" " table:formula="of:=IF(AND([.$C11]&gt;=[.R$5];[.R$5]&gt;=[.$B11]);&quot;  &quot;;&quot; &quot;)" table:style-name="ce16">
            <text:p><text:s/></text:p>
          </table:table-cell>
          <table:table-cell office:value-type="string" office:string-value=" " table:formula="of:=IF(AND([.$C11]&gt;=[.S$5];[.S$5]&gt;=[.$B11]);&quot;  &quot;;&quot; &quot;)" table:style-name="ce16">
            <text:p><text:s/></text:p>
          </table:table-cell>
          <table:table-cell office:value-type="string" office:string-value=" " table:formula="of:=IF(AND([.$C11]&gt;=[.T$5];[.T$5]&gt;=[.$B11]);&quot;  &quot;;&quot; &quot;)" table:style-name="ce16">
            <text:p><text:s/></text:p>
          </table:table-cell>
          <table:table-cell office:value-type="string" office:string-value=" " table:formula="of:=IF(AND([.$C11]&gt;=[.U$5];[.U$5]&gt;=[.$B11]);&quot;  &quot;;&quot; &quot;)" table:style-name="ce16">
            <text:p><text:s/></text:p>
          </table:table-cell>
          <table:table-cell office:value-type="string" office:string-value="  " table:formula="of:=IF(AND([.$C11]&gt;=[.V$5];[.V$5]&gt;=[.$B11]);&quot;  &quot;;&quot; &quot;)" table:style-name="ce16">
            <text:p><text:s text:c="2"/></text:p>
          </table:table-cell>
          <table:table-cell office:value-type="string" office:string-value="  " table:formula="of:=IF(AND([.$C11]&gt;=[.W$5];[.W$5]&gt;=[.$B11]);&quot;  &quot;;&quot; &quot;)" table:style-name="ce16">
            <text:p><text:s text:c="2"/></text:p>
          </table:table-cell>
          <table:table-cell office:value-type="string" office:string-value="  " table:formula="of:=IF(AND([.$C11]&gt;=[.X$5];[.X$5]&gt;=[.$B11]);&quot;  &quot;;&quot; &quot;)" table:style-name="ce16">
            <text:p><text:s text:c="2"/></text:p>
          </table:table-cell>
          <table:table-cell office:value-type="string" office:string-value="  " table:formula="of:=IF(AND([.$C11]&gt;=[.Y$5];[.Y$5]&gt;=[.$B11]);&quot;  &quot;;&quot; &quot;)" table:style-name="ce16">
            <text:p><text:s text:c="2"/></text:p>
          </table:table-cell>
          <table:table-cell office:value-type="string" office:string-value="  " table:formula="of:=IF(AND([.$C11]&gt;=[.Z$5];[.Z$5]&gt;=[.$B11]);&quot;  &quot;;&quot; &quot;)" table:style-name="ce16">
            <text:p><text:s text:c="2"/></text:p>
          </table:table-cell>
          <table:table-cell office:value-type="string" office:string-value="  " table:formula="of:=IF(AND([.$C11]&gt;=[.AA$5];[.AA$5]&gt;=[.$B11]);&quot;  &quot;;&quot; &quot;)" table:style-name="ce16">
            <text:p><text:s text:c="2"/></text:p>
          </table:table-cell>
          <table:table-cell office:value-type="string" office:string-value="  " table:formula="of:=IF(AND([.$C11]&gt;=[.AB$5];[.AB$5]&gt;=[.$B11]);&quot;  &quot;;&quot; &quot;)" table:style-name="ce16">
            <text:p><text:s text:c="2"/></text:p>
          </table:table-cell>
          <table:table-cell office:value-type="string" office:string-value=" " table:formula="of:=IF(AND([.$C11]&gt;=[.AC$5];[.AC$5]&gt;=[.$B11]);&quot;  &quot;;&quot; &quot;)" table:style-name="ce16">
            <text:p><text:s/></text:p>
          </table:table-cell>
          <table:table-cell office:value-type="string" office:string-value=" " table:formula="of:=IF(AND([.$C11]&gt;=[.AD$5];[.AD$5]&gt;=[.$B11]);&quot;  &quot;;&quot; &quot;)" table:style-name="ce16">
            <text:p><text:s/></text:p>
          </table:table-cell>
          <table:table-cell office:value-type="string" office:string-value=" " table:formula="of:=IF(AND([.$C11]&gt;=[.AE$5];[.AE$5]&gt;=[.$B11]);&quot;  &quot;;&quot; &quot;)" table:style-name="ce16">
            <text:p><text:s/></text:p>
          </table:table-cell>
          <table:table-cell office:value-type="string" office:string-value=" " table:formula="of:=IF(AND([.$C11]&gt;=[.AF$5];[.AF$5]&gt;=[.$B11]);&quot;  &quot;;&quot; &quot;)" table:style-name="ce16">
            <text:p><text:s/></text:p>
          </table:table-cell>
          <table:table-cell office:value-type="string" office:string-value=" " table:formula="of:=IF(AND([.$C11]&gt;=[.AG$5];[.AG$5]&gt;=[.$B11]);&quot;  &quot;;&quot; &quot;)" table:style-name="ce16">
            <text:p><text:s/></text:p>
          </table:table-cell>
          <table:table-cell office:value-type="string" office:string-value=" " table:formula="of:=IF(AND([.$C11]&gt;=[.AH$5];[.AH$5]&gt;=[.$B11]);&quot;  &quot;;&quot; &quot;)" table:style-name="ce16">
            <text:p><text:s/></text:p>
          </table:table-cell>
          <table:table-cell office:value-type="string" office:string-value=" " table:formula="of:=IF(AND([.$C11]&gt;=[.AI$5];[.AI$5]&gt;=[.$B11]);&quot;  &quot;;&quot; &quot;)" table:style-name="ce16">
            <text:p><text:s/></text:p>
          </table:table-cell>
          <table:table-cell office:value-type="string" office:string-value=" " table:formula="of:=IF(AND([.$C11]&gt;=[.AJ$5];[.AJ$5]&gt;=[.$B11]);&quot;  &quot;;&quot; &quot;)" table:style-name="ce16">
            <text:p><text:s/></text:p>
          </table:table-cell>
          <table:table-cell office:value-type="string" office:string-value=" " table:formula="of:=IF(AND([.$C11]&gt;=[.AK$5];[.AK$5]&gt;=[.$B11]);&quot;  &quot;;&quot; &quot;)" table:style-name="ce16">
            <text:p><text:s/></text:p>
          </table:table-cell>
          <table:table-cell office:value-type="string" office:string-value=" " table:formula="of:=IF(AND([.$C11]&gt;=[.AL$5];[.AL$5]&gt;=[.$B11]);&quot;  &quot;;&quot; &quot;)" table:style-name="ce16">
            <text:p><text:s/></text:p>
          </table:table-cell>
          <table:table-cell office:value-type="string" office:string-value=" " table:formula="of:=IF(AND([.$C11]&gt;=[.AM$5];[.AM$5]&gt;=[.$B11]);&quot;  &quot;;&quot; &quot;)" table:style-name="ce16">
            <text:p><text:s/></text:p>
          </table:table-cell>
          <table:table-cell office:value-type="string" office:string-value=" " table:formula="of:=IF(AND([.$C11]&gt;=[.AN$5];[.AN$5]&gt;=[.$B11]);&quot;  &quot;;&quot; &quot;)" table:style-name="ce16">
            <text:p><text:s/></text:p>
          </table:table-cell>
          <table:table-cell office:value-type="string" office:string-value=" " table:formula="of:=IF(AND([.$C11]&gt;=[.AO$5];[.AO$5]&gt;=[.$B11]);&quot;  &quot;;&quot; &quot;)" table:style-name="ce16">
            <text:p><text:s/></text:p>
          </table:table-cell>
          <table:table-cell office:value-type="string" office:string-value=" " table:formula="of:=IF(AND([.$C11]&gt;=[.AP$5];[.AP$5]&gt;=[.$B11]);&quot;  &quot;;&quot; &quot;)" table:style-name="ce16">
            <text:p><text:s/></text:p>
          </table:table-cell>
          <table:table-cell office:value-type="string" office:string-value=" " table:formula="of:=IF(AND([.$C11]&gt;=[.AQ$5];[.AQ$5]&gt;=[.$B11]);&quot;  &quot;;&quot; &quot;)" table:style-name="ce16">
            <text:p><text:s/></text:p>
          </table:table-cell>
          <table:table-cell office:value-type="string" office:string-value=" " table:formula="of:=IF(AND([.$C11]&gt;=[.AR$5];[.AR$5]&gt;=[.$B11]);&quot;  &quot;;&quot; &quot;)" table:style-name="ce16">
            <text:p><text:s/></text:p>
          </table:table-cell>
          <table:table-cell office:value-type="string" office:string-value=" " table:formula="of:=IF(AND([.$C11]&gt;=[.AS$5];[.AS$5]&gt;=[.$B11]);&quot;  &quot;;&quot; &quot;)" table:style-name="ce16">
            <text:p><text:s/></text:p>
          </table:table-cell>
          <table:table-cell office:value-type="string" office:string-value=" " table:formula="of:=IF(AND([.$C11]&gt;=[.AT$5];[.AT$5]&gt;=[.$B11]);&quot;  &quot;;&quot; &quot;)" table:style-name="ce16">
            <text:p><text:s/></text:p>
          </table:table-cell>
          <table:table-cell office:value-type="string" office:string-value=" " table:formula="of:=IF(AND([.$C11]&gt;=[.AU$5];[.AU$5]&gt;=[.$B11]);&quot;  &quot;;&quot; &quot;)" table:style-name="ce16">
            <text:p><text:s/></text:p>
          </table:table-cell>
          <table:table-cell office:value-type="string" office:string-value=" " table:formula="of:=IF(AND([.$C11]&gt;=[.AV$5];[.AV$5]&gt;=[.$B11]);&quot;  &quot;;&quot; &quot;)" table:style-name="ce16">
            <text:p><text:s/></text:p>
          </table:table-cell>
          <table:table-cell office:value-type="string" office:string-value=" " table:formula="of:=IF(AND([.$C11]&gt;=[.AW$5];[.AW$5]&gt;=[.$B11]);&quot;  &quot;;&quot; &quot;)" table:style-name="ce16">
            <text:p><text:s/></text:p>
          </table:table-cell>
          <table:table-cell office:value-type="string" office:string-value=" " table:formula="of:=IF(AND([.$C11]&gt;=[.AX$5];[.AX$5]&gt;=[.$B11]);&quot;  &quot;;&quot; &quot;)" table:style-name="ce16">
            <text:p><text:s/></text:p>
          </table:table-cell>
          <table:table-cell office:value-type="string" office:string-value=" " table:formula="of:=IF(AND([.$C11]&gt;=[.AY$5];[.AY$5]&gt;=[.$B11]);&quot;  &quot;;&quot; &quot;)" table:style-name="ce16">
            <text:p><text:s/></text:p>
          </table:table-cell>
          <table:table-cell office:value-type="string" office:string-value=" " table:formula="of:=IF(AND([.$C11]&gt;=[.AZ$5];[.AZ$5]&gt;=[.$B11]);&quot;  &quot;;&quot; &quot;)" table:style-name="ce16">
            <text:p><text:s/></text:p>
          </table:table-cell>
          <table:table-cell office:value-type="string" office:string-value=" " table:formula="of:=IF(AND([.$C11]&gt;=[.BA$5];[.BA$5]&gt;=[.$B11]);&quot;  &quot;;&quot; &quot;)" table:style-name="ce16">
            <text:p><text:s/></text:p>
          </table:table-cell>
          <table:table-cell office:value-type="string" office:string-value=" " table:formula="of:=IF(AND([.$C11]&gt;=[.BB$5];[.BB$5]&gt;=[.$B11]);&quot;  &quot;;&quot; &quot;)" table:style-name="ce16">
            <text:p><text:s/></text:p>
          </table:table-cell>
          <table:table-cell office:value-type="string" office:string-value=" " table:formula="of:=IF(AND([.$C11]&gt;=[.BC$5];[.BC$5]&gt;=[.$B11]);&quot;  &quot;;&quot; &quot;)" table:style-name="ce16">
            <text:p><text:s/></text:p>
          </table:table-cell>
          <table:table-cell office:value-type="string" office:string-value=" " table:formula="of:=IF(AND([.$C11]&gt;=[.BD$5];[.BD$5]&gt;=[.$B11]);&quot;  &quot;;&quot; &quot;)" table:style-name="ce16">
            <text:p><text:s/></text:p>
          </table:table-cell>
          <table:table-cell office:value-type="string" office:string-value=" " table:formula="of:=IF(AND([.$C11]&gt;=[.BE$5];[.BE$5]&gt;=[.$B11]);&quot;  &quot;;&quot; &quot;)" table:style-name="ce16">
            <text:p><text:s/></text:p>
          </table:table-cell>
          <table:table-cell office:value-type="string" office:string-value=" " table:formula="of:=IF(AND([.$C11]&gt;=[.BF$5];[.BF$5]&gt;=[.$B11]);&quot;  &quot;;&quot; &quot;)" table:style-name="ce16">
            <text:p><text:s/></text:p>
          </table:table-cell>
          <table:table-cell office:value-type="string" office:string-value=" " table:formula="of:=IF(AND([.$C11]&gt;=[.BG$5];[.BG$5]&gt;=[.$B11]);&quot;  &quot;;&quot; &quot;)" table:style-name="ce16">
            <text:p><text:s/></text:p>
          </table:table-cell>
          <table:table-cell office:value-type="string" office:string-value=" " table:formula="of:=IF(AND([.$C11]&gt;=[.BH$5];[.BH$5]&gt;=[.$B11]);&quot;  &quot;;&quot; &quot;)" table:style-name="ce16">
            <text:p><text:s/></text:p>
          </table:table-cell>
          <table:table-cell office:value-type="string" office:string-value=" " table:formula="of:=IF(AND([.$C11]&gt;=[.BI$5];[.BI$5]&gt;=[.$B11]);&quot;  &quot;;&quot; &quot;)" table:style-name="ce16">
            <text:p><text:s/></text:p>
          </table:table-cell>
          <table:table-cell office:value-type="string" office:string-value=" " table:formula="of:=IF(AND([.$C11]&gt;=[.BJ$5];[.BJ$5]&gt;=[.$B11]);&quot;  &quot;;&quot; &quot;)" table:style-name="ce16">
            <text:p><text:s/></text:p>
          </table:table-cell>
          <table:table-cell office:value-type="string" office:string-value=" " table:formula="of:=IF(AND([.$C11]&gt;=[.BK$5];[.BK$5]&gt;=[.$B11]);&quot;  &quot;;&quot; &quot;)" table:style-name="ce16">
            <text:p><text:s/></text:p>
          </table:table-cell>
          <table:table-cell office:value-type="string" office:string-value=" " table:formula="of:=IF(AND([.$C11]&gt;=[.BL$5];[.BL$5]&gt;=[.$B11]);&quot;  &quot;;&quot; &quot;)" table:style-name="ce16">
            <text:p><text:s/></text:p>
          </table:table-cell>
          <table:table-cell office:value-type="string" office:string-value=" " table:formula="of:=IF(AND([.$C11]&gt;=[.BM$5];[.BM$5]&gt;=[.$B11]);&quot;  &quot;;&quot; &quot;)" table:style-name="ce16">
            <text:p><text:s/></text:p>
          </table:table-cell>
          <table:table-cell office:value-type="string" office:string-value=" " table:formula="of:=IF(AND([.$C11]&gt;=[.BN$5];[.BN$5]&gt;=[.$B11]);&quot;  &quot;;&quot; &quot;)" table:style-name="ce16">
            <text:p><text:s/></text:p>
          </table:table-cell>
          <table:table-cell office:value-type="string" office:string-value=" " table:formula="of:=IF(AND([.$C11]&gt;=[.BO$5];[.BO$5]&gt;=[.$B11]);&quot;  &quot;;&quot; &quot;)" table:style-name="ce16">
            <text:p><text:s/></text:p>
          </table:table-cell>
          <table:table-cell office:value-type="string" office:string-value=" " table:formula="of:=IF(AND([.$C11]&gt;=[.BP$5];[.BP$5]&gt;=[.$B11]);&quot;  &quot;;&quot; &quot;)" table:style-name="ce16">
            <text:p><text:s/></text:p>
          </table:table-cell>
          <table:table-cell office:value-type="string" office:string-value=" " table:formula="of:=IF(AND([.$C11]&gt;=[.BQ$5];[.BQ$5]&gt;=[.$B11]);&quot;  &quot;;&quot; &quot;)" table:style-name="ce16">
            <text:p><text:s/></text:p>
          </table:table-cell>
          <table:table-cell office:value-type="string" office:string-value=" " table:formula="of:=IF(AND([.$C11]&gt;=[.BR$5];[.BR$5]&gt;=[.$B11]);&quot;  &quot;;&quot; &quot;)" table:style-name="ce16">
            <text:p><text:s/></text:p>
          </table:table-cell>
          <table:table-cell office:value-type="string" office:string-value=" " table:formula="of:=IF(AND([.$C11]&gt;=[.BS$5];[.BS$5]&gt;=[.$B11]);&quot;  &quot;;&quot; &quot;)" table:style-name="ce16">
            <text:p><text:s/></text:p>
          </table:table-cell>
          <table:table-cell office:value-type="string" office:string-value=" " table:formula="of:=IF(AND([.$C11]&gt;=[.BT$5];[.BT$5]&gt;=[.$B11]);&quot;  &quot;;&quot; &quot;)" table:style-name="ce16">
            <text:p><text:s/></text:p>
          </table:table-cell>
          <table:table-cell office:value-type="string" office:string-value=" " table:formula="of:=IF(AND([.$C11]&gt;=[.BU$5];[.BU$5]&gt;=[.$B11]);&quot;  &quot;;&quot; &quot;)" table:style-name="ce16">
            <text:p><text:s/></text:p>
          </table:table-cell>
          <table:table-cell office:value-type="string" office:string-value=" " table:formula="of:=IF(AND([.$C11]&gt;=[.BV$5];[.BV$5]&gt;=[.$B11]);&quot;  &quot;;&quot; &quot;)" table:style-name="ce16">
            <text:p><text:s/></text:p>
          </table:table-cell>
          <table:table-cell office:value-type="string" office:string-value=" " table:formula="of:=IF(AND([.$C11]&gt;=[.BW$5];[.BW$5]&gt;=[.$B11]);&quot;  &quot;;&quot; &quot;)" table:style-name="ce16">
            <text:p><text:s/></text:p>
          </table:table-cell>
          <table:table-cell office:value-type="string" office:string-value=" " table:formula="of:=IF(AND([.$C11]&gt;=[.BX$5];[.BX$5]&gt;=[.$B11]);&quot;  &quot;;&quot; &quot;)" table:style-name="ce16">
            <text:p><text:s/></text:p>
          </table:table-cell>
          <table:table-cell office:value-type="string" office:string-value=" " table:formula="of:=IF(AND([.$C11]&gt;=[.BY$5];[.BY$5]&gt;=[.$B11]);&quot;  &quot;;&quot; &quot;)" table:style-name="ce16">
            <text:p><text:s/></text:p>
          </table:table-cell>
          <table:table-cell office:value-type="string" office:string-value=" " table:formula="of:=IF(AND([.$C11]&gt;=[.BZ$5];[.BZ$5]&gt;=[.$B11]);&quot;  &quot;;&quot; &quot;)" table:style-name="ce16">
            <text:p><text:s/></text:p>
          </table:table-cell>
          <table:table-cell office:value-type="string" office:string-value=" " table:formula="of:=IF(AND([.$C11]&gt;=[.CA$5];[.CA$5]&gt;=[.$B11]);&quot;  &quot;;&quot; &quot;)" table:style-name="ce16">
            <text:p><text:s/></text:p>
          </table:table-cell>
          <table:table-cell office:value-type="string" office:string-value=" " table:formula="of:=IF(AND([.$C11]&gt;=[.CB$5];[.CB$5]&gt;=[.$B11]);&quot;  &quot;;&quot; &quot;)" table:style-name="ce16">
            <text:p><text:s/></text:p>
          </table:table-cell>
          <table:table-cell office:value-type="string" office:string-value=" " table:formula="of:=IF(AND([.$C11]&gt;=[.CC$5];[.CC$5]&gt;=[.$B11]);&quot;  &quot;;&quot; &quot;)" table:style-name="ce16">
            <text:p><text:s/></text:p>
          </table:table-cell>
          <table:table-cell office:value-type="string" office:string-value=" " table:formula="of:=IF(AND([.$C11]&gt;=[.CD$5];[.CD$5]&gt;=[.$B11]);&quot;  &quot;;&quot; &quot;)" table:style-name="ce16">
            <text:p><text:s/></text:p>
          </table:table-cell>
          <table:table-cell office:value-type="string" office:string-value=" " table:formula="of:=IF(AND([.$C11]&gt;=[.CE$5];[.CE$5]&gt;=[.$B11]);&quot;  &quot;;&quot; &quot;)" table:style-name="ce16">
            <text:p><text:s/></text:p>
          </table:table-cell>
          <table:table-cell office:value-type="string" office:string-value=" " table:formula="of:=IF(AND([.$C11]&gt;=[.CF$5];[.CF$5]&gt;=[.$B11]);&quot;  &quot;;&quot; &quot;)" table:style-name="ce16">
            <text:p><text:s/></text:p>
          </table:table-cell>
          <table:table-cell office:value-type="string" office:string-value=" " table:formula="of:=IF(AND([.$C11]&gt;=[.CG$5];[.CG$5]&gt;=[.$B11]);&quot;  &quot;;&quot; &quot;)" table:style-name="ce16">
            <text:p><text:s/></text:p>
          </table:table-cell>
          <table:table-cell office:value-type="string" office:string-value=" " table:formula="of:=IF(AND([.$C11]&gt;=[.CH$5];[.CH$5]&gt;=[.$B11]);&quot;  &quot;;&quot; &quot;)" table:style-name="ce16">
            <text:p><text:s/></text:p>
          </table:table-cell>
          <table:table-cell office:value-type="string" office:string-value=" " table:formula="of:=IF(AND([.$C11]&gt;=[.CI$5];[.CI$5]&gt;=[.$B11]);&quot;  &quot;;&quot; &quot;)" table:style-name="ce16">
            <text:p><text:s/></text:p>
          </table:table-cell>
          <table:table-cell office:value-type="string" office:string-value=" " table:formula="of:=IF(AND([.$C11]&gt;=[.CJ$5];[.CJ$5]&gt;=[.$B11]);&quot;  &quot;;&quot; &quot;)" table:style-name="ce16">
            <text:p><text:s/></text:p>
          </table:table-cell>
          <table:table-cell table:number-columns-repeated="16296"/>
        </table:table-row>
        <table:table-row table:style-name="ro1">
          <table:table-cell office:value-type="string" table:style-name="ce5">
            <text:p>Prise en main de la carte électronique Zybo</text:p>
          </table:table-cell>
          <table:table-cell office:value-type="date" office:date-value="2022-06-27T00:00:00" table:formula="of:=[.C11]+1" table:style-name="ce12">
            <text:p>27/06/22</text:p>
          </table:table-cell>
          <table:table-cell office:value-type="date" office:date-value="2022-07-03T00:00:00" table:formula="of:=[.B12]+6" table:style-name="ce12">
            <text:p>03/07/22</text:p>
          </table:table-cell>
          <table:table-cell office:value-type="float" office:value="6" table:formula="of:=[.C12]-[.B12]" table:style-name="ce7">
            <text:p>6</text:p>
          </table:table-cell>
          <table:table-cell office:value-type="string" office:string-value=" " table:formula="of:=IF(AND([.$C12]&gt;=[.E$5];[.E$5]&gt;=[.$B12]);&quot;  &quot;;&quot; &quot;)" table:style-name="ce16">
            <text:p><text:s/></text:p>
          </table:table-cell>
          <table:table-cell office:value-type="string" office:string-value=" " table:formula="of:=IF(AND([.$C12]&gt;=[.F$5];[.F$5]&gt;=[.$B12]);&quot;  &quot;;&quot; &quot;)" table:style-name="ce16">
            <text:p><text:s/></text:p>
          </table:table-cell>
          <table:table-cell office:value-type="string" office:string-value=" " table:formula="of:=IF(AND([.$C12]&gt;=[.G$5];[.G$5]&gt;=[.$B12]);&quot;  &quot;;&quot; &quot;)" table:style-name="ce16">
            <text:p><text:s/></text:p>
          </table:table-cell>
          <table:table-cell office:value-type="string" office:string-value=" " table:formula="of:=IF(AND([.$C12]&gt;=[.H$5];[.H$5]&gt;=[.$B12]);&quot;  &quot;;&quot; &quot;)" table:style-name="ce16">
            <text:p><text:s/></text:p>
          </table:table-cell>
          <table:table-cell office:value-type="string" office:string-value=" " table:formula="of:=IF(AND([.$C12]&gt;=[.I$5];[.I$5]&gt;=[.$B12]);&quot;  &quot;;&quot; &quot;)" table:style-name="ce16">
            <text:p><text:s/></text:p>
          </table:table-cell>
          <table:table-cell office:value-type="string" office:string-value=" " table:formula="of:=IF(AND([.$C12]&gt;=[.J$5];[.J$5]&gt;=[.$B12]);&quot;  &quot;;&quot; &quot;)" table:style-name="ce16">
            <text:p><text:s/></text:p>
          </table:table-cell>
          <table:table-cell office:value-type="string" office:string-value=" " table:formula="of:=IF(AND([.$C12]&gt;=[.K$5];[.K$5]&gt;=[.$B12]);&quot;  &quot;;&quot; &quot;)" table:style-name="ce16">
            <text:p><text:s/></text:p>
          </table:table-cell>
          <table:table-cell office:value-type="string" office:string-value=" " table:formula="of:=IF(AND([.$C12]&gt;=[.L$5];[.L$5]&gt;=[.$B12]);&quot;  &quot;;&quot; &quot;)" table:style-name="ce16">
            <text:p><text:s/></text:p>
          </table:table-cell>
          <table:table-cell office:value-type="string" office:string-value=" " table:formula="of:=IF(AND([.$C12]&gt;=[.M$5];[.M$5]&gt;=[.$B12]);&quot;  &quot;;&quot; &quot;)" table:style-name="ce16">
            <text:p><text:s/></text:p>
          </table:table-cell>
          <table:table-cell office:value-type="string" office:string-value=" " table:formula="of:=IF(AND([.$C12]&gt;=[.N$5];[.N$5]&gt;=[.$B12]);&quot;  &quot;;&quot; &quot;)" table:style-name="ce16">
            <text:p><text:s/></text:p>
          </table:table-cell>
          <table:table-cell office:value-type="string" office:string-value=" " table:formula="of:=IF(AND([.$C12]&gt;=[.O$5];[.O$5]&gt;=[.$B12]);&quot;  &quot;;&quot; &quot;)" table:style-name="ce16">
            <text:p><text:s/></text:p>
          </table:table-cell>
          <table:table-cell office:value-type="string" office:string-value=" " table:formula="of:=IF(AND([.$C12]&gt;=[.P$5];[.P$5]&gt;=[.$B12]);&quot;  &quot;;&quot; &quot;)" table:style-name="ce16">
            <text:p><text:s/></text:p>
          </table:table-cell>
          <table:table-cell office:value-type="string" office:string-value=" " table:formula="of:=IF(AND([.$C12]&gt;=[.Q$5];[.Q$5]&gt;=[.$B12]);&quot;  &quot;;&quot; &quot;)" table:style-name="ce16">
            <text:p><text:s/></text:p>
          </table:table-cell>
          <table:table-cell office:value-type="string" office:string-value=" " table:formula="of:=IF(AND([.$C12]&gt;=[.R$5];[.R$5]&gt;=[.$B12]);&quot;  &quot;;&quot; &quot;)" table:style-name="ce16">
            <text:p><text:s/></text:p>
          </table:table-cell>
          <table:table-cell office:value-type="string" office:string-value=" " table:formula="of:=IF(AND([.$C12]&gt;=[.S$5];[.S$5]&gt;=[.$B12]);&quot;  &quot;;&quot; &quot;)" table:style-name="ce16">
            <text:p><text:s/></text:p>
          </table:table-cell>
          <table:table-cell office:value-type="string" office:string-value=" " table:formula="of:=IF(AND([.$C12]&gt;=[.T$5];[.T$5]&gt;=[.$B12]);&quot;  &quot;;&quot; &quot;)" table:style-name="ce16">
            <text:p><text:s/></text:p>
          </table:table-cell>
          <table:table-cell office:value-type="string" office:string-value=" " table:formula="of:=IF(AND([.$C12]&gt;=[.U$5];[.U$5]&gt;=[.$B12]);&quot;  &quot;;&quot; &quot;)" table:style-name="ce16">
            <text:p><text:s/></text:p>
          </table:table-cell>
          <table:table-cell office:value-type="string" office:string-value=" " table:formula="of:=IF(AND([.$C12]&gt;=[.V$5];[.V$5]&gt;=[.$B12]);&quot;  &quot;;&quot; &quot;)" table:style-name="ce16">
            <text:p><text:s/></text:p>
          </table:table-cell>
          <table:table-cell office:value-type="string" office:string-value=" " table:formula="of:=IF(AND([.$C12]&gt;=[.W$5];[.W$5]&gt;=[.$B12]);&quot;  &quot;;&quot; &quot;)" table:style-name="ce16">
            <text:p><text:s/></text:p>
          </table:table-cell>
          <table:table-cell office:value-type="string" office:string-value=" " table:formula="of:=IF(AND([.$C12]&gt;=[.X$5];[.X$5]&gt;=[.$B12]);&quot;  &quot;;&quot; &quot;)" table:style-name="ce16">
            <text:p><text:s/></text:p>
          </table:table-cell>
          <table:table-cell office:value-type="string" office:string-value=" " table:formula="of:=IF(AND([.$C12]&gt;=[.Y$5];[.Y$5]&gt;=[.$B12]);&quot;  &quot;;&quot; &quot;)" table:style-name="ce16">
            <text:p><text:s/></text:p>
          </table:table-cell>
          <table:table-cell office:value-type="string" office:string-value=" " table:formula="of:=IF(AND([.$C12]&gt;=[.Z$5];[.Z$5]&gt;=[.$B12]);&quot;  &quot;;&quot; &quot;)" table:style-name="ce16">
            <text:p><text:s/></text:p>
          </table:table-cell>
          <table:table-cell office:value-type="string" office:string-value=" " table:formula="of:=IF(AND([.$C12]&gt;=[.AA$5];[.AA$5]&gt;=[.$B12]);&quot;  &quot;;&quot; &quot;)" table:style-name="ce16">
            <text:p><text:s/></text:p>
          </table:table-cell>
          <table:table-cell office:value-type="string" office:string-value=" " table:formula="of:=IF(AND([.$C12]&gt;=[.AB$5];[.AB$5]&gt;=[.$B12]);&quot;  &quot;;&quot; &quot;)" table:style-name="ce16">
            <text:p><text:s/></text:p>
          </table:table-cell>
          <table:table-cell office:value-type="string" office:string-value="  " table:formula="of:=IF(AND([.$C12]&gt;=[.AC$5];[.AC$5]&gt;=[.$B12]);&quot;  &quot;;&quot; &quot;)" table:style-name="ce16">
            <text:p><text:s text:c="2"/></text:p>
          </table:table-cell>
          <table:table-cell office:value-type="string" office:string-value="  " table:formula="of:=IF(AND([.$C12]&gt;=[.AD$5];[.AD$5]&gt;=[.$B12]);&quot;  &quot;;&quot; &quot;)" table:style-name="ce16">
            <text:p><text:s text:c="2"/></text:p>
          </table:table-cell>
          <table:table-cell office:value-type="string" office:string-value="  " table:formula="of:=IF(AND([.$C12]&gt;=[.AE$5];[.AE$5]&gt;=[.$B12]);&quot;  &quot;;&quot; &quot;)" table:style-name="ce16">
            <text:p><text:s text:c="2"/></text:p>
          </table:table-cell>
          <table:table-cell office:value-type="string" office:string-value=" " table:formula="of:=IF(AND([.$C12]&gt;=[.AF$5];[.AF$5]&gt;=[.$B12]);&quot;  &quot;;&quot; &quot;)" table:style-name="ce16">
            <text:p><text:s/></text:p>
          </table:table-cell>
          <table:table-cell office:value-type="string" office:string-value=" " table:formula="of:=IF(AND([.$C12]&gt;=[.AG$5];[.AG$5]&gt;=[.$B12]);&quot;  &quot;;&quot; &quot;)" table:style-name="ce16">
            <text:p><text:s/></text:p>
          </table:table-cell>
          <table:table-cell office:value-type="string" office:string-value=" " table:formula="of:=IF(AND([.$C12]&gt;=[.AH$5];[.AH$5]&gt;=[.$B12]);&quot;  &quot;;&quot; &quot;)" table:style-name="ce16">
            <text:p><text:s/></text:p>
          </table:table-cell>
          <table:table-cell office:value-type="string" office:string-value=" " table:formula="of:=IF(AND([.$C12]&gt;=[.AI$5];[.AI$5]&gt;=[.$B12]);&quot;  &quot;;&quot; &quot;)" table:style-name="ce16">
            <text:p><text:s/></text:p>
          </table:table-cell>
          <table:table-cell office:value-type="string" office:string-value=" " table:formula="of:=IF(AND([.$C12]&gt;=[.AJ$5];[.AJ$5]&gt;=[.$B12]);&quot;  &quot;;&quot; &quot;)" table:style-name="ce16">
            <text:p><text:s/></text:p>
          </table:table-cell>
          <table:table-cell office:value-type="string" office:string-value=" " table:formula="of:=IF(AND([.$C12]&gt;=[.AK$5];[.AK$5]&gt;=[.$B12]);&quot;  &quot;;&quot; &quot;)" table:style-name="ce16">
            <text:p><text:s/></text:p>
          </table:table-cell>
          <table:table-cell office:value-type="string" office:string-value=" " table:formula="of:=IF(AND([.$C12]&gt;=[.AL$5];[.AL$5]&gt;=[.$B12]);&quot;  &quot;;&quot; &quot;)" table:style-name="ce16">
            <text:p><text:s/></text:p>
          </table:table-cell>
          <table:table-cell office:value-type="string" office:string-value=" " table:formula="of:=IF(AND([.$C12]&gt;=[.AM$5];[.AM$5]&gt;=[.$B12]);&quot;  &quot;;&quot; &quot;)" table:style-name="ce16">
            <text:p><text:s/></text:p>
          </table:table-cell>
          <table:table-cell office:value-type="string" office:string-value=" " table:formula="of:=IF(AND([.$C12]&gt;=[.AN$5];[.AN$5]&gt;=[.$B12]);&quot;  &quot;;&quot; &quot;)" table:style-name="ce16">
            <text:p><text:s/></text:p>
          </table:table-cell>
          <table:table-cell office:value-type="string" office:string-value=" " table:formula="of:=IF(AND([.$C12]&gt;=[.AO$5];[.AO$5]&gt;=[.$B12]);&quot;  &quot;;&quot; &quot;)" table:style-name="ce16">
            <text:p><text:s/></text:p>
          </table:table-cell>
          <table:table-cell office:value-type="string" office:string-value=" " table:formula="of:=IF(AND([.$C12]&gt;=[.AP$5];[.AP$5]&gt;=[.$B12]);&quot;  &quot;;&quot; &quot;)" table:style-name="ce16">
            <text:p><text:s/></text:p>
          </table:table-cell>
          <table:table-cell office:value-type="string" office:string-value=" " table:formula="of:=IF(AND([.$C12]&gt;=[.AQ$5];[.AQ$5]&gt;=[.$B12]);&quot;  &quot;;&quot; &quot;)" table:style-name="ce16">
            <text:p><text:s/></text:p>
          </table:table-cell>
          <table:table-cell office:value-type="string" office:string-value=" " table:formula="of:=IF(AND([.$C12]&gt;=[.AR$5];[.AR$5]&gt;=[.$B12]);&quot;  &quot;;&quot; &quot;)" table:style-name="ce16">
            <text:p><text:s/></text:p>
          </table:table-cell>
          <table:table-cell office:value-type="string" office:string-value=" " table:formula="of:=IF(AND([.$C12]&gt;=[.AS$5];[.AS$5]&gt;=[.$B12]);&quot;  &quot;;&quot; &quot;)" table:style-name="ce16">
            <text:p><text:s/></text:p>
          </table:table-cell>
          <table:table-cell office:value-type="string" office:string-value=" " table:formula="of:=IF(AND([.$C12]&gt;=[.AT$5];[.AT$5]&gt;=[.$B12]);&quot;  &quot;;&quot; &quot;)" table:style-name="ce16">
            <text:p><text:s/></text:p>
          </table:table-cell>
          <table:table-cell office:value-type="string" office:string-value=" " table:formula="of:=IF(AND([.$C12]&gt;=[.AU$5];[.AU$5]&gt;=[.$B12]);&quot;  &quot;;&quot; &quot;)" table:style-name="ce16">
            <text:p><text:s/></text:p>
          </table:table-cell>
          <table:table-cell office:value-type="string" office:string-value=" " table:formula="of:=IF(AND([.$C12]&gt;=[.AV$5];[.AV$5]&gt;=[.$B12]);&quot;  &quot;;&quot; &quot;)" table:style-name="ce16">
            <text:p><text:s/></text:p>
          </table:table-cell>
          <table:table-cell office:value-type="string" office:string-value=" " table:formula="of:=IF(AND([.$C12]&gt;=[.AW$5];[.AW$5]&gt;=[.$B12]);&quot;  &quot;;&quot; &quot;)" table:style-name="ce16">
            <text:p><text:s/></text:p>
          </table:table-cell>
          <table:table-cell office:value-type="string" office:string-value=" " table:formula="of:=IF(AND([.$C12]&gt;=[.AX$5];[.AX$5]&gt;=[.$B12]);&quot;  &quot;;&quot; &quot;)" table:style-name="ce16">
            <text:p><text:s/></text:p>
          </table:table-cell>
          <table:table-cell office:value-type="string" office:string-value=" " table:formula="of:=IF(AND([.$C12]&gt;=[.AY$5];[.AY$5]&gt;=[.$B12]);&quot;  &quot;;&quot; &quot;)" table:style-name="ce16">
            <text:p><text:s/></text:p>
          </table:table-cell>
          <table:table-cell office:value-type="string" office:string-value=" " table:formula="of:=IF(AND([.$C12]&gt;=[.AZ$5];[.AZ$5]&gt;=[.$B12]);&quot;  &quot;;&quot; &quot;)" table:style-name="ce16">
            <text:p><text:s/></text:p>
          </table:table-cell>
          <table:table-cell office:value-type="string" office:string-value=" " table:formula="of:=IF(AND([.$C12]&gt;=[.BA$5];[.BA$5]&gt;=[.$B12]);&quot;  &quot;;&quot; &quot;)" table:style-name="ce16">
            <text:p><text:s/></text:p>
          </table:table-cell>
          <table:table-cell office:value-type="string" office:string-value=" " table:formula="of:=IF(AND([.$C12]&gt;=[.BB$5];[.BB$5]&gt;=[.$B12]);&quot;  &quot;;&quot; &quot;)" table:style-name="ce16">
            <text:p><text:s/></text:p>
          </table:table-cell>
          <table:table-cell office:value-type="string" office:string-value=" " table:formula="of:=IF(AND([.$C12]&gt;=[.BC$5];[.BC$5]&gt;=[.$B12]);&quot;  &quot;;&quot; &quot;)" table:style-name="ce16">
            <text:p><text:s/></text:p>
          </table:table-cell>
          <table:table-cell office:value-type="string" office:string-value=" " table:formula="of:=IF(AND([.$C12]&gt;=[.BD$5];[.BD$5]&gt;=[.$B12]);&quot;  &quot;;&quot; &quot;)" table:style-name="ce16">
            <text:p><text:s/></text:p>
          </table:table-cell>
          <table:table-cell office:value-type="string" office:string-value=" " table:formula="of:=IF(AND([.$C12]&gt;=[.BE$5];[.BE$5]&gt;=[.$B12]);&quot;  &quot;;&quot; &quot;)" table:style-name="ce16">
            <text:p><text:s/></text:p>
          </table:table-cell>
          <table:table-cell office:value-type="string" office:string-value=" " table:formula="of:=IF(AND([.$C12]&gt;=[.BF$5];[.BF$5]&gt;=[.$B12]);&quot;  &quot;;&quot; &quot;)" table:style-name="ce16">
            <text:p><text:s/></text:p>
          </table:table-cell>
          <table:table-cell office:value-type="string" office:string-value=" " table:formula="of:=IF(AND([.$C12]&gt;=[.BG$5];[.BG$5]&gt;=[.$B12]);&quot;  &quot;;&quot; &quot;)" table:style-name="ce16">
            <text:p><text:s/></text:p>
          </table:table-cell>
          <table:table-cell office:value-type="string" office:string-value=" " table:formula="of:=IF(AND([.$C12]&gt;=[.BH$5];[.BH$5]&gt;=[.$B12]);&quot;  &quot;;&quot; &quot;)" table:style-name="ce16">
            <text:p><text:s/></text:p>
          </table:table-cell>
          <table:table-cell office:value-type="string" office:string-value=" " table:formula="of:=IF(AND([.$C12]&gt;=[.BI$5];[.BI$5]&gt;=[.$B12]);&quot;  &quot;;&quot; &quot;)" table:style-name="ce16">
            <text:p><text:s/></text:p>
          </table:table-cell>
          <table:table-cell office:value-type="string" office:string-value=" " table:formula="of:=IF(AND([.$C12]&gt;=[.BJ$5];[.BJ$5]&gt;=[.$B12]);&quot;  &quot;;&quot; &quot;)" table:style-name="ce16">
            <text:p><text:s/></text:p>
          </table:table-cell>
          <table:table-cell office:value-type="string" office:string-value=" " table:formula="of:=IF(AND([.$C12]&gt;=[.BK$5];[.BK$5]&gt;=[.$B12]);&quot;  &quot;;&quot; &quot;)" table:style-name="ce16">
            <text:p><text:s/></text:p>
          </table:table-cell>
          <table:table-cell office:value-type="string" office:string-value=" " table:formula="of:=IF(AND([.$C12]&gt;=[.BL$5];[.BL$5]&gt;=[.$B12]);&quot;  &quot;;&quot; &quot;)" table:style-name="ce16">
            <text:p><text:s/></text:p>
          </table:table-cell>
          <table:table-cell office:value-type="string" office:string-value=" " table:formula="of:=IF(AND([.$C12]&gt;=[.BM$5];[.BM$5]&gt;=[.$B12]);&quot;  &quot;;&quot; &quot;)" table:style-name="ce16">
            <text:p><text:s/></text:p>
          </table:table-cell>
          <table:table-cell office:value-type="string" office:string-value=" " table:formula="of:=IF(AND([.$C12]&gt;=[.BN$5];[.BN$5]&gt;=[.$B12]);&quot;  &quot;;&quot; &quot;)" table:style-name="ce16">
            <text:p><text:s/></text:p>
          </table:table-cell>
          <table:table-cell office:value-type="string" office:string-value=" " table:formula="of:=IF(AND([.$C12]&gt;=[.BO$5];[.BO$5]&gt;=[.$B12]);&quot;  &quot;;&quot; &quot;)" table:style-name="ce16">
            <text:p><text:s/></text:p>
          </table:table-cell>
          <table:table-cell office:value-type="string" office:string-value=" " table:formula="of:=IF(AND([.$C12]&gt;=[.BP$5];[.BP$5]&gt;=[.$B12]);&quot;  &quot;;&quot; &quot;)" table:style-name="ce16">
            <text:p><text:s/></text:p>
          </table:table-cell>
          <table:table-cell office:value-type="string" office:string-value=" " table:formula="of:=IF(AND([.$C12]&gt;=[.BQ$5];[.BQ$5]&gt;=[.$B12]);&quot;  &quot;;&quot; &quot;)" table:style-name="ce16">
            <text:p><text:s/></text:p>
          </table:table-cell>
          <table:table-cell office:value-type="string" office:string-value=" " table:formula="of:=IF(AND([.$C12]&gt;=[.BR$5];[.BR$5]&gt;=[.$B12]);&quot;  &quot;;&quot; &quot;)" table:style-name="ce16">
            <text:p><text:s/></text:p>
          </table:table-cell>
          <table:table-cell office:value-type="string" office:string-value=" " table:formula="of:=IF(AND([.$C12]&gt;=[.BS$5];[.BS$5]&gt;=[.$B12]);&quot;  &quot;;&quot; &quot;)" table:style-name="ce16">
            <text:p><text:s/></text:p>
          </table:table-cell>
          <table:table-cell office:value-type="string" office:string-value=" " table:formula="of:=IF(AND([.$C12]&gt;=[.BT$5];[.BT$5]&gt;=[.$B12]);&quot;  &quot;;&quot; &quot;)" table:style-name="ce16">
            <text:p><text:s/></text:p>
          </table:table-cell>
          <table:table-cell office:value-type="string" office:string-value=" " table:formula="of:=IF(AND([.$C12]&gt;=[.BU$5];[.BU$5]&gt;=[.$B12]);&quot;  &quot;;&quot; &quot;)" table:style-name="ce16">
            <text:p><text:s/></text:p>
          </table:table-cell>
          <table:table-cell office:value-type="string" office:string-value=" " table:formula="of:=IF(AND([.$C12]&gt;=[.BV$5];[.BV$5]&gt;=[.$B12]);&quot;  &quot;;&quot; &quot;)" table:style-name="ce16">
            <text:p><text:s/></text:p>
          </table:table-cell>
          <table:table-cell office:value-type="string" office:string-value=" " table:formula="of:=IF(AND([.$C12]&gt;=[.BW$5];[.BW$5]&gt;=[.$B12]);&quot;  &quot;;&quot; &quot;)" table:style-name="ce16">
            <text:p><text:s/></text:p>
          </table:table-cell>
          <table:table-cell office:value-type="string" office:string-value=" " table:formula="of:=IF(AND([.$C12]&gt;=[.BX$5];[.BX$5]&gt;=[.$B12]);&quot;  &quot;;&quot; &quot;)" table:style-name="ce16">
            <text:p><text:s/></text:p>
          </table:table-cell>
          <table:table-cell office:value-type="string" office:string-value=" " table:formula="of:=IF(AND([.$C12]&gt;=[.BY$5];[.BY$5]&gt;=[.$B12]);&quot;  &quot;;&quot; &quot;)" table:style-name="ce16">
            <text:p><text:s/></text:p>
          </table:table-cell>
          <table:table-cell office:value-type="string" office:string-value=" " table:formula="of:=IF(AND([.$C12]&gt;=[.BZ$5];[.BZ$5]&gt;=[.$B12]);&quot;  &quot;;&quot; &quot;)" table:style-name="ce16">
            <text:p><text:s/></text:p>
          </table:table-cell>
          <table:table-cell office:value-type="string" office:string-value=" " table:formula="of:=IF(AND([.$C12]&gt;=[.CA$5];[.CA$5]&gt;=[.$B12]);&quot;  &quot;;&quot; &quot;)" table:style-name="ce16">
            <text:p><text:s/></text:p>
          </table:table-cell>
          <table:table-cell office:value-type="string" office:string-value=" " table:formula="of:=IF(AND([.$C12]&gt;=[.CB$5];[.CB$5]&gt;=[.$B12]);&quot;  &quot;;&quot; &quot;)" table:style-name="ce16">
            <text:p><text:s/></text:p>
          </table:table-cell>
          <table:table-cell office:value-type="string" office:string-value=" " table:formula="of:=IF(AND([.$C12]&gt;=[.CC$5];[.CC$5]&gt;=[.$B12]);&quot;  &quot;;&quot; &quot;)" table:style-name="ce16">
            <text:p><text:s/></text:p>
          </table:table-cell>
          <table:table-cell office:value-type="string" office:string-value=" " table:formula="of:=IF(AND([.$C12]&gt;=[.CD$5];[.CD$5]&gt;=[.$B12]);&quot;  &quot;;&quot; &quot;)" table:style-name="ce16">
            <text:p><text:s/></text:p>
          </table:table-cell>
          <table:table-cell office:value-type="string" office:string-value=" " table:formula="of:=IF(AND([.$C12]&gt;=[.CE$5];[.CE$5]&gt;=[.$B12]);&quot;  &quot;;&quot; &quot;)" table:style-name="ce16">
            <text:p><text:s/></text:p>
          </table:table-cell>
          <table:table-cell office:value-type="string" office:string-value=" " table:formula="of:=IF(AND([.$C12]&gt;=[.CF$5];[.CF$5]&gt;=[.$B12]);&quot;  &quot;;&quot; &quot;)" table:style-name="ce16">
            <text:p><text:s/></text:p>
          </table:table-cell>
          <table:table-cell office:value-type="string" office:string-value=" " table:formula="of:=IF(AND([.$C12]&gt;=[.CG$5];[.CG$5]&gt;=[.$B12]);&quot;  &quot;;&quot; &quot;)" table:style-name="ce16">
            <text:p><text:s/></text:p>
          </table:table-cell>
          <table:table-cell office:value-type="string" office:string-value=" " table:formula="of:=IF(AND([.$C12]&gt;=[.CH$5];[.CH$5]&gt;=[.$B12]);&quot;  &quot;;&quot; &quot;)" table:style-name="ce16">
            <text:p><text:s/></text:p>
          </table:table-cell>
          <table:table-cell office:value-type="string" office:string-value=" " table:formula="of:=IF(AND([.$C12]&gt;=[.CI$5];[.CI$5]&gt;=[.$B12]);&quot;  &quot;;&quot; &quot;)" table:style-name="ce16">
            <text:p><text:s/></text:p>
          </table:table-cell>
          <table:table-cell office:value-type="string" office:string-value=" " table:formula="of:=IF(AND([.$C12]&gt;=[.CJ$5];[.CJ$5]&gt;=[.$B12]);&quot;  &quot;;&quot; &quot;)" table:style-name="ce16">
            <text:p><text:s/></text:p>
          </table:table-cell>
          <table:table-cell table:number-columns-repeated="16296"/>
        </table:table-row>
        <table:table-row table:style-name="ro1">
          <table:table-cell office:value-type="string" table:style-name="ce13">
            <text:p>Synthèse sur Zybo avec Vivado</text:p>
          </table:table-cell>
          <table:table-cell office:value-type="date" office:date-value="2022-07-04T00:00:00" table:formula="of:=[.C12]+1" table:style-name="ce14">
            <text:p>04/07/22</text:p>
          </table:table-cell>
          <table:table-cell office:value-type="date" office:date-value="2022-07-10T00:00:00" table:formula="of:=[.B13]+6" table:style-name="ce14">
            <text:p>10/07/22</text:p>
          </table:table-cell>
          <table:table-cell office:value-type="float" office:value="6" table:formula="of:=[.C13]-[.B13]" table:style-name="ce15">
            <text:p>6</text:p>
          </table:table-cell>
          <table:table-cell office:value-type="string" office:string-value=" " table:formula="of:=IF(AND([.$C13]&gt;=[.E$5];[.E$5]&gt;=[.$B13]);&quot;  &quot;;&quot; &quot;)" table:style-name="ce16">
            <text:p><text:s/></text:p>
          </table:table-cell>
          <table:table-cell office:value-type="string" office:string-value=" " table:formula="of:=IF(AND([.$C13]&gt;=[.F$5];[.F$5]&gt;=[.$B13]);&quot;  &quot;;&quot; &quot;)" table:style-name="ce16">
            <text:p><text:s/></text:p>
          </table:table-cell>
          <table:table-cell office:value-type="string" office:string-value=" " table:formula="of:=IF(AND([.$C13]&gt;=[.G$5];[.G$5]&gt;=[.$B13]);&quot;  &quot;;&quot; &quot;)" table:style-name="ce16">
            <text:p><text:s/></text:p>
          </table:table-cell>
          <table:table-cell office:value-type="string" office:string-value=" " table:formula="of:=IF(AND([.$C13]&gt;=[.H$5];[.H$5]&gt;=[.$B13]);&quot;  &quot;;&quot; &quot;)" table:style-name="ce16">
            <text:p><text:s/></text:p>
          </table:table-cell>
          <table:table-cell office:value-type="string" office:string-value=" " table:formula="of:=IF(AND([.$C13]&gt;=[.I$5];[.I$5]&gt;=[.$B13]);&quot;  &quot;;&quot; &quot;)" table:style-name="ce16">
            <text:p><text:s/></text:p>
          </table:table-cell>
          <table:table-cell office:value-type="string" office:string-value=" " table:formula="of:=IF(AND([.$C13]&gt;=[.J$5];[.J$5]&gt;=[.$B13]);&quot;  &quot;;&quot; &quot;)" table:style-name="ce16">
            <text:p><text:s/></text:p>
          </table:table-cell>
          <table:table-cell office:value-type="string" office:string-value=" " table:formula="of:=IF(AND([.$C13]&gt;=[.K$5];[.K$5]&gt;=[.$B13]);&quot;  &quot;;&quot; &quot;)" table:style-name="ce16">
            <text:p><text:s/></text:p>
          </table:table-cell>
          <table:table-cell office:value-type="string" office:string-value=" " table:formula="of:=IF(AND([.$C13]&gt;=[.L$5];[.L$5]&gt;=[.$B13]);&quot;  &quot;;&quot; &quot;)" table:style-name="ce16">
            <text:p><text:s/></text:p>
          </table:table-cell>
          <table:table-cell office:value-type="string" office:string-value=" " table:formula="of:=IF(AND([.$C13]&gt;=[.M$5];[.M$5]&gt;=[.$B13]);&quot;  &quot;;&quot; &quot;)" table:style-name="ce16">
            <text:p><text:s/></text:p>
          </table:table-cell>
          <table:table-cell office:value-type="string" office:string-value=" " table:formula="of:=IF(AND([.$C13]&gt;=[.N$5];[.N$5]&gt;=[.$B13]);&quot;  &quot;;&quot; &quot;)" table:style-name="ce16">
            <text:p><text:s/></text:p>
          </table:table-cell>
          <table:table-cell office:value-type="string" office:string-value=" " table:formula="of:=IF(AND([.$C13]&gt;=[.O$5];[.O$5]&gt;=[.$B13]);&quot;  &quot;;&quot; &quot;)" table:style-name="ce16">
            <text:p><text:s/></text:p>
          </table:table-cell>
          <table:table-cell office:value-type="string" office:string-value=" " table:formula="of:=IF(AND([.$C13]&gt;=[.P$5];[.P$5]&gt;=[.$B13]);&quot;  &quot;;&quot; &quot;)" table:style-name="ce16">
            <text:p><text:s/></text:p>
          </table:table-cell>
          <table:table-cell office:value-type="string" office:string-value=" " table:formula="of:=IF(AND([.$C13]&gt;=[.Q$5];[.Q$5]&gt;=[.$B13]);&quot;  &quot;;&quot; &quot;)" table:style-name="ce16">
            <text:p><text:s/></text:p>
          </table:table-cell>
          <table:table-cell office:value-type="string" office:string-value=" " table:formula="of:=IF(AND([.$C13]&gt;=[.R$5];[.R$5]&gt;=[.$B13]);&quot;  &quot;;&quot; &quot;)" table:style-name="ce16">
            <text:p><text:s/></text:p>
          </table:table-cell>
          <table:table-cell office:value-type="string" office:string-value=" " table:formula="of:=IF(AND([.$C13]&gt;=[.S$5];[.S$5]&gt;=[.$B13]);&quot;  &quot;;&quot; &quot;)" table:style-name="ce16">
            <text:p><text:s/></text:p>
          </table:table-cell>
          <table:table-cell office:value-type="string" office:string-value=" " table:formula="of:=IF(AND([.$C13]&gt;=[.T$5];[.T$5]&gt;=[.$B13]);&quot;  &quot;;&quot; &quot;)" table:style-name="ce16">
            <text:p><text:s/></text:p>
          </table:table-cell>
          <table:table-cell office:value-type="string" office:string-value=" " table:formula="of:=IF(AND([.$C13]&gt;=[.U$5];[.U$5]&gt;=[.$B13]);&quot;  &quot;;&quot; &quot;)" table:style-name="ce16">
            <text:p><text:s/></text:p>
          </table:table-cell>
          <table:table-cell office:value-type="string" office:string-value=" " table:formula="of:=IF(AND([.$C13]&gt;=[.V$5];[.V$5]&gt;=[.$B13]);&quot;  &quot;;&quot; &quot;)" table:style-name="ce16">
            <text:p><text:s/></text:p>
          </table:table-cell>
          <table:table-cell office:value-type="string" office:string-value=" " table:formula="of:=IF(AND([.$C13]&gt;=[.W$5];[.W$5]&gt;=[.$B13]);&quot;  &quot;;&quot; &quot;)" table:style-name="ce16">
            <text:p><text:s/></text:p>
          </table:table-cell>
          <table:table-cell office:value-type="string" office:string-value=" " table:formula="of:=IF(AND([.$C13]&gt;=[.X$5];[.X$5]&gt;=[.$B13]);&quot;  &quot;;&quot; &quot;)" table:style-name="ce16">
            <text:p><text:s/></text:p>
          </table:table-cell>
          <table:table-cell office:value-type="string" office:string-value=" " table:formula="of:=IF(AND([.$C13]&gt;=[.Y$5];[.Y$5]&gt;=[.$B13]);&quot;  &quot;;&quot; &quot;)" table:style-name="ce16">
            <text:p><text:s/></text:p>
          </table:table-cell>
          <table:table-cell office:value-type="string" office:string-value=" " table:formula="of:=IF(AND([.$C13]&gt;=[.Z$5];[.Z$5]&gt;=[.$B13]);&quot;  &quot;;&quot; &quot;)" table:style-name="ce16">
            <text:p><text:s/></text:p>
          </table:table-cell>
          <table:table-cell office:value-type="string" office:string-value=" " table:formula="of:=IF(AND([.$C13]&gt;=[.AA$5];[.AA$5]&gt;=[.$B13]);&quot;  &quot;;&quot; &quot;)" table:style-name="ce16">
            <text:p><text:s/></text:p>
          </table:table-cell>
          <table:table-cell office:value-type="string" office:string-value=" " table:formula="of:=IF(AND([.$C13]&gt;=[.AB$5];[.AB$5]&gt;=[.$B13]);&quot;  &quot;;&quot; &quot;)" table:style-name="ce16">
            <text:p><text:s/></text:p>
          </table:table-cell>
          <table:table-cell office:value-type="string" office:string-value=" " table:formula="of:=IF(AND([.$C13]&gt;=[.AC$5];[.AC$5]&gt;=[.$B13]);&quot;  &quot;;&quot; &quot;)" table:style-name="ce16">
            <text:p><text:s/></text:p>
          </table:table-cell>
          <table:table-cell office:value-type="string" office:string-value=" " table:formula="of:=IF(AND([.$C13]&gt;=[.AD$5];[.AD$5]&gt;=[.$B13]);&quot;  &quot;;&quot; &quot;)" table:style-name="ce16">
            <text:p><text:s/></text:p>
          </table:table-cell>
          <table:table-cell office:value-type="string" office:string-value=" " table:formula="of:=IF(AND([.$C13]&gt;=[.AE$5];[.AE$5]&gt;=[.$B13]);&quot;  &quot;;&quot; &quot;)" table:style-name="ce16">
            <text:p><text:s/></text:p>
          </table:table-cell>
          <table:table-cell office:value-type="string" office:string-value="  " table:formula="of:=IF(AND([.$C13]&gt;=[.AF$5];[.AF$5]&gt;=[.$B13]);&quot;  &quot;;&quot; &quot;)" table:style-name="ce16">
            <text:p><text:s text:c="2"/></text:p>
          </table:table-cell>
          <table:table-cell office:value-type="string" office:string-value="  " table:formula="of:=IF(AND([.$C13]&gt;=[.AG$5];[.AG$5]&gt;=[.$B13]);&quot;  &quot;;&quot; &quot;)" table:style-name="ce16">
            <text:p><text:s text:c="2"/></text:p>
          </table:table-cell>
          <table:table-cell office:value-type="string" office:string-value="  " table:formula="of:=IF(AND([.$C13]&gt;=[.AH$5];[.AH$5]&gt;=[.$B13]);&quot;  &quot;;&quot; &quot;)" table:style-name="ce16">
            <text:p><text:s text:c="2"/></text:p>
          </table:table-cell>
          <table:table-cell office:value-type="string" office:string-value="  " table:formula="of:=IF(AND([.$C13]&gt;=[.AI$5];[.AI$5]&gt;=[.$B13]);&quot;  &quot;;&quot; &quot;)" table:style-name="ce16">
            <text:p><text:s text:c="2"/></text:p>
          </table:table-cell>
          <table:table-cell office:value-type="string" office:string-value=" " table:formula="of:=IF(AND([.$C13]&gt;=[.AJ$5];[.AJ$5]&gt;=[.$B13]);&quot;  &quot;;&quot; &quot;)" table:style-name="ce16">
            <text:p><text:s/></text:p>
          </table:table-cell>
          <table:table-cell office:value-type="string" office:string-value=" " table:formula="of:=IF(AND([.$C13]&gt;=[.AK$5];[.AK$5]&gt;=[.$B13]);&quot;  &quot;;&quot; &quot;)" table:style-name="ce16">
            <text:p><text:s/></text:p>
          </table:table-cell>
          <table:table-cell office:value-type="string" office:string-value=" " table:formula="of:=IF(AND([.$C13]&gt;=[.AL$5];[.AL$5]&gt;=[.$B13]);&quot;  &quot;;&quot; &quot;)" table:style-name="ce16">
            <text:p><text:s/></text:p>
          </table:table-cell>
          <table:table-cell office:value-type="string" office:string-value=" " table:formula="of:=IF(AND([.$C13]&gt;=[.AM$5];[.AM$5]&gt;=[.$B13]);&quot;  &quot;;&quot; &quot;)" table:style-name="ce16">
            <text:p><text:s/></text:p>
          </table:table-cell>
          <table:table-cell office:value-type="string" office:string-value=" " table:formula="of:=IF(AND([.$C13]&gt;=[.AN$5];[.AN$5]&gt;=[.$B13]);&quot;  &quot;;&quot; &quot;)" table:style-name="ce16">
            <text:p><text:s/></text:p>
          </table:table-cell>
          <table:table-cell office:value-type="string" office:string-value=" " table:formula="of:=IF(AND([.$C13]&gt;=[.AO$5];[.AO$5]&gt;=[.$B13]);&quot;  &quot;;&quot; &quot;)" table:style-name="ce16">
            <text:p><text:s/></text:p>
          </table:table-cell>
          <table:table-cell office:value-type="string" office:string-value=" " table:formula="of:=IF(AND([.$C13]&gt;=[.AP$5];[.AP$5]&gt;=[.$B13]);&quot;  &quot;;&quot; &quot;)" table:style-name="ce16">
            <text:p><text:s/></text:p>
          </table:table-cell>
          <table:table-cell office:value-type="string" office:string-value=" " table:formula="of:=IF(AND([.$C13]&gt;=[.AQ$5];[.AQ$5]&gt;=[.$B13]);&quot;  &quot;;&quot; &quot;)" table:style-name="ce16">
            <text:p><text:s/></text:p>
          </table:table-cell>
          <table:table-cell office:value-type="string" office:string-value=" " table:formula="of:=IF(AND([.$C13]&gt;=[.AR$5];[.AR$5]&gt;=[.$B13]);&quot;  &quot;;&quot; &quot;)" table:style-name="ce16">
            <text:p><text:s/></text:p>
          </table:table-cell>
          <table:table-cell office:value-type="string" office:string-value=" " table:formula="of:=IF(AND([.$C13]&gt;=[.AS$5];[.AS$5]&gt;=[.$B13]);&quot;  &quot;;&quot; &quot;)" table:style-name="ce16">
            <text:p><text:s/></text:p>
          </table:table-cell>
          <table:table-cell office:value-type="string" office:string-value=" " table:formula="of:=IF(AND([.$C13]&gt;=[.AT$5];[.AT$5]&gt;=[.$B13]);&quot;  &quot;;&quot; &quot;)" table:style-name="ce16">
            <text:p><text:s/></text:p>
          </table:table-cell>
          <table:table-cell office:value-type="string" office:string-value=" " table:formula="of:=IF(AND([.$C13]&gt;=[.AU$5];[.AU$5]&gt;=[.$B13]);&quot;  &quot;;&quot; &quot;)" table:style-name="ce16">
            <text:p><text:s/></text:p>
          </table:table-cell>
          <table:table-cell office:value-type="string" office:string-value=" " table:formula="of:=IF(AND([.$C13]&gt;=[.AV$5];[.AV$5]&gt;=[.$B13]);&quot;  &quot;;&quot; &quot;)" table:style-name="ce16">
            <text:p><text:s/></text:p>
          </table:table-cell>
          <table:table-cell office:value-type="string" office:string-value=" " table:formula="of:=IF(AND([.$C13]&gt;=[.AW$5];[.AW$5]&gt;=[.$B13]);&quot;  &quot;;&quot; &quot;)" table:style-name="ce16">
            <text:p><text:s/></text:p>
          </table:table-cell>
          <table:table-cell office:value-type="string" office:string-value=" " table:formula="of:=IF(AND([.$C13]&gt;=[.AX$5];[.AX$5]&gt;=[.$B13]);&quot;  &quot;;&quot; &quot;)" table:style-name="ce16">
            <text:p><text:s/></text:p>
          </table:table-cell>
          <table:table-cell office:value-type="string" office:string-value=" " table:formula="of:=IF(AND([.$C13]&gt;=[.AY$5];[.AY$5]&gt;=[.$B13]);&quot;  &quot;;&quot; &quot;)" table:style-name="ce16">
            <text:p><text:s/></text:p>
          </table:table-cell>
          <table:table-cell office:value-type="string" office:string-value=" " table:formula="of:=IF(AND([.$C13]&gt;=[.AZ$5];[.AZ$5]&gt;=[.$B13]);&quot;  &quot;;&quot; &quot;)" table:style-name="ce16">
            <text:p><text:s/></text:p>
          </table:table-cell>
          <table:table-cell office:value-type="string" office:string-value=" " table:formula="of:=IF(AND([.$C13]&gt;=[.BA$5];[.BA$5]&gt;=[.$B13]);&quot;  &quot;;&quot; &quot;)" table:style-name="ce16">
            <text:p><text:s/></text:p>
          </table:table-cell>
          <table:table-cell office:value-type="string" office:string-value=" " table:formula="of:=IF(AND([.$C13]&gt;=[.BB$5];[.BB$5]&gt;=[.$B13]);&quot;  &quot;;&quot; &quot;)" table:style-name="ce16">
            <text:p><text:s/></text:p>
          </table:table-cell>
          <table:table-cell office:value-type="string" office:string-value=" " table:formula="of:=IF(AND([.$C13]&gt;=[.BC$5];[.BC$5]&gt;=[.$B13]);&quot;  &quot;;&quot; &quot;)" table:style-name="ce16">
            <text:p><text:s/></text:p>
          </table:table-cell>
          <table:table-cell office:value-type="string" office:string-value=" " table:formula="of:=IF(AND([.$C13]&gt;=[.BD$5];[.BD$5]&gt;=[.$B13]);&quot;  &quot;;&quot; &quot;)" table:style-name="ce16">
            <text:p><text:s/></text:p>
          </table:table-cell>
          <table:table-cell office:value-type="string" office:string-value=" " table:formula="of:=IF(AND([.$C13]&gt;=[.BE$5];[.BE$5]&gt;=[.$B13]);&quot;  &quot;;&quot; &quot;)" table:style-name="ce16">
            <text:p><text:s/></text:p>
          </table:table-cell>
          <table:table-cell office:value-type="string" office:string-value=" " table:formula="of:=IF(AND([.$C13]&gt;=[.BF$5];[.BF$5]&gt;=[.$B13]);&quot;  &quot;;&quot; &quot;)" table:style-name="ce16">
            <text:p><text:s/></text:p>
          </table:table-cell>
          <table:table-cell office:value-type="string" office:string-value=" " table:formula="of:=IF(AND([.$C13]&gt;=[.BG$5];[.BG$5]&gt;=[.$B13]);&quot;  &quot;;&quot; &quot;)" table:style-name="ce16">
            <text:p><text:s/></text:p>
          </table:table-cell>
          <table:table-cell office:value-type="string" office:string-value=" " table:formula="of:=IF(AND([.$C13]&gt;=[.BH$5];[.BH$5]&gt;=[.$B13]);&quot;  &quot;;&quot; &quot;)" table:style-name="ce16">
            <text:p><text:s/></text:p>
          </table:table-cell>
          <table:table-cell office:value-type="string" office:string-value=" " table:formula="of:=IF(AND([.$C13]&gt;=[.BI$5];[.BI$5]&gt;=[.$B13]);&quot;  &quot;;&quot; &quot;)" table:style-name="ce16">
            <text:p><text:s/></text:p>
          </table:table-cell>
          <table:table-cell office:value-type="string" office:string-value=" " table:formula="of:=IF(AND([.$C13]&gt;=[.BJ$5];[.BJ$5]&gt;=[.$B13]);&quot;  &quot;;&quot; &quot;)" table:style-name="ce16">
            <text:p><text:s/></text:p>
          </table:table-cell>
          <table:table-cell office:value-type="string" office:string-value=" " table:formula="of:=IF(AND([.$C13]&gt;=[.BK$5];[.BK$5]&gt;=[.$B13]);&quot;  &quot;;&quot; &quot;)" table:style-name="ce16">
            <text:p><text:s/></text:p>
          </table:table-cell>
          <table:table-cell office:value-type="string" office:string-value=" " table:formula="of:=IF(AND([.$C13]&gt;=[.BL$5];[.BL$5]&gt;=[.$B13]);&quot;  &quot;;&quot; &quot;)" table:style-name="ce16">
            <text:p><text:s/></text:p>
          </table:table-cell>
          <table:table-cell office:value-type="string" office:string-value=" " table:formula="of:=IF(AND([.$C13]&gt;=[.BM$5];[.BM$5]&gt;=[.$B13]);&quot;  &quot;;&quot; &quot;)" table:style-name="ce16">
            <text:p><text:s/></text:p>
          </table:table-cell>
          <table:table-cell office:value-type="string" office:string-value=" " table:formula="of:=IF(AND([.$C13]&gt;=[.BN$5];[.BN$5]&gt;=[.$B13]);&quot;  &quot;;&quot; &quot;)" table:style-name="ce16">
            <text:p><text:s/></text:p>
          </table:table-cell>
          <table:table-cell office:value-type="string" office:string-value=" " table:formula="of:=IF(AND([.$C13]&gt;=[.BO$5];[.BO$5]&gt;=[.$B13]);&quot;  &quot;;&quot; &quot;)" table:style-name="ce16">
            <text:p><text:s/></text:p>
          </table:table-cell>
          <table:table-cell office:value-type="string" office:string-value=" " table:formula="of:=IF(AND([.$C13]&gt;=[.BP$5];[.BP$5]&gt;=[.$B13]);&quot;  &quot;;&quot; &quot;)" table:style-name="ce16">
            <text:p><text:s/></text:p>
          </table:table-cell>
          <table:table-cell office:value-type="string" office:string-value=" " table:formula="of:=IF(AND([.$C13]&gt;=[.BQ$5];[.BQ$5]&gt;=[.$B13]);&quot;  &quot;;&quot; &quot;)" table:style-name="ce16">
            <text:p><text:s/></text:p>
          </table:table-cell>
          <table:table-cell office:value-type="string" office:string-value=" " table:formula="of:=IF(AND([.$C13]&gt;=[.BR$5];[.BR$5]&gt;=[.$B13]);&quot;  &quot;;&quot; &quot;)" table:style-name="ce16">
            <text:p><text:s/></text:p>
          </table:table-cell>
          <table:table-cell office:value-type="string" office:string-value=" " table:formula="of:=IF(AND([.$C13]&gt;=[.BS$5];[.BS$5]&gt;=[.$B13]);&quot;  &quot;;&quot; &quot;)" table:style-name="ce16">
            <text:p><text:s/></text:p>
          </table:table-cell>
          <table:table-cell office:value-type="string" office:string-value=" " table:formula="of:=IF(AND([.$C13]&gt;=[.BT$5];[.BT$5]&gt;=[.$B13]);&quot;  &quot;;&quot; &quot;)" table:style-name="ce16">
            <text:p><text:s/></text:p>
          </table:table-cell>
          <table:table-cell office:value-type="string" office:string-value=" " table:formula="of:=IF(AND([.$C13]&gt;=[.BU$5];[.BU$5]&gt;=[.$B13]);&quot;  &quot;;&quot; &quot;)" table:style-name="ce16">
            <text:p><text:s/></text:p>
          </table:table-cell>
          <table:table-cell office:value-type="string" office:string-value=" " table:formula="of:=IF(AND([.$C13]&gt;=[.BV$5];[.BV$5]&gt;=[.$B13]);&quot;  &quot;;&quot; &quot;)" table:style-name="ce16">
            <text:p><text:s/></text:p>
          </table:table-cell>
          <table:table-cell office:value-type="string" office:string-value=" " table:formula="of:=IF(AND([.$C13]&gt;=[.BW$5];[.BW$5]&gt;=[.$B13]);&quot;  &quot;;&quot; &quot;)" table:style-name="ce16">
            <text:p><text:s/></text:p>
          </table:table-cell>
          <table:table-cell office:value-type="string" office:string-value=" " table:formula="of:=IF(AND([.$C13]&gt;=[.BX$5];[.BX$5]&gt;=[.$B13]);&quot;  &quot;;&quot; &quot;)" table:style-name="ce16">
            <text:p><text:s/></text:p>
          </table:table-cell>
          <table:table-cell office:value-type="string" office:string-value=" " table:formula="of:=IF(AND([.$C13]&gt;=[.BY$5];[.BY$5]&gt;=[.$B13]);&quot;  &quot;;&quot; &quot;)" table:style-name="ce16">
            <text:p><text:s/></text:p>
          </table:table-cell>
          <table:table-cell office:value-type="string" office:string-value=" " table:formula="of:=IF(AND([.$C13]&gt;=[.BZ$5];[.BZ$5]&gt;=[.$B13]);&quot;  &quot;;&quot; &quot;)" table:style-name="ce16">
            <text:p><text:s/></text:p>
          </table:table-cell>
          <table:table-cell office:value-type="string" office:string-value=" " table:formula="of:=IF(AND([.$C13]&gt;=[.CA$5];[.CA$5]&gt;=[.$B13]);&quot;  &quot;;&quot; &quot;)" table:style-name="ce16">
            <text:p><text:s/></text:p>
          </table:table-cell>
          <table:table-cell office:value-type="string" office:string-value=" " table:formula="of:=IF(AND([.$C13]&gt;=[.CB$5];[.CB$5]&gt;=[.$B13]);&quot;  &quot;;&quot; &quot;)" table:style-name="ce16">
            <text:p><text:s/></text:p>
          </table:table-cell>
          <table:table-cell office:value-type="string" office:string-value=" " table:formula="of:=IF(AND([.$C13]&gt;=[.CC$5];[.CC$5]&gt;=[.$B13]);&quot;  &quot;;&quot; &quot;)" table:style-name="ce16">
            <text:p><text:s/></text:p>
          </table:table-cell>
          <table:table-cell office:value-type="string" office:string-value=" " table:formula="of:=IF(AND([.$C13]&gt;=[.CD$5];[.CD$5]&gt;=[.$B13]);&quot;  &quot;;&quot; &quot;)" table:style-name="ce16">
            <text:p><text:s/></text:p>
          </table:table-cell>
          <table:table-cell office:value-type="string" office:string-value=" " table:formula="of:=IF(AND([.$C13]&gt;=[.CE$5];[.CE$5]&gt;=[.$B13]);&quot;  &quot;;&quot; &quot;)" table:style-name="ce16">
            <text:p><text:s/></text:p>
          </table:table-cell>
          <table:table-cell office:value-type="string" office:string-value=" " table:formula="of:=IF(AND([.$C13]&gt;=[.CF$5];[.CF$5]&gt;=[.$B13]);&quot;  &quot;;&quot; &quot;)" table:style-name="ce16">
            <text:p><text:s/></text:p>
          </table:table-cell>
          <table:table-cell office:value-type="string" office:string-value=" " table:formula="of:=IF(AND([.$C13]&gt;=[.CG$5];[.CG$5]&gt;=[.$B13]);&quot;  &quot;;&quot; &quot;)" table:style-name="ce16">
            <text:p><text:s/></text:p>
          </table:table-cell>
          <table:table-cell office:value-type="string" office:string-value=" " table:formula="of:=IF(AND([.$C13]&gt;=[.CH$5];[.CH$5]&gt;=[.$B13]);&quot;  &quot;;&quot; &quot;)" table:style-name="ce16">
            <text:p><text:s/></text:p>
          </table:table-cell>
          <table:table-cell office:value-type="string" office:string-value=" " table:formula="of:=IF(AND([.$C13]&gt;=[.CI$5];[.CI$5]&gt;=[.$B13]);&quot;  &quot;;&quot; &quot;)" table:style-name="ce16">
            <text:p><text:s/></text:p>
          </table:table-cell>
          <table:table-cell office:value-type="string" office:string-value=" " table:formula="of:=IF(AND([.$C13]&gt;=[.CJ$5];[.CJ$5]&gt;=[.$B13]);&quot;  &quot;;&quot; &quot;)" table:style-name="ce16">
            <text:p><text:s/></text:p>
          </table:table-cell>
          <table:table-cell table:number-columns-repeated="16296"/>
        </table:table-row>
        <table:table-row table:style-name="ro1">
          <table:table-cell office:value-type="string" table:style-name="ce5">
            <text:p>Mesure des performances énergétiques</text:p>
          </table:table-cell>
          <table:table-cell office:value-type="date" office:date-value="2022-07-04T00:00:00" table:formula="of:=[.B13]" table:style-name="ce12">
            <text:p>04/07/22</text:p>
          </table:table-cell>
          <table:table-cell office:value-type="date" office:date-value="2022-07-10T00:00:00" table:formula="of:=[.B14]+6" table:style-name="ce12">
            <text:p>10/07/22</text:p>
          </table:table-cell>
          <table:table-cell office:value-type="float" office:value="6" table:formula="of:=[.C14]-[.B14]" table:style-name="ce7">
            <text:p>6</text:p>
          </table:table-cell>
          <table:table-cell office:value-type="string" office:string-value=" " table:formula="of:=IF(AND([.$C14]&gt;=[.E$5];[.E$5]&gt;=[.$B14]);&quot;  &quot;;&quot; &quot;)" table:style-name="ce16">
            <text:p><text:s/></text:p>
          </table:table-cell>
          <table:table-cell office:value-type="string" office:string-value=" " table:formula="of:=IF(AND([.$C14]&gt;=[.F$5];[.F$5]&gt;=[.$B14]);&quot;  &quot;;&quot; &quot;)" table:style-name="ce16">
            <text:p><text:s/></text:p>
          </table:table-cell>
          <table:table-cell office:value-type="string" office:string-value=" " table:formula="of:=IF(AND([.$C14]&gt;=[.G$5];[.G$5]&gt;=[.$B14]);&quot;  &quot;;&quot; &quot;)" table:style-name="ce16">
            <text:p><text:s/></text:p>
          </table:table-cell>
          <table:table-cell office:value-type="string" office:string-value=" " table:formula="of:=IF(AND([.$C14]&gt;=[.H$5];[.H$5]&gt;=[.$B14]);&quot;  &quot;;&quot; &quot;)" table:style-name="ce16">
            <text:p><text:s/></text:p>
          </table:table-cell>
          <table:table-cell office:value-type="string" office:string-value=" " table:formula="of:=IF(AND([.$C14]&gt;=[.I$5];[.I$5]&gt;=[.$B14]);&quot;  &quot;;&quot; &quot;)" table:style-name="ce16">
            <text:p><text:s/></text:p>
          </table:table-cell>
          <table:table-cell office:value-type="string" office:string-value=" " table:formula="of:=IF(AND([.$C14]&gt;=[.J$5];[.J$5]&gt;=[.$B14]);&quot;  &quot;;&quot; &quot;)" table:style-name="ce16">
            <text:p><text:s/></text:p>
          </table:table-cell>
          <table:table-cell office:value-type="string" office:string-value=" " table:formula="of:=IF(AND([.$C14]&gt;=[.K$5];[.K$5]&gt;=[.$B14]);&quot;  &quot;;&quot; &quot;)" table:style-name="ce16">
            <text:p><text:s/></text:p>
          </table:table-cell>
          <table:table-cell office:value-type="string" office:string-value=" " table:formula="of:=IF(AND([.$C14]&gt;=[.L$5];[.L$5]&gt;=[.$B14]);&quot;  &quot;;&quot; &quot;)" table:style-name="ce16">
            <text:p><text:s/></text:p>
          </table:table-cell>
          <table:table-cell office:value-type="string" office:string-value=" " table:formula="of:=IF(AND([.$C14]&gt;=[.M$5];[.M$5]&gt;=[.$B14]);&quot;  &quot;;&quot; &quot;)" table:style-name="ce16">
            <text:p><text:s/></text:p>
          </table:table-cell>
          <table:table-cell office:value-type="string" office:string-value=" " table:formula="of:=IF(AND([.$C14]&gt;=[.N$5];[.N$5]&gt;=[.$B14]);&quot;  &quot;;&quot; &quot;)" table:style-name="ce16">
            <text:p><text:s/></text:p>
          </table:table-cell>
          <table:table-cell office:value-type="string" office:string-value=" " table:formula="of:=IF(AND([.$C14]&gt;=[.O$5];[.O$5]&gt;=[.$B14]);&quot;  &quot;;&quot; &quot;)" table:style-name="ce16">
            <text:p><text:s/></text:p>
          </table:table-cell>
          <table:table-cell office:value-type="string" office:string-value=" " table:formula="of:=IF(AND([.$C14]&gt;=[.P$5];[.P$5]&gt;=[.$B14]);&quot;  &quot;;&quot; &quot;)" table:style-name="ce16">
            <text:p><text:s/></text:p>
          </table:table-cell>
          <table:table-cell office:value-type="string" office:string-value=" " table:formula="of:=IF(AND([.$C14]&gt;=[.Q$5];[.Q$5]&gt;=[.$B14]);&quot;  &quot;;&quot; &quot;)" table:style-name="ce16">
            <text:p><text:s/></text:p>
          </table:table-cell>
          <table:table-cell office:value-type="string" office:string-value=" " table:formula="of:=IF(AND([.$C14]&gt;=[.R$5];[.R$5]&gt;=[.$B14]);&quot;  &quot;;&quot; &quot;)" table:style-name="ce16">
            <text:p><text:s/></text:p>
          </table:table-cell>
          <table:table-cell office:value-type="string" office:string-value=" " table:formula="of:=IF(AND([.$C14]&gt;=[.S$5];[.S$5]&gt;=[.$B14]);&quot;  &quot;;&quot; &quot;)" table:style-name="ce16">
            <text:p><text:s/></text:p>
          </table:table-cell>
          <table:table-cell office:value-type="string" office:string-value=" " table:formula="of:=IF(AND([.$C14]&gt;=[.T$5];[.T$5]&gt;=[.$B14]);&quot;  &quot;;&quot; &quot;)" table:style-name="ce16">
            <text:p><text:s/></text:p>
          </table:table-cell>
          <table:table-cell office:value-type="string" office:string-value=" " table:formula="of:=IF(AND([.$C14]&gt;=[.U$5];[.U$5]&gt;=[.$B14]);&quot;  &quot;;&quot; &quot;)" table:style-name="ce16">
            <text:p><text:s/></text:p>
          </table:table-cell>
          <table:table-cell office:value-type="string" office:string-value=" " table:formula="of:=IF(AND([.$C14]&gt;=[.V$5];[.V$5]&gt;=[.$B14]);&quot;  &quot;;&quot; &quot;)" table:style-name="ce16">
            <text:p><text:s/></text:p>
          </table:table-cell>
          <table:table-cell office:value-type="string" office:string-value=" " table:formula="of:=IF(AND([.$C14]&gt;=[.W$5];[.W$5]&gt;=[.$B14]);&quot;  &quot;;&quot; &quot;)" table:style-name="ce16">
            <text:p><text:s/></text:p>
          </table:table-cell>
          <table:table-cell office:value-type="string" office:string-value=" " table:formula="of:=IF(AND([.$C14]&gt;=[.X$5];[.X$5]&gt;=[.$B14]);&quot;  &quot;;&quot; &quot;)" table:style-name="ce16">
            <text:p><text:s/></text:p>
          </table:table-cell>
          <table:table-cell office:value-type="string" office:string-value=" " table:formula="of:=IF(AND([.$C14]&gt;=[.Y$5];[.Y$5]&gt;=[.$B14]);&quot;  &quot;;&quot; &quot;)" table:style-name="ce16">
            <text:p><text:s/></text:p>
          </table:table-cell>
          <table:table-cell office:value-type="string" office:string-value=" " table:formula="of:=IF(AND([.$C14]&gt;=[.Z$5];[.Z$5]&gt;=[.$B14]);&quot;  &quot;;&quot; &quot;)" table:style-name="ce16">
            <text:p><text:s/></text:p>
          </table:table-cell>
          <table:table-cell office:value-type="string" office:string-value=" " table:formula="of:=IF(AND([.$C14]&gt;=[.AA$5];[.AA$5]&gt;=[.$B14]);&quot;  &quot;;&quot; &quot;)" table:style-name="ce16">
            <text:p><text:s/></text:p>
          </table:table-cell>
          <table:table-cell office:value-type="string" office:string-value=" " table:formula="of:=IF(AND([.$C14]&gt;=[.AB$5];[.AB$5]&gt;=[.$B14]);&quot;  &quot;;&quot; &quot;)" table:style-name="ce16">
            <text:p><text:s/></text:p>
          </table:table-cell>
          <table:table-cell office:value-type="string" office:string-value=" " table:formula="of:=IF(AND([.$C14]&gt;=[.AC$5];[.AC$5]&gt;=[.$B14]);&quot;  &quot;;&quot; &quot;)" table:style-name="ce16">
            <text:p><text:s/></text:p>
          </table:table-cell>
          <table:table-cell office:value-type="string" office:string-value=" " table:formula="of:=IF(AND([.$C14]&gt;=[.AD$5];[.AD$5]&gt;=[.$B14]);&quot;  &quot;;&quot; &quot;)" table:style-name="ce16">
            <text:p><text:s/></text:p>
          </table:table-cell>
          <table:table-cell office:value-type="string" office:string-value=" " table:formula="of:=IF(AND([.$C14]&gt;=[.AE$5];[.AE$5]&gt;=[.$B14]);&quot;  &quot;;&quot; &quot;)" table:style-name="ce16">
            <text:p><text:s/></text:p>
          </table:table-cell>
          <table:table-cell office:value-type="string" office:string-value="  " table:formula="of:=IF(AND([.$C14]&gt;=[.AF$5];[.AF$5]&gt;=[.$B14]);&quot;  &quot;;&quot; &quot;)" table:style-name="ce16">
            <text:p><text:s text:c="2"/></text:p>
          </table:table-cell>
          <table:table-cell office:value-type="string" office:string-value="  " table:formula="of:=IF(AND([.$C14]&gt;=[.AG$5];[.AG$5]&gt;=[.$B14]);&quot;  &quot;;&quot; &quot;)" table:style-name="ce16">
            <text:p><text:s text:c="2"/></text:p>
          </table:table-cell>
          <table:table-cell office:value-type="string" office:string-value="  " table:formula="of:=IF(AND([.$C14]&gt;=[.AH$5];[.AH$5]&gt;=[.$B14]);&quot;  &quot;;&quot; &quot;)" table:style-name="ce16">
            <text:p><text:s text:c="2"/></text:p>
          </table:table-cell>
          <table:table-cell office:value-type="string" office:string-value="  " table:formula="of:=IF(AND([.$C14]&gt;=[.AI$5];[.AI$5]&gt;=[.$B14]);&quot;  &quot;;&quot; &quot;)" table:style-name="ce16">
            <text:p><text:s text:c="2"/></text:p>
          </table:table-cell>
          <table:table-cell office:value-type="string" office:string-value=" " table:formula="of:=IF(AND([.$C14]&gt;=[.AJ$5];[.AJ$5]&gt;=[.$B14]);&quot;  &quot;;&quot; &quot;)" table:style-name="ce16">
            <text:p><text:s/></text:p>
          </table:table-cell>
          <table:table-cell office:value-type="string" office:string-value=" " table:formula="of:=IF(AND([.$C14]&gt;=[.AK$5];[.AK$5]&gt;=[.$B14]);&quot;  &quot;;&quot; &quot;)" table:style-name="ce16">
            <text:p><text:s/></text:p>
          </table:table-cell>
          <table:table-cell office:value-type="string" office:string-value=" " table:formula="of:=IF(AND([.$C14]&gt;=[.AL$5];[.AL$5]&gt;=[.$B14]);&quot;  &quot;;&quot; &quot;)" table:style-name="ce16">
            <text:p><text:s/></text:p>
          </table:table-cell>
          <table:table-cell office:value-type="string" office:string-value=" " table:formula="of:=IF(AND([.$C14]&gt;=[.AM$5];[.AM$5]&gt;=[.$B14]);&quot;  &quot;;&quot; &quot;)" table:style-name="ce16">
            <text:p><text:s/></text:p>
          </table:table-cell>
          <table:table-cell office:value-type="string" office:string-value=" " table:formula="of:=IF(AND([.$C14]&gt;=[.AN$5];[.AN$5]&gt;=[.$B14]);&quot;  &quot;;&quot; &quot;)" table:style-name="ce16">
            <text:p><text:s/></text:p>
          </table:table-cell>
          <table:table-cell office:value-type="string" office:string-value=" " table:formula="of:=IF(AND([.$C14]&gt;=[.AO$5];[.AO$5]&gt;=[.$B14]);&quot;  &quot;;&quot; &quot;)" table:style-name="ce16">
            <text:p><text:s/></text:p>
          </table:table-cell>
          <table:table-cell office:value-type="string" office:string-value=" " table:formula="of:=IF(AND([.$C14]&gt;=[.AP$5];[.AP$5]&gt;=[.$B14]);&quot;  &quot;;&quot; &quot;)" table:style-name="ce16">
            <text:p><text:s/></text:p>
          </table:table-cell>
          <table:table-cell office:value-type="string" office:string-value=" " table:formula="of:=IF(AND([.$C14]&gt;=[.AQ$5];[.AQ$5]&gt;=[.$B14]);&quot;  &quot;;&quot; &quot;)" table:style-name="ce16">
            <text:p><text:s/></text:p>
          </table:table-cell>
          <table:table-cell office:value-type="string" office:string-value=" " table:formula="of:=IF(AND([.$C14]&gt;=[.AR$5];[.AR$5]&gt;=[.$B14]);&quot;  &quot;;&quot; &quot;)" table:style-name="ce16">
            <text:p><text:s/></text:p>
          </table:table-cell>
          <table:table-cell office:value-type="string" office:string-value=" " table:formula="of:=IF(AND([.$C14]&gt;=[.AS$5];[.AS$5]&gt;=[.$B14]);&quot;  &quot;;&quot; &quot;)" table:style-name="ce16">
            <text:p><text:s/></text:p>
          </table:table-cell>
          <table:table-cell office:value-type="string" office:string-value=" " table:formula="of:=IF(AND([.$C14]&gt;=[.AT$5];[.AT$5]&gt;=[.$B14]);&quot;  &quot;;&quot; &quot;)" table:style-name="ce16">
            <text:p><text:s/></text:p>
          </table:table-cell>
          <table:table-cell office:value-type="string" office:string-value=" " table:formula="of:=IF(AND([.$C14]&gt;=[.AU$5];[.AU$5]&gt;=[.$B14]);&quot;  &quot;;&quot; &quot;)" table:style-name="ce16">
            <text:p><text:s/></text:p>
          </table:table-cell>
          <table:table-cell office:value-type="string" office:string-value=" " table:formula="of:=IF(AND([.$C14]&gt;=[.AV$5];[.AV$5]&gt;=[.$B14]);&quot;  &quot;;&quot; &quot;)" table:style-name="ce16">
            <text:p><text:s/></text:p>
          </table:table-cell>
          <table:table-cell office:value-type="string" office:string-value=" " table:formula="of:=IF(AND([.$C14]&gt;=[.AW$5];[.AW$5]&gt;=[.$B14]);&quot;  &quot;;&quot; &quot;)" table:style-name="ce16">
            <text:p><text:s/></text:p>
          </table:table-cell>
          <table:table-cell office:value-type="string" office:string-value=" " table:formula="of:=IF(AND([.$C14]&gt;=[.AX$5];[.AX$5]&gt;=[.$B14]);&quot;  &quot;;&quot; &quot;)" table:style-name="ce16">
            <text:p><text:s/></text:p>
          </table:table-cell>
          <table:table-cell office:value-type="string" office:string-value=" " table:formula="of:=IF(AND([.$C14]&gt;=[.AY$5];[.AY$5]&gt;=[.$B14]);&quot;  &quot;;&quot; &quot;)" table:style-name="ce16">
            <text:p><text:s/></text:p>
          </table:table-cell>
          <table:table-cell office:value-type="string" office:string-value=" " table:formula="of:=IF(AND([.$C14]&gt;=[.AZ$5];[.AZ$5]&gt;=[.$B14]);&quot;  &quot;;&quot; &quot;)" table:style-name="ce16">
            <text:p><text:s/></text:p>
          </table:table-cell>
          <table:table-cell office:value-type="string" office:string-value=" " table:formula="of:=IF(AND([.$C14]&gt;=[.BA$5];[.BA$5]&gt;=[.$B14]);&quot;  &quot;;&quot; &quot;)" table:style-name="ce16">
            <text:p><text:s/></text:p>
          </table:table-cell>
          <table:table-cell office:value-type="string" office:string-value=" " table:formula="of:=IF(AND([.$C14]&gt;=[.BB$5];[.BB$5]&gt;=[.$B14]);&quot;  &quot;;&quot; &quot;)" table:style-name="ce16">
            <text:p><text:s/></text:p>
          </table:table-cell>
          <table:table-cell office:value-type="string" office:string-value=" " table:formula="of:=IF(AND([.$C14]&gt;=[.BC$5];[.BC$5]&gt;=[.$B14]);&quot;  &quot;;&quot; &quot;)" table:style-name="ce16">
            <text:p><text:s/></text:p>
          </table:table-cell>
          <table:table-cell office:value-type="string" office:string-value=" " table:formula="of:=IF(AND([.$C14]&gt;=[.BD$5];[.BD$5]&gt;=[.$B14]);&quot;  &quot;;&quot; &quot;)" table:style-name="ce16">
            <text:p><text:s/></text:p>
          </table:table-cell>
          <table:table-cell office:value-type="string" office:string-value=" " table:formula="of:=IF(AND([.$C14]&gt;=[.BE$5];[.BE$5]&gt;=[.$B14]);&quot;  &quot;;&quot; &quot;)" table:style-name="ce16">
            <text:p><text:s/></text:p>
          </table:table-cell>
          <table:table-cell office:value-type="string" office:string-value=" " table:formula="of:=IF(AND([.$C14]&gt;=[.BF$5];[.BF$5]&gt;=[.$B14]);&quot;  &quot;;&quot; &quot;)" table:style-name="ce16">
            <text:p><text:s/></text:p>
          </table:table-cell>
          <table:table-cell office:value-type="string" office:string-value=" " table:formula="of:=IF(AND([.$C14]&gt;=[.BG$5];[.BG$5]&gt;=[.$B14]);&quot;  &quot;;&quot; &quot;)" table:style-name="ce16">
            <text:p><text:s/></text:p>
          </table:table-cell>
          <table:table-cell office:value-type="string" office:string-value=" " table:formula="of:=IF(AND([.$C14]&gt;=[.BH$5];[.BH$5]&gt;=[.$B14]);&quot;  &quot;;&quot; &quot;)" table:style-name="ce16">
            <text:p><text:s/></text:p>
          </table:table-cell>
          <table:table-cell office:value-type="string" office:string-value=" " table:formula="of:=IF(AND([.$C14]&gt;=[.BI$5];[.BI$5]&gt;=[.$B14]);&quot;  &quot;;&quot; &quot;)" table:style-name="ce16">
            <text:p><text:s/></text:p>
          </table:table-cell>
          <table:table-cell office:value-type="string" office:string-value=" " table:formula="of:=IF(AND([.$C14]&gt;=[.BJ$5];[.BJ$5]&gt;=[.$B14]);&quot;  &quot;;&quot; &quot;)" table:style-name="ce16">
            <text:p><text:s/></text:p>
          </table:table-cell>
          <table:table-cell office:value-type="string" office:string-value=" " table:formula="of:=IF(AND([.$C14]&gt;=[.BK$5];[.BK$5]&gt;=[.$B14]);&quot;  &quot;;&quot; &quot;)" table:style-name="ce16">
            <text:p><text:s/></text:p>
          </table:table-cell>
          <table:table-cell office:value-type="string" office:string-value=" " table:formula="of:=IF(AND([.$C14]&gt;=[.BL$5];[.BL$5]&gt;=[.$B14]);&quot;  &quot;;&quot; &quot;)" table:style-name="ce16">
            <text:p><text:s/></text:p>
          </table:table-cell>
          <table:table-cell office:value-type="string" office:string-value=" " table:formula="of:=IF(AND([.$C14]&gt;=[.BM$5];[.BM$5]&gt;=[.$B14]);&quot;  &quot;;&quot; &quot;)" table:style-name="ce16">
            <text:p><text:s/></text:p>
          </table:table-cell>
          <table:table-cell office:value-type="string" office:string-value=" " table:formula="of:=IF(AND([.$C14]&gt;=[.BN$5];[.BN$5]&gt;=[.$B14]);&quot;  &quot;;&quot; &quot;)" table:style-name="ce16">
            <text:p><text:s/></text:p>
          </table:table-cell>
          <table:table-cell office:value-type="string" office:string-value=" " table:formula="of:=IF(AND([.$C14]&gt;=[.BO$5];[.BO$5]&gt;=[.$B14]);&quot;  &quot;;&quot; &quot;)" table:style-name="ce16">
            <text:p><text:s/></text:p>
          </table:table-cell>
          <table:table-cell office:value-type="string" office:string-value=" " table:formula="of:=IF(AND([.$C14]&gt;=[.BP$5];[.BP$5]&gt;=[.$B14]);&quot;  &quot;;&quot; &quot;)" table:style-name="ce16">
            <text:p><text:s/></text:p>
          </table:table-cell>
          <table:table-cell office:value-type="string" office:string-value=" " table:formula="of:=IF(AND([.$C14]&gt;=[.BQ$5];[.BQ$5]&gt;=[.$B14]);&quot;  &quot;;&quot; &quot;)" table:style-name="ce16">
            <text:p><text:s/></text:p>
          </table:table-cell>
          <table:table-cell office:value-type="string" office:string-value=" " table:formula="of:=IF(AND([.$C14]&gt;=[.BR$5];[.BR$5]&gt;=[.$B14]);&quot;  &quot;;&quot; &quot;)" table:style-name="ce16">
            <text:p><text:s/></text:p>
          </table:table-cell>
          <table:table-cell office:value-type="string" office:string-value=" " table:formula="of:=IF(AND([.$C14]&gt;=[.BS$5];[.BS$5]&gt;=[.$B14]);&quot;  &quot;;&quot; &quot;)" table:style-name="ce16">
            <text:p><text:s/></text:p>
          </table:table-cell>
          <table:table-cell office:value-type="string" office:string-value=" " table:formula="of:=IF(AND([.$C14]&gt;=[.BT$5];[.BT$5]&gt;=[.$B14]);&quot;  &quot;;&quot; &quot;)" table:style-name="ce16">
            <text:p><text:s/></text:p>
          </table:table-cell>
          <table:table-cell office:value-type="string" office:string-value=" " table:formula="of:=IF(AND([.$C14]&gt;=[.BU$5];[.BU$5]&gt;=[.$B14]);&quot;  &quot;;&quot; &quot;)" table:style-name="ce16">
            <text:p><text:s/></text:p>
          </table:table-cell>
          <table:table-cell office:value-type="string" office:string-value=" " table:formula="of:=IF(AND([.$C14]&gt;=[.BV$5];[.BV$5]&gt;=[.$B14]);&quot;  &quot;;&quot; &quot;)" table:style-name="ce16">
            <text:p><text:s/></text:p>
          </table:table-cell>
          <table:table-cell office:value-type="string" office:string-value=" " table:formula="of:=IF(AND([.$C14]&gt;=[.BW$5];[.BW$5]&gt;=[.$B14]);&quot;  &quot;;&quot; &quot;)" table:style-name="ce16">
            <text:p><text:s/></text:p>
          </table:table-cell>
          <table:table-cell office:value-type="string" office:string-value=" " table:formula="of:=IF(AND([.$C14]&gt;=[.BX$5];[.BX$5]&gt;=[.$B14]);&quot;  &quot;;&quot; &quot;)" table:style-name="ce16">
            <text:p><text:s/></text:p>
          </table:table-cell>
          <table:table-cell office:value-type="string" office:string-value=" " table:formula="of:=IF(AND([.$C14]&gt;=[.BY$5];[.BY$5]&gt;=[.$B14]);&quot;  &quot;;&quot; &quot;)" table:style-name="ce16">
            <text:p><text:s/></text:p>
          </table:table-cell>
          <table:table-cell office:value-type="string" office:string-value=" " table:formula="of:=IF(AND([.$C14]&gt;=[.BZ$5];[.BZ$5]&gt;=[.$B14]);&quot;  &quot;;&quot; &quot;)" table:style-name="ce16">
            <text:p><text:s/></text:p>
          </table:table-cell>
          <table:table-cell office:value-type="string" office:string-value=" " table:formula="of:=IF(AND([.$C14]&gt;=[.CA$5];[.CA$5]&gt;=[.$B14]);&quot;  &quot;;&quot; &quot;)" table:style-name="ce16">
            <text:p><text:s/></text:p>
          </table:table-cell>
          <table:table-cell office:value-type="string" office:string-value=" " table:formula="of:=IF(AND([.$C14]&gt;=[.CB$5];[.CB$5]&gt;=[.$B14]);&quot;  &quot;;&quot; &quot;)" table:style-name="ce16">
            <text:p><text:s/></text:p>
          </table:table-cell>
          <table:table-cell office:value-type="string" office:string-value=" " table:formula="of:=IF(AND([.$C14]&gt;=[.CC$5];[.CC$5]&gt;=[.$B14]);&quot;  &quot;;&quot; &quot;)" table:style-name="ce16">
            <text:p><text:s/></text:p>
          </table:table-cell>
          <table:table-cell office:value-type="string" office:string-value=" " table:formula="of:=IF(AND([.$C14]&gt;=[.CD$5];[.CD$5]&gt;=[.$B14]);&quot;  &quot;;&quot; &quot;)" table:style-name="ce16">
            <text:p><text:s/></text:p>
          </table:table-cell>
          <table:table-cell office:value-type="string" office:string-value=" " table:formula="of:=IF(AND([.$C14]&gt;=[.CE$5];[.CE$5]&gt;=[.$B14]);&quot;  &quot;;&quot; &quot;)" table:style-name="ce16">
            <text:p><text:s/></text:p>
          </table:table-cell>
          <table:table-cell office:value-type="string" office:string-value=" " table:formula="of:=IF(AND([.$C14]&gt;=[.CF$5];[.CF$5]&gt;=[.$B14]);&quot;  &quot;;&quot; &quot;)" table:style-name="ce16">
            <text:p><text:s/></text:p>
          </table:table-cell>
          <table:table-cell office:value-type="string" office:string-value=" " table:formula="of:=IF(AND([.$C14]&gt;=[.CG$5];[.CG$5]&gt;=[.$B14]);&quot;  &quot;;&quot; &quot;)" table:style-name="ce16">
            <text:p><text:s/></text:p>
          </table:table-cell>
          <table:table-cell office:value-type="string" office:string-value=" " table:formula="of:=IF(AND([.$C14]&gt;=[.CH$5];[.CH$5]&gt;=[.$B14]);&quot;  &quot;;&quot; &quot;)" table:style-name="ce16">
            <text:p><text:s/></text:p>
          </table:table-cell>
          <table:table-cell office:value-type="string" office:string-value=" " table:formula="of:=IF(AND([.$C14]&gt;=[.CI$5];[.CI$5]&gt;=[.$B14]);&quot;  &quot;;&quot; &quot;)" table:style-name="ce16">
            <text:p><text:s/></text:p>
          </table:table-cell>
          <table:table-cell office:value-type="string" office:string-value=" " table:formula="of:=IF(AND([.$C14]&gt;=[.CJ$5];[.CJ$5]&gt;=[.$B14]);&quot;  &quot;;&quot; &quot;)" table:style-name="ce16">
            <text:p><text:s/></text:p>
          </table:table-cell>
          <table:table-cell table:number-columns-repeated="16296"/>
        </table:table-row>
        <table:table-row table:style-name="ro1">
          <table:table-cell office:value-type="string" table:style-name="ce13">
            <text:p>Recherche d'optimisations énergétiques</text:p>
          </table:table-cell>
          <table:table-cell office:value-type="date" office:date-value="2022-07-11T00:00:00" table:formula="of:=[.C14]+1" table:style-name="ce14">
            <text:p>11/07/22</text:p>
          </table:table-cell>
          <table:table-cell office:value-type="date" office:date-value="2022-07-17T00:00:00" table:formula="of:=[.B15]+6" table:style-name="ce14">
            <text:p>17/07/22</text:p>
          </table:table-cell>
          <table:table-cell office:value-type="float" office:value="6" table:formula="of:=[.C15]-[.B15]" table:style-name="ce15">
            <text:p>6</text:p>
          </table:table-cell>
          <table:table-cell office:value-type="string" office:string-value=" " table:formula="of:=IF(AND([.$C15]&gt;=[.E$5];[.E$5]&gt;=[.$B15]);&quot;  &quot;;&quot; &quot;)" table:style-name="ce16">
            <text:p><text:s/></text:p>
          </table:table-cell>
          <table:table-cell office:value-type="string" office:string-value=" " table:formula="of:=IF(AND([.$C15]&gt;=[.F$5];[.F$5]&gt;=[.$B15]);&quot;  &quot;;&quot; &quot;)" table:style-name="ce16">
            <text:p><text:s/></text:p>
          </table:table-cell>
          <table:table-cell office:value-type="string" office:string-value=" " table:formula="of:=IF(AND([.$C15]&gt;=[.G$5];[.G$5]&gt;=[.$B15]);&quot;  &quot;;&quot; &quot;)" table:style-name="ce16">
            <text:p><text:s/></text:p>
          </table:table-cell>
          <table:table-cell office:value-type="string" office:string-value=" " table:formula="of:=IF(AND([.$C15]&gt;=[.H$5];[.H$5]&gt;=[.$B15]);&quot;  &quot;;&quot; &quot;)" table:style-name="ce16">
            <text:p><text:s/></text:p>
          </table:table-cell>
          <table:table-cell office:value-type="string" office:string-value=" " table:formula="of:=IF(AND([.$C15]&gt;=[.I$5];[.I$5]&gt;=[.$B15]);&quot;  &quot;;&quot; &quot;)" table:style-name="ce16">
            <text:p><text:s/></text:p>
          </table:table-cell>
          <table:table-cell office:value-type="string" office:string-value=" " table:formula="of:=IF(AND([.$C15]&gt;=[.J$5];[.J$5]&gt;=[.$B15]);&quot;  &quot;;&quot; &quot;)" table:style-name="ce16">
            <text:p><text:s/></text:p>
          </table:table-cell>
          <table:table-cell office:value-type="string" office:string-value=" " table:formula="of:=IF(AND([.$C15]&gt;=[.K$5];[.K$5]&gt;=[.$B15]);&quot;  &quot;;&quot; &quot;)" table:style-name="ce16">
            <text:p><text:s/></text:p>
          </table:table-cell>
          <table:table-cell office:value-type="string" office:string-value=" " table:formula="of:=IF(AND([.$C15]&gt;=[.L$5];[.L$5]&gt;=[.$B15]);&quot;  &quot;;&quot; &quot;)" table:style-name="ce16">
            <text:p><text:s/></text:p>
          </table:table-cell>
          <table:table-cell office:value-type="string" office:string-value=" " table:formula="of:=IF(AND([.$C15]&gt;=[.M$5];[.M$5]&gt;=[.$B15]);&quot;  &quot;;&quot; &quot;)" table:style-name="ce16">
            <text:p><text:s/></text:p>
          </table:table-cell>
          <table:table-cell office:value-type="string" office:string-value=" " table:formula="of:=IF(AND([.$C15]&gt;=[.N$5];[.N$5]&gt;=[.$B15]);&quot;  &quot;;&quot; &quot;)" table:style-name="ce16">
            <text:p><text:s/></text:p>
          </table:table-cell>
          <table:table-cell office:value-type="string" office:string-value=" " table:formula="of:=IF(AND([.$C15]&gt;=[.O$5];[.O$5]&gt;=[.$B15]);&quot;  &quot;;&quot; &quot;)" table:style-name="ce16">
            <text:p><text:s/></text:p>
          </table:table-cell>
          <table:table-cell office:value-type="string" office:string-value=" " table:formula="of:=IF(AND([.$C15]&gt;=[.P$5];[.P$5]&gt;=[.$B15]);&quot;  &quot;;&quot; &quot;)" table:style-name="ce16">
            <text:p><text:s/></text:p>
          </table:table-cell>
          <table:table-cell office:value-type="string" office:string-value=" " table:formula="of:=IF(AND([.$C15]&gt;=[.Q$5];[.Q$5]&gt;=[.$B15]);&quot;  &quot;;&quot; &quot;)" table:style-name="ce16">
            <text:p><text:s/></text:p>
          </table:table-cell>
          <table:table-cell office:value-type="string" office:string-value=" " table:formula="of:=IF(AND([.$C15]&gt;=[.R$5];[.R$5]&gt;=[.$B15]);&quot;  &quot;;&quot; &quot;)" table:style-name="ce16">
            <text:p><text:s/></text:p>
          </table:table-cell>
          <table:table-cell office:value-type="string" office:string-value=" " table:formula="of:=IF(AND([.$C15]&gt;=[.S$5];[.S$5]&gt;=[.$B15]);&quot;  &quot;;&quot; &quot;)" table:style-name="ce16">
            <text:p><text:s/></text:p>
          </table:table-cell>
          <table:table-cell office:value-type="string" office:string-value=" " table:formula="of:=IF(AND([.$C15]&gt;=[.T$5];[.T$5]&gt;=[.$B15]);&quot;  &quot;;&quot; &quot;)" table:style-name="ce16">
            <text:p><text:s/></text:p>
          </table:table-cell>
          <table:table-cell office:value-type="string" office:string-value=" " table:formula="of:=IF(AND([.$C15]&gt;=[.U$5];[.U$5]&gt;=[.$B15]);&quot;  &quot;;&quot; &quot;)" table:style-name="ce16">
            <text:p><text:s/></text:p>
          </table:table-cell>
          <table:table-cell office:value-type="string" office:string-value=" " table:formula="of:=IF(AND([.$C15]&gt;=[.V$5];[.V$5]&gt;=[.$B15]);&quot;  &quot;;&quot; &quot;)" table:style-name="ce16">
            <text:p><text:s/></text:p>
          </table:table-cell>
          <table:table-cell office:value-type="string" office:string-value=" " table:formula="of:=IF(AND([.$C15]&gt;=[.W$5];[.W$5]&gt;=[.$B15]);&quot;  &quot;;&quot; &quot;)" table:style-name="ce16">
            <text:p><text:s/></text:p>
          </table:table-cell>
          <table:table-cell office:value-type="string" office:string-value=" " table:formula="of:=IF(AND([.$C15]&gt;=[.X$5];[.X$5]&gt;=[.$B15]);&quot;  &quot;;&quot; &quot;)" table:style-name="ce16">
            <text:p><text:s/></text:p>
          </table:table-cell>
          <table:table-cell office:value-type="string" office:string-value=" " table:formula="of:=IF(AND([.$C15]&gt;=[.Y$5];[.Y$5]&gt;=[.$B15]);&quot;  &quot;;&quot; &quot;)" table:style-name="ce16">
            <text:p><text:s/></text:p>
          </table:table-cell>
          <table:table-cell office:value-type="string" office:string-value=" " table:formula="of:=IF(AND([.$C15]&gt;=[.Z$5];[.Z$5]&gt;=[.$B15]);&quot;  &quot;;&quot; &quot;)" table:style-name="ce16">
            <text:p><text:s/></text:p>
          </table:table-cell>
          <table:table-cell office:value-type="string" office:string-value=" " table:formula="of:=IF(AND([.$C15]&gt;=[.AA$5];[.AA$5]&gt;=[.$B15]);&quot;  &quot;;&quot; &quot;)" table:style-name="ce16">
            <text:p><text:s/></text:p>
          </table:table-cell>
          <table:table-cell office:value-type="string" office:string-value=" " table:formula="of:=IF(AND([.$C15]&gt;=[.AB$5];[.AB$5]&gt;=[.$B15]);&quot;  &quot;;&quot; &quot;)" table:style-name="ce16">
            <text:p><text:s/></text:p>
          </table:table-cell>
          <table:table-cell office:value-type="string" office:string-value=" " table:formula="of:=IF(AND([.$C15]&gt;=[.AC$5];[.AC$5]&gt;=[.$B15]);&quot;  &quot;;&quot; &quot;)" table:style-name="ce16">
            <text:p><text:s/></text:p>
          </table:table-cell>
          <table:table-cell office:value-type="string" office:string-value=" " table:formula="of:=IF(AND([.$C15]&gt;=[.AD$5];[.AD$5]&gt;=[.$B15]);&quot;  &quot;;&quot; &quot;)" table:style-name="ce16">
            <text:p><text:s/></text:p>
          </table:table-cell>
          <table:table-cell office:value-type="string" office:string-value=" " table:formula="of:=IF(AND([.$C15]&gt;=[.AE$5];[.AE$5]&gt;=[.$B15]);&quot;  &quot;;&quot; &quot;)" table:style-name="ce16">
            <text:p><text:s/></text:p>
          </table:table-cell>
          <table:table-cell office:value-type="string" office:string-value=" " table:formula="of:=IF(AND([.$C15]&gt;=[.AF$5];[.AF$5]&gt;=[.$B15]);&quot;  &quot;;&quot; &quot;)" table:style-name="ce16">
            <text:p><text:s/></text:p>
          </table:table-cell>
          <table:table-cell office:value-type="string" office:string-value=" " table:formula="of:=IF(AND([.$C15]&gt;=[.AG$5];[.AG$5]&gt;=[.$B15]);&quot;  &quot;;&quot; &quot;)" table:style-name="ce16">
            <text:p><text:s/></text:p>
          </table:table-cell>
          <table:table-cell office:value-type="string" office:string-value=" " table:formula="of:=IF(AND([.$C15]&gt;=[.AH$5];[.AH$5]&gt;=[.$B15]);&quot;  &quot;;&quot; &quot;)" table:style-name="ce16">
            <text:p><text:s/></text:p>
          </table:table-cell>
          <table:table-cell office:value-type="string" office:string-value=" " table:formula="of:=IF(AND([.$C15]&gt;=[.AI$5];[.AI$5]&gt;=[.$B15]);&quot;  &quot;;&quot; &quot;)" table:style-name="ce16">
            <text:p><text:s/></text:p>
          </table:table-cell>
          <table:table-cell office:value-type="string" office:string-value="  " table:formula="of:=IF(AND([.$C15]&gt;=[.AJ$5];[.AJ$5]&gt;=[.$B15]);&quot;  &quot;;&quot; &quot;)" table:style-name="ce16">
            <text:p><text:s text:c="2"/></text:p>
          </table:table-cell>
          <table:table-cell office:value-type="string" office:string-value="  " table:formula="of:=IF(AND([.$C15]&gt;=[.AK$5];[.AK$5]&gt;=[.$B15]);&quot;  &quot;;&quot; &quot;)" table:style-name="ce16">
            <text:p><text:s text:c="2"/></text:p>
          </table:table-cell>
          <table:table-cell office:value-type="string" office:string-value="  " table:formula="of:=IF(AND([.$C15]&gt;=[.AL$5];[.AL$5]&gt;=[.$B15]);&quot;  &quot;;&quot; &quot;)" table:style-name="ce16">
            <text:p><text:s text:c="2"/></text:p>
          </table:table-cell>
          <table:table-cell office:value-type="string" office:string-value=" " table:formula="of:=IF(AND([.$C15]&gt;=[.AM$5];[.AM$5]&gt;=[.$B15]);&quot;  &quot;;&quot; &quot;)" table:style-name="ce16">
            <text:p><text:s/></text:p>
          </table:table-cell>
          <table:table-cell office:value-type="string" office:string-value=" " table:formula="of:=IF(AND([.$C15]&gt;=[.AN$5];[.AN$5]&gt;=[.$B15]);&quot;  &quot;;&quot; &quot;)" table:style-name="ce16">
            <text:p><text:s/></text:p>
          </table:table-cell>
          <table:table-cell office:value-type="string" office:string-value=" " table:formula="of:=IF(AND([.$C15]&gt;=[.AO$5];[.AO$5]&gt;=[.$B15]);&quot;  &quot;;&quot; &quot;)" table:style-name="ce16">
            <text:p><text:s/></text:p>
          </table:table-cell>
          <table:table-cell office:value-type="string" office:string-value=" " table:formula="of:=IF(AND([.$C15]&gt;=[.AP$5];[.AP$5]&gt;=[.$B15]);&quot;  &quot;;&quot; &quot;)" table:style-name="ce16">
            <text:p><text:s/></text:p>
          </table:table-cell>
          <table:table-cell office:value-type="string" office:string-value=" " table:formula="of:=IF(AND([.$C15]&gt;=[.AQ$5];[.AQ$5]&gt;=[.$B15]);&quot;  &quot;;&quot; &quot;)" table:style-name="ce16">
            <text:p><text:s/></text:p>
          </table:table-cell>
          <table:table-cell office:value-type="string" office:string-value=" " table:formula="of:=IF(AND([.$C15]&gt;=[.AR$5];[.AR$5]&gt;=[.$B15]);&quot;  &quot;;&quot; &quot;)" table:style-name="ce16">
            <text:p><text:s/></text:p>
          </table:table-cell>
          <table:table-cell office:value-type="string" office:string-value=" " table:formula="of:=IF(AND([.$C15]&gt;=[.AS$5];[.AS$5]&gt;=[.$B15]);&quot;  &quot;;&quot; &quot;)" table:style-name="ce16">
            <text:p><text:s/></text:p>
          </table:table-cell>
          <table:table-cell office:value-type="string" office:string-value=" " table:formula="of:=IF(AND([.$C15]&gt;=[.AT$5];[.AT$5]&gt;=[.$B15]);&quot;  &quot;;&quot; &quot;)" table:style-name="ce16">
            <text:p><text:s/></text:p>
          </table:table-cell>
          <table:table-cell office:value-type="string" office:string-value=" " table:formula="of:=IF(AND([.$C15]&gt;=[.AU$5];[.AU$5]&gt;=[.$B15]);&quot;  &quot;;&quot; &quot;)" table:style-name="ce16">
            <text:p><text:s/></text:p>
          </table:table-cell>
          <table:table-cell office:value-type="string" office:string-value=" " table:formula="of:=IF(AND([.$C15]&gt;=[.AV$5];[.AV$5]&gt;=[.$B15]);&quot;  &quot;;&quot; &quot;)" table:style-name="ce16">
            <text:p><text:s/></text:p>
          </table:table-cell>
          <table:table-cell office:value-type="string" office:string-value=" " table:formula="of:=IF(AND([.$C15]&gt;=[.AW$5];[.AW$5]&gt;=[.$B15]);&quot;  &quot;;&quot; &quot;)" table:style-name="ce16">
            <text:p><text:s/></text:p>
          </table:table-cell>
          <table:table-cell office:value-type="string" office:string-value=" " table:formula="of:=IF(AND([.$C15]&gt;=[.AX$5];[.AX$5]&gt;=[.$B15]);&quot;  &quot;;&quot; &quot;)" table:style-name="ce16">
            <text:p><text:s/></text:p>
          </table:table-cell>
          <table:table-cell office:value-type="string" office:string-value=" " table:formula="of:=IF(AND([.$C15]&gt;=[.AY$5];[.AY$5]&gt;=[.$B15]);&quot;  &quot;;&quot; &quot;)" table:style-name="ce16">
            <text:p><text:s/></text:p>
          </table:table-cell>
          <table:table-cell office:value-type="string" office:string-value=" " table:formula="of:=IF(AND([.$C15]&gt;=[.AZ$5];[.AZ$5]&gt;=[.$B15]);&quot;  &quot;;&quot; &quot;)" table:style-name="ce16">
            <text:p><text:s/></text:p>
          </table:table-cell>
          <table:table-cell office:value-type="string" office:string-value=" " table:formula="of:=IF(AND([.$C15]&gt;=[.BA$5];[.BA$5]&gt;=[.$B15]);&quot;  &quot;;&quot; &quot;)" table:style-name="ce16">
            <text:p><text:s/></text:p>
          </table:table-cell>
          <table:table-cell office:value-type="string" office:string-value=" " table:formula="of:=IF(AND([.$C15]&gt;=[.BB$5];[.BB$5]&gt;=[.$B15]);&quot;  &quot;;&quot; &quot;)" table:style-name="ce16">
            <text:p><text:s/></text:p>
          </table:table-cell>
          <table:table-cell office:value-type="string" office:string-value=" " table:formula="of:=IF(AND([.$C15]&gt;=[.BC$5];[.BC$5]&gt;=[.$B15]);&quot;  &quot;;&quot; &quot;)" table:style-name="ce16">
            <text:p><text:s/></text:p>
          </table:table-cell>
          <table:table-cell office:value-type="string" office:string-value=" " table:formula="of:=IF(AND([.$C15]&gt;=[.BD$5];[.BD$5]&gt;=[.$B15]);&quot;  &quot;;&quot; &quot;)" table:style-name="ce16">
            <text:p><text:s/></text:p>
          </table:table-cell>
          <table:table-cell office:value-type="string" office:string-value=" " table:formula="of:=IF(AND([.$C15]&gt;=[.BE$5];[.BE$5]&gt;=[.$B15]);&quot;  &quot;;&quot; &quot;)" table:style-name="ce16">
            <text:p><text:s/></text:p>
          </table:table-cell>
          <table:table-cell office:value-type="string" office:string-value=" " table:formula="of:=IF(AND([.$C15]&gt;=[.BF$5];[.BF$5]&gt;=[.$B15]);&quot;  &quot;;&quot; &quot;)" table:style-name="ce16">
            <text:p><text:s/></text:p>
          </table:table-cell>
          <table:table-cell office:value-type="string" office:string-value=" " table:formula="of:=IF(AND([.$C15]&gt;=[.BG$5];[.BG$5]&gt;=[.$B15]);&quot;  &quot;;&quot; &quot;)" table:style-name="ce16">
            <text:p><text:s/></text:p>
          </table:table-cell>
          <table:table-cell office:value-type="string" office:string-value=" " table:formula="of:=IF(AND([.$C15]&gt;=[.BH$5];[.BH$5]&gt;=[.$B15]);&quot;  &quot;;&quot; &quot;)" table:style-name="ce16">
            <text:p><text:s/></text:p>
          </table:table-cell>
          <table:table-cell office:value-type="string" office:string-value=" " table:formula="of:=IF(AND([.$C15]&gt;=[.BI$5];[.BI$5]&gt;=[.$B15]);&quot;  &quot;;&quot; &quot;)" table:style-name="ce16">
            <text:p><text:s/></text:p>
          </table:table-cell>
          <table:table-cell office:value-type="string" office:string-value=" " table:formula="of:=IF(AND([.$C15]&gt;=[.BJ$5];[.BJ$5]&gt;=[.$B15]);&quot;  &quot;;&quot; &quot;)" table:style-name="ce16">
            <text:p><text:s/></text:p>
          </table:table-cell>
          <table:table-cell office:value-type="string" office:string-value=" " table:formula="of:=IF(AND([.$C15]&gt;=[.BK$5];[.BK$5]&gt;=[.$B15]);&quot;  &quot;;&quot; &quot;)" table:style-name="ce16">
            <text:p><text:s/></text:p>
          </table:table-cell>
          <table:table-cell office:value-type="string" office:string-value=" " table:formula="of:=IF(AND([.$C15]&gt;=[.BL$5];[.BL$5]&gt;=[.$B15]);&quot;  &quot;;&quot; &quot;)" table:style-name="ce16">
            <text:p><text:s/></text:p>
          </table:table-cell>
          <table:table-cell office:value-type="string" office:string-value=" " table:formula="of:=IF(AND([.$C15]&gt;=[.BM$5];[.BM$5]&gt;=[.$B15]);&quot;  &quot;;&quot; &quot;)" table:style-name="ce16">
            <text:p><text:s/></text:p>
          </table:table-cell>
          <table:table-cell office:value-type="string" office:string-value=" " table:formula="of:=IF(AND([.$C15]&gt;=[.BN$5];[.BN$5]&gt;=[.$B15]);&quot;  &quot;;&quot; &quot;)" table:style-name="ce16">
            <text:p><text:s/></text:p>
          </table:table-cell>
          <table:table-cell office:value-type="string" office:string-value=" " table:formula="of:=IF(AND([.$C15]&gt;=[.BO$5];[.BO$5]&gt;=[.$B15]);&quot;  &quot;;&quot; &quot;)" table:style-name="ce16">
            <text:p><text:s/></text:p>
          </table:table-cell>
          <table:table-cell office:value-type="string" office:string-value=" " table:formula="of:=IF(AND([.$C15]&gt;=[.BP$5];[.BP$5]&gt;=[.$B15]);&quot;  &quot;;&quot; &quot;)" table:style-name="ce16">
            <text:p><text:s/></text:p>
          </table:table-cell>
          <table:table-cell office:value-type="string" office:string-value=" " table:formula="of:=IF(AND([.$C15]&gt;=[.BQ$5];[.BQ$5]&gt;=[.$B15]);&quot;  &quot;;&quot; &quot;)" table:style-name="ce16">
            <text:p><text:s/></text:p>
          </table:table-cell>
          <table:table-cell office:value-type="string" office:string-value=" " table:formula="of:=IF(AND([.$C15]&gt;=[.BR$5];[.BR$5]&gt;=[.$B15]);&quot;  &quot;;&quot; &quot;)" table:style-name="ce16">
            <text:p><text:s/></text:p>
          </table:table-cell>
          <table:table-cell office:value-type="string" office:string-value=" " table:formula="of:=IF(AND([.$C15]&gt;=[.BS$5];[.BS$5]&gt;=[.$B15]);&quot;  &quot;;&quot; &quot;)" table:style-name="ce16">
            <text:p><text:s/></text:p>
          </table:table-cell>
          <table:table-cell office:value-type="string" office:string-value=" " table:formula="of:=IF(AND([.$C15]&gt;=[.BT$5];[.BT$5]&gt;=[.$B15]);&quot;  &quot;;&quot; &quot;)" table:style-name="ce16">
            <text:p><text:s/></text:p>
          </table:table-cell>
          <table:table-cell office:value-type="string" office:string-value=" " table:formula="of:=IF(AND([.$C15]&gt;=[.BU$5];[.BU$5]&gt;=[.$B15]);&quot;  &quot;;&quot; &quot;)" table:style-name="ce16">
            <text:p><text:s/></text:p>
          </table:table-cell>
          <table:table-cell office:value-type="string" office:string-value=" " table:formula="of:=IF(AND([.$C15]&gt;=[.BV$5];[.BV$5]&gt;=[.$B15]);&quot;  &quot;;&quot; &quot;)" table:style-name="ce16">
            <text:p><text:s/></text:p>
          </table:table-cell>
          <table:table-cell office:value-type="string" office:string-value=" " table:formula="of:=IF(AND([.$C15]&gt;=[.BW$5];[.BW$5]&gt;=[.$B15]);&quot;  &quot;;&quot; &quot;)" table:style-name="ce16">
            <text:p><text:s/></text:p>
          </table:table-cell>
          <table:table-cell office:value-type="string" office:string-value=" " table:formula="of:=IF(AND([.$C15]&gt;=[.BX$5];[.BX$5]&gt;=[.$B15]);&quot;  &quot;;&quot; &quot;)" table:style-name="ce16">
            <text:p><text:s/></text:p>
          </table:table-cell>
          <table:table-cell office:value-type="string" office:string-value=" " table:formula="of:=IF(AND([.$C15]&gt;=[.BY$5];[.BY$5]&gt;=[.$B15]);&quot;  &quot;;&quot; &quot;)" table:style-name="ce16">
            <text:p><text:s/></text:p>
          </table:table-cell>
          <table:table-cell office:value-type="string" office:string-value=" " table:formula="of:=IF(AND([.$C15]&gt;=[.BZ$5];[.BZ$5]&gt;=[.$B15]);&quot;  &quot;;&quot; &quot;)" table:style-name="ce16">
            <text:p><text:s/></text:p>
          </table:table-cell>
          <table:table-cell office:value-type="string" office:string-value=" " table:formula="of:=IF(AND([.$C15]&gt;=[.CA$5];[.CA$5]&gt;=[.$B15]);&quot;  &quot;;&quot; &quot;)" table:style-name="ce16">
            <text:p><text:s/></text:p>
          </table:table-cell>
          <table:table-cell office:value-type="string" office:string-value=" " table:formula="of:=IF(AND([.$C15]&gt;=[.CB$5];[.CB$5]&gt;=[.$B15]);&quot;  &quot;;&quot; &quot;)" table:style-name="ce16">
            <text:p><text:s/></text:p>
          </table:table-cell>
          <table:table-cell office:value-type="string" office:string-value=" " table:formula="of:=IF(AND([.$C15]&gt;=[.CC$5];[.CC$5]&gt;=[.$B15]);&quot;  &quot;;&quot; &quot;)" table:style-name="ce16">
            <text:p><text:s/></text:p>
          </table:table-cell>
          <table:table-cell office:value-type="string" office:string-value=" " table:formula="of:=IF(AND([.$C15]&gt;=[.CD$5];[.CD$5]&gt;=[.$B15]);&quot;  &quot;;&quot; &quot;)" table:style-name="ce16">
            <text:p><text:s/></text:p>
          </table:table-cell>
          <table:table-cell office:value-type="string" office:string-value=" " table:formula="of:=IF(AND([.$C15]&gt;=[.CE$5];[.CE$5]&gt;=[.$B15]);&quot;  &quot;;&quot; &quot;)" table:style-name="ce16">
            <text:p><text:s/></text:p>
          </table:table-cell>
          <table:table-cell office:value-type="string" office:string-value=" " table:formula="of:=IF(AND([.$C15]&gt;=[.CF$5];[.CF$5]&gt;=[.$B15]);&quot;  &quot;;&quot; &quot;)" table:style-name="ce16">
            <text:p><text:s/></text:p>
          </table:table-cell>
          <table:table-cell office:value-type="string" office:string-value=" " table:formula="of:=IF(AND([.$C15]&gt;=[.CG$5];[.CG$5]&gt;=[.$B15]);&quot;  &quot;;&quot; &quot;)" table:style-name="ce16">
            <text:p><text:s/></text:p>
          </table:table-cell>
          <table:table-cell office:value-type="string" office:string-value=" " table:formula="of:=IF(AND([.$C15]&gt;=[.CH$5];[.CH$5]&gt;=[.$B15]);&quot;  &quot;;&quot; &quot;)" table:style-name="ce16">
            <text:p><text:s/></text:p>
          </table:table-cell>
          <table:table-cell office:value-type="string" office:string-value=" " table:formula="of:=IF(AND([.$C15]&gt;=[.CI$5];[.CI$5]&gt;=[.$B15]);&quot;  &quot;;&quot; &quot;)" table:style-name="ce16">
            <text:p><text:s/></text:p>
          </table:table-cell>
          <table:table-cell office:value-type="string" office:string-value=" " table:formula="of:=IF(AND([.$C15]&gt;=[.CJ$5];[.CJ$5]&gt;=[.$B15]);&quot;  &quot;;&quot; &quot;)" table:style-name="ce16">
            <text:p><text:s/></text:p>
          </table:table-cell>
          <table:table-cell table:number-columns-repeated="16296"/>
        </table:table-row>
        <table:table-row table:style-name="ro1">
          <table:table-cell office:value-type="string" table:style-name="ce5">
            <text:p>Mise en pratique des optimisations</text:p>
          </table:table-cell>
          <table:table-cell office:value-type="date" office:date-value="2022-07-18T00:00:00" table:formula="of:=[.C15]+1" table:style-name="ce12">
            <text:p>18/07/22</text:p>
          </table:table-cell>
          <table:table-cell office:value-type="date" office:date-value="2022-07-24T00:00:00" table:formula="of:=[.B16]+6" table:style-name="ce12">
            <text:p>24/07/22</text:p>
          </table:table-cell>
          <table:table-cell office:value-type="float" office:value="6" table:formula="of:=[.C16]-[.B16]" table:style-name="ce7">
            <text:p>6</text:p>
          </table:table-cell>
          <table:table-cell office:value-type="string" office:string-value=" " table:formula="of:=IF(AND([.$C16]&gt;=[.E$5];[.E$5]&gt;=[.$B16]);&quot;  &quot;;&quot; &quot;)" table:style-name="ce16">
            <text:p><text:s/></text:p>
          </table:table-cell>
          <table:table-cell office:value-type="string" office:string-value=" " table:formula="of:=IF(AND([.$C16]&gt;=[.F$5];[.F$5]&gt;=[.$B16]);&quot;  &quot;;&quot; &quot;)" table:style-name="ce16">
            <text:p><text:s/></text:p>
          </table:table-cell>
          <table:table-cell office:value-type="string" office:string-value=" " table:formula="of:=IF(AND([.$C16]&gt;=[.G$5];[.G$5]&gt;=[.$B16]);&quot;  &quot;;&quot; &quot;)" table:style-name="ce16">
            <text:p><text:s/></text:p>
          </table:table-cell>
          <table:table-cell office:value-type="string" office:string-value=" " table:formula="of:=IF(AND([.$C16]&gt;=[.H$5];[.H$5]&gt;=[.$B16]);&quot;  &quot;;&quot; &quot;)" table:style-name="ce16">
            <text:p><text:s/></text:p>
          </table:table-cell>
          <table:table-cell office:value-type="string" office:string-value=" " table:formula="of:=IF(AND([.$C16]&gt;=[.I$5];[.I$5]&gt;=[.$B16]);&quot;  &quot;;&quot; &quot;)" table:style-name="ce16">
            <text:p><text:s/></text:p>
          </table:table-cell>
          <table:table-cell office:value-type="string" office:string-value=" " table:formula="of:=IF(AND([.$C16]&gt;=[.J$5];[.J$5]&gt;=[.$B16]);&quot;  &quot;;&quot; &quot;)" table:style-name="ce16">
            <text:p><text:s/></text:p>
          </table:table-cell>
          <table:table-cell office:value-type="string" office:string-value=" " table:formula="of:=IF(AND([.$C16]&gt;=[.K$5];[.K$5]&gt;=[.$B16]);&quot;  &quot;;&quot; &quot;)" table:style-name="ce16">
            <text:p><text:s/></text:p>
          </table:table-cell>
          <table:table-cell office:value-type="string" office:string-value=" " table:formula="of:=IF(AND([.$C16]&gt;=[.L$5];[.L$5]&gt;=[.$B16]);&quot;  &quot;;&quot; &quot;)" table:style-name="ce16">
            <text:p><text:s/></text:p>
          </table:table-cell>
          <table:table-cell office:value-type="string" office:string-value=" " table:formula="of:=IF(AND([.$C16]&gt;=[.M$5];[.M$5]&gt;=[.$B16]);&quot;  &quot;;&quot; &quot;)" table:style-name="ce16">
            <text:p><text:s/></text:p>
          </table:table-cell>
          <table:table-cell office:value-type="string" office:string-value=" " table:formula="of:=IF(AND([.$C16]&gt;=[.N$5];[.N$5]&gt;=[.$B16]);&quot;  &quot;;&quot; &quot;)" table:style-name="ce16">
            <text:p><text:s/></text:p>
          </table:table-cell>
          <table:table-cell office:value-type="string" office:string-value=" " table:formula="of:=IF(AND([.$C16]&gt;=[.O$5];[.O$5]&gt;=[.$B16]);&quot;  &quot;;&quot; &quot;)" table:style-name="ce16">
            <text:p><text:s/></text:p>
          </table:table-cell>
          <table:table-cell office:value-type="string" office:string-value=" " table:formula="of:=IF(AND([.$C16]&gt;=[.P$5];[.P$5]&gt;=[.$B16]);&quot;  &quot;;&quot; &quot;)" table:style-name="ce16">
            <text:p><text:s/></text:p>
          </table:table-cell>
          <table:table-cell office:value-type="string" office:string-value=" " table:formula="of:=IF(AND([.$C16]&gt;=[.Q$5];[.Q$5]&gt;=[.$B16]);&quot;  &quot;;&quot; &quot;)" table:style-name="ce16">
            <text:p><text:s/></text:p>
          </table:table-cell>
          <table:table-cell office:value-type="string" office:string-value=" " table:formula="of:=IF(AND([.$C16]&gt;=[.R$5];[.R$5]&gt;=[.$B16]);&quot;  &quot;;&quot; &quot;)" table:style-name="ce16">
            <text:p><text:s/></text:p>
          </table:table-cell>
          <table:table-cell office:value-type="string" office:string-value=" " table:formula="of:=IF(AND([.$C16]&gt;=[.S$5];[.S$5]&gt;=[.$B16]);&quot;  &quot;;&quot; &quot;)" table:style-name="ce16">
            <text:p><text:s/></text:p>
          </table:table-cell>
          <table:table-cell office:value-type="string" office:string-value=" " table:formula="of:=IF(AND([.$C16]&gt;=[.T$5];[.T$5]&gt;=[.$B16]);&quot;  &quot;;&quot; &quot;)" table:style-name="ce16">
            <text:p><text:s/></text:p>
          </table:table-cell>
          <table:table-cell office:value-type="string" office:string-value=" " table:formula="of:=IF(AND([.$C16]&gt;=[.U$5];[.U$5]&gt;=[.$B16]);&quot;  &quot;;&quot; &quot;)" table:style-name="ce16">
            <text:p><text:s/></text:p>
          </table:table-cell>
          <table:table-cell office:value-type="string" office:string-value=" " table:formula="of:=IF(AND([.$C16]&gt;=[.V$5];[.V$5]&gt;=[.$B16]);&quot;  &quot;;&quot; &quot;)" table:style-name="ce16">
            <text:p><text:s/></text:p>
          </table:table-cell>
          <table:table-cell office:value-type="string" office:string-value=" " table:formula="of:=IF(AND([.$C16]&gt;=[.W$5];[.W$5]&gt;=[.$B16]);&quot;  &quot;;&quot; &quot;)" table:style-name="ce16">
            <text:p><text:s/></text:p>
          </table:table-cell>
          <table:table-cell office:value-type="string" office:string-value=" " table:formula="of:=IF(AND([.$C16]&gt;=[.X$5];[.X$5]&gt;=[.$B16]);&quot;  &quot;;&quot; &quot;)" table:style-name="ce16">
            <text:p><text:s/></text:p>
          </table:table-cell>
          <table:table-cell office:value-type="string" office:string-value=" " table:formula="of:=IF(AND([.$C16]&gt;=[.Y$5];[.Y$5]&gt;=[.$B16]);&quot;  &quot;;&quot; &quot;)" table:style-name="ce16">
            <text:p><text:s/></text:p>
          </table:table-cell>
          <table:table-cell office:value-type="string" office:string-value=" " table:formula="of:=IF(AND([.$C16]&gt;=[.Z$5];[.Z$5]&gt;=[.$B16]);&quot;  &quot;;&quot; &quot;)" table:style-name="ce16">
            <text:p><text:s/></text:p>
          </table:table-cell>
          <table:table-cell office:value-type="string" office:string-value=" " table:formula="of:=IF(AND([.$C16]&gt;=[.AA$5];[.AA$5]&gt;=[.$B16]);&quot;  &quot;;&quot; &quot;)" table:style-name="ce16">
            <text:p><text:s/></text:p>
          </table:table-cell>
          <table:table-cell office:value-type="string" office:string-value=" " table:formula="of:=IF(AND([.$C16]&gt;=[.AB$5];[.AB$5]&gt;=[.$B16]);&quot;  &quot;;&quot; &quot;)" table:style-name="ce16">
            <text:p><text:s/></text:p>
          </table:table-cell>
          <table:table-cell office:value-type="string" office:string-value=" " table:formula="of:=IF(AND([.$C16]&gt;=[.AC$5];[.AC$5]&gt;=[.$B16]);&quot;  &quot;;&quot; &quot;)" table:style-name="ce16">
            <text:p><text:s/></text:p>
          </table:table-cell>
          <table:table-cell office:value-type="string" office:string-value=" " table:formula="of:=IF(AND([.$C16]&gt;=[.AD$5];[.AD$5]&gt;=[.$B16]);&quot;  &quot;;&quot; &quot;)" table:style-name="ce16">
            <text:p><text:s/></text:p>
          </table:table-cell>
          <table:table-cell office:value-type="string" office:string-value=" " table:formula="of:=IF(AND([.$C16]&gt;=[.AE$5];[.AE$5]&gt;=[.$B16]);&quot;  &quot;;&quot; &quot;)" table:style-name="ce16">
            <text:p><text:s/></text:p>
          </table:table-cell>
          <table:table-cell office:value-type="string" office:string-value=" " table:formula="of:=IF(AND([.$C16]&gt;=[.AF$5];[.AF$5]&gt;=[.$B16]);&quot;  &quot;;&quot; &quot;)" table:style-name="ce16">
            <text:p><text:s/></text:p>
          </table:table-cell>
          <table:table-cell office:value-type="string" office:string-value=" " table:formula="of:=IF(AND([.$C16]&gt;=[.AG$5];[.AG$5]&gt;=[.$B16]);&quot;  &quot;;&quot; &quot;)" table:style-name="ce16">
            <text:p><text:s/></text:p>
          </table:table-cell>
          <table:table-cell office:value-type="string" office:string-value=" " table:formula="of:=IF(AND([.$C16]&gt;=[.AH$5];[.AH$5]&gt;=[.$B16]);&quot;  &quot;;&quot; &quot;)" table:style-name="ce16">
            <text:p><text:s/></text:p>
          </table:table-cell>
          <table:table-cell office:value-type="string" office:string-value=" " table:formula="of:=IF(AND([.$C16]&gt;=[.AI$5];[.AI$5]&gt;=[.$B16]);&quot;  &quot;;&quot; &quot;)" table:style-name="ce16">
            <text:p><text:s/></text:p>
          </table:table-cell>
          <table:table-cell office:value-type="string" office:string-value=" " table:formula="of:=IF(AND([.$C16]&gt;=[.AJ$5];[.AJ$5]&gt;=[.$B16]);&quot;  &quot;;&quot; &quot;)" table:style-name="ce16">
            <text:p><text:s/></text:p>
          </table:table-cell>
          <table:table-cell office:value-type="string" office:string-value=" " table:formula="of:=IF(AND([.$C16]&gt;=[.AK$5];[.AK$5]&gt;=[.$B16]);&quot;  &quot;;&quot; &quot;)" table:style-name="ce16">
            <text:p><text:s/></text:p>
          </table:table-cell>
          <table:table-cell office:value-type="string" office:string-value=" " table:formula="of:=IF(AND([.$C16]&gt;=[.AL$5];[.AL$5]&gt;=[.$B16]);&quot;  &quot;;&quot; &quot;)" table:style-name="ce16">
            <text:p><text:s/></text:p>
          </table:table-cell>
          <table:table-cell office:value-type="string" office:string-value="  " table:formula="of:=IF(AND([.$C16]&gt;=[.AM$5];[.AM$5]&gt;=[.$B16]);&quot;  &quot;;&quot; &quot;)" table:style-name="ce16">
            <text:p><text:s text:c="2"/></text:p>
          </table:table-cell>
          <table:table-cell office:value-type="string" office:string-value="  " table:formula="of:=IF(AND([.$C16]&gt;=[.AN$5];[.AN$5]&gt;=[.$B16]);&quot;  &quot;;&quot; &quot;)" table:style-name="ce16">
            <text:p><text:s text:c="2"/></text:p>
          </table:table-cell>
          <table:table-cell office:value-type="string" office:string-value="  " table:formula="of:=IF(AND([.$C16]&gt;=[.AO$5];[.AO$5]&gt;=[.$B16]);&quot;  &quot;;&quot; &quot;)" table:style-name="ce16">
            <text:p><text:s text:c="2"/></text:p>
          </table:table-cell>
          <table:table-cell office:value-type="string" office:string-value="  " table:formula="of:=IF(AND([.$C16]&gt;=[.AP$5];[.AP$5]&gt;=[.$B16]);&quot;  &quot;;&quot; &quot;)" table:style-name="ce16">
            <text:p><text:s text:c="2"/></text:p>
          </table:table-cell>
          <table:table-cell office:value-type="string" office:string-value=" " table:formula="of:=IF(AND([.$C16]&gt;=[.AQ$5];[.AQ$5]&gt;=[.$B16]);&quot;  &quot;;&quot; &quot;)" table:style-name="ce16">
            <text:p><text:s/></text:p>
          </table:table-cell>
          <table:table-cell office:value-type="string" office:string-value=" " table:formula="of:=IF(AND([.$C16]&gt;=[.AR$5];[.AR$5]&gt;=[.$B16]);&quot;  &quot;;&quot; &quot;)" table:style-name="ce16">
            <text:p><text:s/></text:p>
          </table:table-cell>
          <table:table-cell office:value-type="string" office:string-value=" " table:formula="of:=IF(AND([.$C16]&gt;=[.AS$5];[.AS$5]&gt;=[.$B16]);&quot;  &quot;;&quot; &quot;)" table:style-name="ce16">
            <text:p><text:s/></text:p>
          </table:table-cell>
          <table:table-cell office:value-type="string" office:string-value=" " table:formula="of:=IF(AND([.$C16]&gt;=[.AT$5];[.AT$5]&gt;=[.$B16]);&quot;  &quot;;&quot; &quot;)" table:style-name="ce16">
            <text:p><text:s/></text:p>
          </table:table-cell>
          <table:table-cell office:value-type="string" office:string-value=" " table:formula="of:=IF(AND([.$C16]&gt;=[.AU$5];[.AU$5]&gt;=[.$B16]);&quot;  &quot;;&quot; &quot;)" table:style-name="ce16">
            <text:p><text:s/></text:p>
          </table:table-cell>
          <table:table-cell office:value-type="string" office:string-value=" " table:formula="of:=IF(AND([.$C16]&gt;=[.AV$5];[.AV$5]&gt;=[.$B16]);&quot;  &quot;;&quot; &quot;)" table:style-name="ce16">
            <text:p><text:s/></text:p>
          </table:table-cell>
          <table:table-cell office:value-type="string" office:string-value=" " table:formula="of:=IF(AND([.$C16]&gt;=[.AW$5];[.AW$5]&gt;=[.$B16]);&quot;  &quot;;&quot; &quot;)" table:style-name="ce16">
            <text:p><text:s/></text:p>
          </table:table-cell>
          <table:table-cell office:value-type="string" office:string-value=" " table:formula="of:=IF(AND([.$C16]&gt;=[.AX$5];[.AX$5]&gt;=[.$B16]);&quot;  &quot;;&quot; &quot;)" table:style-name="ce16">
            <text:p><text:s/></text:p>
          </table:table-cell>
          <table:table-cell office:value-type="string" office:string-value=" " table:formula="of:=IF(AND([.$C16]&gt;=[.AY$5];[.AY$5]&gt;=[.$B16]);&quot;  &quot;;&quot; &quot;)" table:style-name="ce16">
            <text:p><text:s/></text:p>
          </table:table-cell>
          <table:table-cell office:value-type="string" office:string-value=" " table:formula="of:=IF(AND([.$C16]&gt;=[.AZ$5];[.AZ$5]&gt;=[.$B16]);&quot;  &quot;;&quot; &quot;)" table:style-name="ce16">
            <text:p><text:s/></text:p>
          </table:table-cell>
          <table:table-cell office:value-type="string" office:string-value=" " table:formula="of:=IF(AND([.$C16]&gt;=[.BA$5];[.BA$5]&gt;=[.$B16]);&quot;  &quot;;&quot; &quot;)" table:style-name="ce16">
            <text:p><text:s/></text:p>
          </table:table-cell>
          <table:table-cell office:value-type="string" office:string-value=" " table:formula="of:=IF(AND([.$C16]&gt;=[.BB$5];[.BB$5]&gt;=[.$B16]);&quot;  &quot;;&quot; &quot;)" table:style-name="ce16">
            <text:p><text:s/></text:p>
          </table:table-cell>
          <table:table-cell office:value-type="string" office:string-value=" " table:formula="of:=IF(AND([.$C16]&gt;=[.BC$5];[.BC$5]&gt;=[.$B16]);&quot;  &quot;;&quot; &quot;)" table:style-name="ce16">
            <text:p><text:s/></text:p>
          </table:table-cell>
          <table:table-cell office:value-type="string" office:string-value=" " table:formula="of:=IF(AND([.$C16]&gt;=[.BD$5];[.BD$5]&gt;=[.$B16]);&quot;  &quot;;&quot; &quot;)" table:style-name="ce16">
            <text:p><text:s/></text:p>
          </table:table-cell>
          <table:table-cell office:value-type="string" office:string-value=" " table:formula="of:=IF(AND([.$C16]&gt;=[.BE$5];[.BE$5]&gt;=[.$B16]);&quot;  &quot;;&quot; &quot;)" table:style-name="ce16">
            <text:p><text:s/></text:p>
          </table:table-cell>
          <table:table-cell office:value-type="string" office:string-value=" " table:formula="of:=IF(AND([.$C16]&gt;=[.BF$5];[.BF$5]&gt;=[.$B16]);&quot;  &quot;;&quot; &quot;)" table:style-name="ce16">
            <text:p><text:s/></text:p>
          </table:table-cell>
          <table:table-cell office:value-type="string" office:string-value=" " table:formula="of:=IF(AND([.$C16]&gt;=[.BG$5];[.BG$5]&gt;=[.$B16]);&quot;  &quot;;&quot; &quot;)" table:style-name="ce16">
            <text:p><text:s/></text:p>
          </table:table-cell>
          <table:table-cell office:value-type="string" office:string-value=" " table:formula="of:=IF(AND([.$C16]&gt;=[.BH$5];[.BH$5]&gt;=[.$B16]);&quot;  &quot;;&quot; &quot;)" table:style-name="ce16">
            <text:p><text:s/></text:p>
          </table:table-cell>
          <table:table-cell office:value-type="string" office:string-value=" " table:formula="of:=IF(AND([.$C16]&gt;=[.BI$5];[.BI$5]&gt;=[.$B16]);&quot;  &quot;;&quot; &quot;)" table:style-name="ce16">
            <text:p><text:s/></text:p>
          </table:table-cell>
          <table:table-cell office:value-type="string" office:string-value=" " table:formula="of:=IF(AND([.$C16]&gt;=[.BJ$5];[.BJ$5]&gt;=[.$B16]);&quot;  &quot;;&quot; &quot;)" table:style-name="ce16">
            <text:p><text:s/></text:p>
          </table:table-cell>
          <table:table-cell office:value-type="string" office:string-value=" " table:formula="of:=IF(AND([.$C16]&gt;=[.BK$5];[.BK$5]&gt;=[.$B16]);&quot;  &quot;;&quot; &quot;)" table:style-name="ce16">
            <text:p><text:s/></text:p>
          </table:table-cell>
          <table:table-cell office:value-type="string" office:string-value=" " table:formula="of:=IF(AND([.$C16]&gt;=[.BL$5];[.BL$5]&gt;=[.$B16]);&quot;  &quot;;&quot; &quot;)" table:style-name="ce16">
            <text:p><text:s/></text:p>
          </table:table-cell>
          <table:table-cell office:value-type="string" office:string-value=" " table:formula="of:=IF(AND([.$C16]&gt;=[.BM$5];[.BM$5]&gt;=[.$B16]);&quot;  &quot;;&quot; &quot;)" table:style-name="ce16">
            <text:p><text:s/></text:p>
          </table:table-cell>
          <table:table-cell office:value-type="string" office:string-value=" " table:formula="of:=IF(AND([.$C16]&gt;=[.BN$5];[.BN$5]&gt;=[.$B16]);&quot;  &quot;;&quot; &quot;)" table:style-name="ce16">
            <text:p><text:s/></text:p>
          </table:table-cell>
          <table:table-cell office:value-type="string" office:string-value=" " table:formula="of:=IF(AND([.$C16]&gt;=[.BO$5];[.BO$5]&gt;=[.$B16]);&quot;  &quot;;&quot; &quot;)" table:style-name="ce16">
            <text:p><text:s/></text:p>
          </table:table-cell>
          <table:table-cell office:value-type="string" office:string-value=" " table:formula="of:=IF(AND([.$C16]&gt;=[.BP$5];[.BP$5]&gt;=[.$B16]);&quot;  &quot;;&quot; &quot;)" table:style-name="ce16">
            <text:p><text:s/></text:p>
          </table:table-cell>
          <table:table-cell office:value-type="string" office:string-value=" " table:formula="of:=IF(AND([.$C16]&gt;=[.BQ$5];[.BQ$5]&gt;=[.$B16]);&quot;  &quot;;&quot; &quot;)" table:style-name="ce16">
            <text:p><text:s/></text:p>
          </table:table-cell>
          <table:table-cell office:value-type="string" office:string-value=" " table:formula="of:=IF(AND([.$C16]&gt;=[.BR$5];[.BR$5]&gt;=[.$B16]);&quot;  &quot;;&quot; &quot;)" table:style-name="ce16">
            <text:p><text:s/></text:p>
          </table:table-cell>
          <table:table-cell office:value-type="string" office:string-value=" " table:formula="of:=IF(AND([.$C16]&gt;=[.BS$5];[.BS$5]&gt;=[.$B16]);&quot;  &quot;;&quot; &quot;)" table:style-name="ce16">
            <text:p><text:s/></text:p>
          </table:table-cell>
          <table:table-cell office:value-type="string" office:string-value=" " table:formula="of:=IF(AND([.$C16]&gt;=[.BT$5];[.BT$5]&gt;=[.$B16]);&quot;  &quot;;&quot; &quot;)" table:style-name="ce16">
            <text:p><text:s/></text:p>
          </table:table-cell>
          <table:table-cell office:value-type="string" office:string-value=" " table:formula="of:=IF(AND([.$C16]&gt;=[.BU$5];[.BU$5]&gt;=[.$B16]);&quot;  &quot;;&quot; &quot;)" table:style-name="ce16">
            <text:p><text:s/></text:p>
          </table:table-cell>
          <table:table-cell office:value-type="string" office:string-value=" " table:formula="of:=IF(AND([.$C16]&gt;=[.BV$5];[.BV$5]&gt;=[.$B16]);&quot;  &quot;;&quot; &quot;)" table:style-name="ce16">
            <text:p><text:s/></text:p>
          </table:table-cell>
          <table:table-cell office:value-type="string" office:string-value=" " table:formula="of:=IF(AND([.$C16]&gt;=[.BW$5];[.BW$5]&gt;=[.$B16]);&quot;  &quot;;&quot; &quot;)" table:style-name="ce16">
            <text:p><text:s/></text:p>
          </table:table-cell>
          <table:table-cell office:value-type="string" office:string-value=" " table:formula="of:=IF(AND([.$C16]&gt;=[.BX$5];[.BX$5]&gt;=[.$B16]);&quot;  &quot;;&quot; &quot;)" table:style-name="ce16">
            <text:p><text:s/></text:p>
          </table:table-cell>
          <table:table-cell office:value-type="string" office:string-value=" " table:formula="of:=IF(AND([.$C16]&gt;=[.BY$5];[.BY$5]&gt;=[.$B16]);&quot;  &quot;;&quot; &quot;)" table:style-name="ce16">
            <text:p><text:s/></text:p>
          </table:table-cell>
          <table:table-cell office:value-type="string" office:string-value=" " table:formula="of:=IF(AND([.$C16]&gt;=[.BZ$5];[.BZ$5]&gt;=[.$B16]);&quot;  &quot;;&quot; &quot;)" table:style-name="ce16">
            <text:p><text:s/></text:p>
          </table:table-cell>
          <table:table-cell office:value-type="string" office:string-value=" " table:formula="of:=IF(AND([.$C16]&gt;=[.CA$5];[.CA$5]&gt;=[.$B16]);&quot;  &quot;;&quot; &quot;)" table:style-name="ce16">
            <text:p><text:s/></text:p>
          </table:table-cell>
          <table:table-cell office:value-type="string" office:string-value=" " table:formula="of:=IF(AND([.$C16]&gt;=[.CB$5];[.CB$5]&gt;=[.$B16]);&quot;  &quot;;&quot; &quot;)" table:style-name="ce16">
            <text:p><text:s/></text:p>
          </table:table-cell>
          <table:table-cell office:value-type="string" office:string-value=" " table:formula="of:=IF(AND([.$C16]&gt;=[.CC$5];[.CC$5]&gt;=[.$B16]);&quot;  &quot;;&quot; &quot;)" table:style-name="ce16">
            <text:p><text:s/></text:p>
          </table:table-cell>
          <table:table-cell office:value-type="string" office:string-value=" " table:formula="of:=IF(AND([.$C16]&gt;=[.CD$5];[.CD$5]&gt;=[.$B16]);&quot;  &quot;;&quot; &quot;)" table:style-name="ce16">
            <text:p><text:s/></text:p>
          </table:table-cell>
          <table:table-cell office:value-type="string" office:string-value=" " table:formula="of:=IF(AND([.$C16]&gt;=[.CE$5];[.CE$5]&gt;=[.$B16]);&quot;  &quot;;&quot; &quot;)" table:style-name="ce16">
            <text:p><text:s/></text:p>
          </table:table-cell>
          <table:table-cell office:value-type="string" office:string-value=" " table:formula="of:=IF(AND([.$C16]&gt;=[.CF$5];[.CF$5]&gt;=[.$B16]);&quot;  &quot;;&quot; &quot;)" table:style-name="ce16">
            <text:p><text:s/></text:p>
          </table:table-cell>
          <table:table-cell office:value-type="string" office:string-value=" " table:formula="of:=IF(AND([.$C16]&gt;=[.CG$5];[.CG$5]&gt;=[.$B16]);&quot;  &quot;;&quot; &quot;)" table:style-name="ce16">
            <text:p><text:s/></text:p>
          </table:table-cell>
          <table:table-cell office:value-type="string" office:string-value=" " table:formula="of:=IF(AND([.$C16]&gt;=[.CH$5];[.CH$5]&gt;=[.$B16]);&quot;  &quot;;&quot; &quot;)" table:style-name="ce16">
            <text:p><text:s/></text:p>
          </table:table-cell>
          <table:table-cell office:value-type="string" office:string-value=" " table:formula="of:=IF(AND([.$C16]&gt;=[.CI$5];[.CI$5]&gt;=[.$B16]);&quot;  &quot;;&quot; &quot;)" table:style-name="ce16">
            <text:p><text:s/></text:p>
          </table:table-cell>
          <table:table-cell office:value-type="string" office:string-value=" " table:formula="of:=IF(AND([.$C16]&gt;=[.CJ$5];[.CJ$5]&gt;=[.$B16]);&quot;  &quot;;&quot; &quot;)" table:style-name="ce16">
            <text:p><text:s/></text:p>
          </table:table-cell>
          <table:table-cell table:number-columns-repeated="16296"/>
        </table:table-row>
        <table:table-row table:style-name="ro1">
          <table:table-cell office:value-type="string" table:style-name="ce13">
            <text:p>Mesure des performances énergétiques</text:p>
          </table:table-cell>
          <table:table-cell office:value-type="date" office:date-value="2022-07-18T00:00:00" table:formula="of:=[.B16]" table:style-name="ce14">
            <text:p>18/07/22</text:p>
          </table:table-cell>
          <table:table-cell office:value-type="date" office:date-value="2022-07-24T00:00:00" table:formula="of:=[.B17]+6" table:style-name="ce14">
            <text:p>24/07/22</text:p>
          </table:table-cell>
          <table:table-cell office:value-type="float" office:value="6" table:formula="of:=[.C17]-[.B17]" table:style-name="ce15">
            <text:p>6</text:p>
          </table:table-cell>
          <table:table-cell office:value-type="string" office:string-value=" " table:formula="of:=IF(AND([.$C17]&gt;=[.E$5];[.E$5]&gt;=[.$B17]);&quot;  &quot;;&quot; &quot;)" table:style-name="ce16">
            <text:p><text:s/></text:p>
          </table:table-cell>
          <table:table-cell office:value-type="string" office:string-value=" " table:formula="of:=IF(AND([.$C17]&gt;=[.F$5];[.F$5]&gt;=[.$B17]);&quot;  &quot;;&quot; &quot;)" table:style-name="ce16">
            <text:p><text:s/></text:p>
          </table:table-cell>
          <table:table-cell office:value-type="string" office:string-value=" " table:formula="of:=IF(AND([.$C17]&gt;=[.G$5];[.G$5]&gt;=[.$B17]);&quot;  &quot;;&quot; &quot;)" table:style-name="ce16">
            <text:p><text:s/></text:p>
          </table:table-cell>
          <table:table-cell office:value-type="string" office:string-value=" " table:formula="of:=IF(AND([.$C17]&gt;=[.H$5];[.H$5]&gt;=[.$B17]);&quot;  &quot;;&quot; &quot;)" table:style-name="ce16">
            <text:p><text:s/></text:p>
          </table:table-cell>
          <table:table-cell office:value-type="string" office:string-value=" " table:formula="of:=IF(AND([.$C17]&gt;=[.I$5];[.I$5]&gt;=[.$B17]);&quot;  &quot;;&quot; &quot;)" table:style-name="ce16">
            <text:p><text:s/></text:p>
          </table:table-cell>
          <table:table-cell office:value-type="string" office:string-value=" " table:formula="of:=IF(AND([.$C17]&gt;=[.J$5];[.J$5]&gt;=[.$B17]);&quot;  &quot;;&quot; &quot;)" table:style-name="ce16">
            <text:p><text:s/></text:p>
          </table:table-cell>
          <table:table-cell office:value-type="string" office:string-value=" " table:formula="of:=IF(AND([.$C17]&gt;=[.K$5];[.K$5]&gt;=[.$B17]);&quot;  &quot;;&quot; &quot;)" table:style-name="ce16">
            <text:p><text:s/></text:p>
          </table:table-cell>
          <table:table-cell office:value-type="string" office:string-value=" " table:formula="of:=IF(AND([.$C17]&gt;=[.L$5];[.L$5]&gt;=[.$B17]);&quot;  &quot;;&quot; &quot;)" table:style-name="ce16">
            <text:p><text:s/></text:p>
          </table:table-cell>
          <table:table-cell office:value-type="string" office:string-value=" " table:formula="of:=IF(AND([.$C17]&gt;=[.M$5];[.M$5]&gt;=[.$B17]);&quot;  &quot;;&quot; &quot;)" table:style-name="ce16">
            <text:p><text:s/></text:p>
          </table:table-cell>
          <table:table-cell office:value-type="string" office:string-value=" " table:formula="of:=IF(AND([.$C17]&gt;=[.N$5];[.N$5]&gt;=[.$B17]);&quot;  &quot;;&quot; &quot;)" table:style-name="ce16">
            <text:p><text:s/></text:p>
          </table:table-cell>
          <table:table-cell office:value-type="string" office:string-value=" " table:formula="of:=IF(AND([.$C17]&gt;=[.O$5];[.O$5]&gt;=[.$B17]);&quot;  &quot;;&quot; &quot;)" table:style-name="ce16">
            <text:p><text:s/></text:p>
          </table:table-cell>
          <table:table-cell office:value-type="string" office:string-value=" " table:formula="of:=IF(AND([.$C17]&gt;=[.P$5];[.P$5]&gt;=[.$B17]);&quot;  &quot;;&quot; &quot;)" table:style-name="ce16">
            <text:p><text:s/></text:p>
          </table:table-cell>
          <table:table-cell office:value-type="string" office:string-value=" " table:formula="of:=IF(AND([.$C17]&gt;=[.Q$5];[.Q$5]&gt;=[.$B17]);&quot;  &quot;;&quot; &quot;)" table:style-name="ce16">
            <text:p><text:s/></text:p>
          </table:table-cell>
          <table:table-cell office:value-type="string" office:string-value=" " table:formula="of:=IF(AND([.$C17]&gt;=[.R$5];[.R$5]&gt;=[.$B17]);&quot;  &quot;;&quot; &quot;)" table:style-name="ce16">
            <text:p><text:s/></text:p>
          </table:table-cell>
          <table:table-cell office:value-type="string" office:string-value=" " table:formula="of:=IF(AND([.$C17]&gt;=[.S$5];[.S$5]&gt;=[.$B17]);&quot;  &quot;;&quot; &quot;)" table:style-name="ce16">
            <text:p><text:s/></text:p>
          </table:table-cell>
          <table:table-cell office:value-type="string" office:string-value=" " table:formula="of:=IF(AND([.$C17]&gt;=[.T$5];[.T$5]&gt;=[.$B17]);&quot;  &quot;;&quot; &quot;)" table:style-name="ce16">
            <text:p><text:s/></text:p>
          </table:table-cell>
          <table:table-cell office:value-type="string" office:string-value=" " table:formula="of:=IF(AND([.$C17]&gt;=[.U$5];[.U$5]&gt;=[.$B17]);&quot;  &quot;;&quot; &quot;)" table:style-name="ce16">
            <text:p><text:s/></text:p>
          </table:table-cell>
          <table:table-cell office:value-type="string" office:string-value=" " table:formula="of:=IF(AND([.$C17]&gt;=[.V$5];[.V$5]&gt;=[.$B17]);&quot;  &quot;;&quot; &quot;)" table:style-name="ce16">
            <text:p><text:s/></text:p>
          </table:table-cell>
          <table:table-cell office:value-type="string" office:string-value=" " table:formula="of:=IF(AND([.$C17]&gt;=[.W$5];[.W$5]&gt;=[.$B17]);&quot;  &quot;;&quot; &quot;)" table:style-name="ce16">
            <text:p><text:s/></text:p>
          </table:table-cell>
          <table:table-cell office:value-type="string" office:string-value=" " table:formula="of:=IF(AND([.$C17]&gt;=[.X$5];[.X$5]&gt;=[.$B17]);&quot;  &quot;;&quot; &quot;)" table:style-name="ce16">
            <text:p><text:s/></text:p>
          </table:table-cell>
          <table:table-cell office:value-type="string" office:string-value=" " table:formula="of:=IF(AND([.$C17]&gt;=[.Y$5];[.Y$5]&gt;=[.$B17]);&quot;  &quot;;&quot; &quot;)" table:style-name="ce16">
            <text:p><text:s/></text:p>
          </table:table-cell>
          <table:table-cell office:value-type="string" office:string-value=" " table:formula="of:=IF(AND([.$C17]&gt;=[.Z$5];[.Z$5]&gt;=[.$B17]);&quot;  &quot;;&quot; &quot;)" table:style-name="ce16">
            <text:p><text:s/></text:p>
          </table:table-cell>
          <table:table-cell office:value-type="string" office:string-value=" " table:formula="of:=IF(AND([.$C17]&gt;=[.AA$5];[.AA$5]&gt;=[.$B17]);&quot;  &quot;;&quot; &quot;)" table:style-name="ce16">
            <text:p><text:s/></text:p>
          </table:table-cell>
          <table:table-cell office:value-type="string" office:string-value=" " table:formula="of:=IF(AND([.$C17]&gt;=[.AB$5];[.AB$5]&gt;=[.$B17]);&quot;  &quot;;&quot; &quot;)" table:style-name="ce16">
            <text:p><text:s/></text:p>
          </table:table-cell>
          <table:table-cell office:value-type="string" office:string-value=" " table:formula="of:=IF(AND([.$C17]&gt;=[.AC$5];[.AC$5]&gt;=[.$B17]);&quot;  &quot;;&quot; &quot;)" table:style-name="ce16">
            <text:p><text:s/></text:p>
          </table:table-cell>
          <table:table-cell office:value-type="string" office:string-value=" " table:formula="of:=IF(AND([.$C17]&gt;=[.AD$5];[.AD$5]&gt;=[.$B17]);&quot;  &quot;;&quot; &quot;)" table:style-name="ce16">
            <text:p><text:s/></text:p>
          </table:table-cell>
          <table:table-cell office:value-type="string" office:string-value=" " table:formula="of:=IF(AND([.$C17]&gt;=[.AE$5];[.AE$5]&gt;=[.$B17]);&quot;  &quot;;&quot; &quot;)" table:style-name="ce16">
            <text:p><text:s/></text:p>
          </table:table-cell>
          <table:table-cell office:value-type="string" office:string-value=" " table:formula="of:=IF(AND([.$C17]&gt;=[.AF$5];[.AF$5]&gt;=[.$B17]);&quot;  &quot;;&quot; &quot;)" table:style-name="ce16">
            <text:p><text:s/></text:p>
          </table:table-cell>
          <table:table-cell office:value-type="string" office:string-value=" " table:formula="of:=IF(AND([.$C17]&gt;=[.AG$5];[.AG$5]&gt;=[.$B17]);&quot;  &quot;;&quot; &quot;)" table:style-name="ce16">
            <text:p><text:s/></text:p>
          </table:table-cell>
          <table:table-cell office:value-type="string" office:string-value=" " table:formula="of:=IF(AND([.$C17]&gt;=[.AH$5];[.AH$5]&gt;=[.$B17]);&quot;  &quot;;&quot; &quot;)" table:style-name="ce16">
            <text:p><text:s/></text:p>
          </table:table-cell>
          <table:table-cell office:value-type="string" office:string-value=" " table:formula="of:=IF(AND([.$C17]&gt;=[.AI$5];[.AI$5]&gt;=[.$B17]);&quot;  &quot;;&quot; &quot;)" table:style-name="ce16">
            <text:p><text:s/></text:p>
          </table:table-cell>
          <table:table-cell office:value-type="string" office:string-value=" " table:formula="of:=IF(AND([.$C17]&gt;=[.AJ$5];[.AJ$5]&gt;=[.$B17]);&quot;  &quot;;&quot; &quot;)" table:style-name="ce16">
            <text:p><text:s/></text:p>
          </table:table-cell>
          <table:table-cell office:value-type="string" office:string-value=" " table:formula="of:=IF(AND([.$C17]&gt;=[.AK$5];[.AK$5]&gt;=[.$B17]);&quot;  &quot;;&quot; &quot;)" table:style-name="ce16">
            <text:p><text:s/></text:p>
          </table:table-cell>
          <table:table-cell office:value-type="string" office:string-value=" " table:formula="of:=IF(AND([.$C17]&gt;=[.AL$5];[.AL$5]&gt;=[.$B17]);&quot;  &quot;;&quot; &quot;)" table:style-name="ce16">
            <text:p><text:s/></text:p>
          </table:table-cell>
          <table:table-cell office:value-type="string" office:string-value="  " table:formula="of:=IF(AND([.$C17]&gt;=[.AM$5];[.AM$5]&gt;=[.$B17]);&quot;  &quot;;&quot; &quot;)" table:style-name="ce16">
            <text:p><text:s text:c="2"/></text:p>
          </table:table-cell>
          <table:table-cell office:value-type="string" office:string-value="  " table:formula="of:=IF(AND([.$C17]&gt;=[.AN$5];[.AN$5]&gt;=[.$B17]);&quot;  &quot;;&quot; &quot;)" table:style-name="ce16">
            <text:p><text:s text:c="2"/></text:p>
          </table:table-cell>
          <table:table-cell office:value-type="string" office:string-value="  " table:formula="of:=IF(AND([.$C17]&gt;=[.AO$5];[.AO$5]&gt;=[.$B17]);&quot;  &quot;;&quot; &quot;)" table:style-name="ce16">
            <text:p><text:s text:c="2"/></text:p>
          </table:table-cell>
          <table:table-cell office:value-type="string" office:string-value="  " table:formula="of:=IF(AND([.$C17]&gt;=[.AP$5];[.AP$5]&gt;=[.$B17]);&quot;  &quot;;&quot; &quot;)" table:style-name="ce16">
            <text:p><text:s text:c="2"/></text:p>
          </table:table-cell>
          <table:table-cell office:value-type="string" office:string-value=" " table:formula="of:=IF(AND([.$C17]&gt;=[.AQ$5];[.AQ$5]&gt;=[.$B17]);&quot;  &quot;;&quot; &quot;)" table:style-name="ce16">
            <text:p><text:s/></text:p>
          </table:table-cell>
          <table:table-cell office:value-type="string" office:string-value=" " table:formula="of:=IF(AND([.$C17]&gt;=[.AR$5];[.AR$5]&gt;=[.$B17]);&quot;  &quot;;&quot; &quot;)" table:style-name="ce16">
            <text:p><text:s/></text:p>
          </table:table-cell>
          <table:table-cell office:value-type="string" office:string-value=" " table:formula="of:=IF(AND([.$C17]&gt;=[.AS$5];[.AS$5]&gt;=[.$B17]);&quot;  &quot;;&quot; &quot;)" table:style-name="ce16">
            <text:p><text:s/></text:p>
          </table:table-cell>
          <table:table-cell office:value-type="string" office:string-value=" " table:formula="of:=IF(AND([.$C17]&gt;=[.AT$5];[.AT$5]&gt;=[.$B17]);&quot;  &quot;;&quot; &quot;)" table:style-name="ce16">
            <text:p><text:s/></text:p>
          </table:table-cell>
          <table:table-cell office:value-type="string" office:string-value=" " table:formula="of:=IF(AND([.$C17]&gt;=[.AU$5];[.AU$5]&gt;=[.$B17]);&quot;  &quot;;&quot; &quot;)" table:style-name="ce16">
            <text:p><text:s/></text:p>
          </table:table-cell>
          <table:table-cell office:value-type="string" office:string-value=" " table:formula="of:=IF(AND([.$C17]&gt;=[.AV$5];[.AV$5]&gt;=[.$B17]);&quot;  &quot;;&quot; &quot;)" table:style-name="ce16">
            <text:p><text:s/></text:p>
          </table:table-cell>
          <table:table-cell office:value-type="string" office:string-value=" " table:formula="of:=IF(AND([.$C17]&gt;=[.AW$5];[.AW$5]&gt;=[.$B17]);&quot;  &quot;;&quot; &quot;)" table:style-name="ce16">
            <text:p><text:s/></text:p>
          </table:table-cell>
          <table:table-cell office:value-type="string" office:string-value=" " table:formula="of:=IF(AND([.$C17]&gt;=[.AX$5];[.AX$5]&gt;=[.$B17]);&quot;  &quot;;&quot; &quot;)" table:style-name="ce16">
            <text:p><text:s/></text:p>
          </table:table-cell>
          <table:table-cell office:value-type="string" office:string-value=" " table:formula="of:=IF(AND([.$C17]&gt;=[.AY$5];[.AY$5]&gt;=[.$B17]);&quot;  &quot;;&quot; &quot;)" table:style-name="ce16">
            <text:p><text:s/></text:p>
          </table:table-cell>
          <table:table-cell office:value-type="string" office:string-value=" " table:formula="of:=IF(AND([.$C17]&gt;=[.AZ$5];[.AZ$5]&gt;=[.$B17]);&quot;  &quot;;&quot; &quot;)" table:style-name="ce16">
            <text:p><text:s/></text:p>
          </table:table-cell>
          <table:table-cell office:value-type="string" office:string-value=" " table:formula="of:=IF(AND([.$C17]&gt;=[.BA$5];[.BA$5]&gt;=[.$B17]);&quot;  &quot;;&quot; &quot;)" table:style-name="ce16">
            <text:p><text:s/></text:p>
          </table:table-cell>
          <table:table-cell office:value-type="string" office:string-value=" " table:formula="of:=IF(AND([.$C17]&gt;=[.BB$5];[.BB$5]&gt;=[.$B17]);&quot;  &quot;;&quot; &quot;)" table:style-name="ce16">
            <text:p><text:s/></text:p>
          </table:table-cell>
          <table:table-cell office:value-type="string" office:string-value=" " table:formula="of:=IF(AND([.$C17]&gt;=[.BC$5];[.BC$5]&gt;=[.$B17]);&quot;  &quot;;&quot; &quot;)" table:style-name="ce16">
            <text:p><text:s/></text:p>
          </table:table-cell>
          <table:table-cell office:value-type="string" office:string-value=" " table:formula="of:=IF(AND([.$C17]&gt;=[.BD$5];[.BD$5]&gt;=[.$B17]);&quot;  &quot;;&quot; &quot;)" table:style-name="ce16">
            <text:p><text:s/></text:p>
          </table:table-cell>
          <table:table-cell office:value-type="string" office:string-value=" " table:formula="of:=IF(AND([.$C17]&gt;=[.BE$5];[.BE$5]&gt;=[.$B17]);&quot;  &quot;;&quot; &quot;)" table:style-name="ce16">
            <text:p><text:s/></text:p>
          </table:table-cell>
          <table:table-cell office:value-type="string" office:string-value=" " table:formula="of:=IF(AND([.$C17]&gt;=[.BF$5];[.BF$5]&gt;=[.$B17]);&quot;  &quot;;&quot; &quot;)" table:style-name="ce16">
            <text:p><text:s/></text:p>
          </table:table-cell>
          <table:table-cell office:value-type="string" office:string-value=" " table:formula="of:=IF(AND([.$C17]&gt;=[.BG$5];[.BG$5]&gt;=[.$B17]);&quot;  &quot;;&quot; &quot;)" table:style-name="ce16">
            <text:p><text:s/></text:p>
          </table:table-cell>
          <table:table-cell office:value-type="string" office:string-value=" " table:formula="of:=IF(AND([.$C17]&gt;=[.BH$5];[.BH$5]&gt;=[.$B17]);&quot;  &quot;;&quot; &quot;)" table:style-name="ce16">
            <text:p><text:s/></text:p>
          </table:table-cell>
          <table:table-cell office:value-type="string" office:string-value=" " table:formula="of:=IF(AND([.$C17]&gt;=[.BI$5];[.BI$5]&gt;=[.$B17]);&quot;  &quot;;&quot; &quot;)" table:style-name="ce16">
            <text:p><text:s/></text:p>
          </table:table-cell>
          <table:table-cell office:value-type="string" office:string-value=" " table:formula="of:=IF(AND([.$C17]&gt;=[.BJ$5];[.BJ$5]&gt;=[.$B17]);&quot;  &quot;;&quot; &quot;)" table:style-name="ce16">
            <text:p><text:s/></text:p>
          </table:table-cell>
          <table:table-cell office:value-type="string" office:string-value=" " table:formula="of:=IF(AND([.$C17]&gt;=[.BK$5];[.BK$5]&gt;=[.$B17]);&quot;  &quot;;&quot; &quot;)" table:style-name="ce16">
            <text:p><text:s/></text:p>
          </table:table-cell>
          <table:table-cell office:value-type="string" office:string-value=" " table:formula="of:=IF(AND([.$C17]&gt;=[.BL$5];[.BL$5]&gt;=[.$B17]);&quot;  &quot;;&quot; &quot;)" table:style-name="ce16">
            <text:p><text:s/></text:p>
          </table:table-cell>
          <table:table-cell office:value-type="string" office:string-value=" " table:formula="of:=IF(AND([.$C17]&gt;=[.BM$5];[.BM$5]&gt;=[.$B17]);&quot;  &quot;;&quot; &quot;)" table:style-name="ce16">
            <text:p><text:s/></text:p>
          </table:table-cell>
          <table:table-cell office:value-type="string" office:string-value=" " table:formula="of:=IF(AND([.$C17]&gt;=[.BN$5];[.BN$5]&gt;=[.$B17]);&quot;  &quot;;&quot; &quot;)" table:style-name="ce16">
            <text:p><text:s/></text:p>
          </table:table-cell>
          <table:table-cell office:value-type="string" office:string-value=" " table:formula="of:=IF(AND([.$C17]&gt;=[.BO$5];[.BO$5]&gt;=[.$B17]);&quot;  &quot;;&quot; &quot;)" table:style-name="ce16">
            <text:p><text:s/></text:p>
          </table:table-cell>
          <table:table-cell office:value-type="string" office:string-value=" " table:formula="of:=IF(AND([.$C17]&gt;=[.BP$5];[.BP$5]&gt;=[.$B17]);&quot;  &quot;;&quot; &quot;)" table:style-name="ce16">
            <text:p><text:s/></text:p>
          </table:table-cell>
          <table:table-cell office:value-type="string" office:string-value=" " table:formula="of:=IF(AND([.$C17]&gt;=[.BQ$5];[.BQ$5]&gt;=[.$B17]);&quot;  &quot;;&quot; &quot;)" table:style-name="ce16">
            <text:p><text:s/></text:p>
          </table:table-cell>
          <table:table-cell office:value-type="string" office:string-value=" " table:formula="of:=IF(AND([.$C17]&gt;=[.BR$5];[.BR$5]&gt;=[.$B17]);&quot;  &quot;;&quot; &quot;)" table:style-name="ce16">
            <text:p><text:s/></text:p>
          </table:table-cell>
          <table:table-cell office:value-type="string" office:string-value=" " table:formula="of:=IF(AND([.$C17]&gt;=[.BS$5];[.BS$5]&gt;=[.$B17]);&quot;  &quot;;&quot; &quot;)" table:style-name="ce16">
            <text:p><text:s/></text:p>
          </table:table-cell>
          <table:table-cell office:value-type="string" office:string-value=" " table:formula="of:=IF(AND([.$C17]&gt;=[.BT$5];[.BT$5]&gt;=[.$B17]);&quot;  &quot;;&quot; &quot;)" table:style-name="ce16">
            <text:p><text:s/></text:p>
          </table:table-cell>
          <table:table-cell office:value-type="string" office:string-value=" " table:formula="of:=IF(AND([.$C17]&gt;=[.BU$5];[.BU$5]&gt;=[.$B17]);&quot;  &quot;;&quot; &quot;)" table:style-name="ce16">
            <text:p><text:s/></text:p>
          </table:table-cell>
          <table:table-cell office:value-type="string" office:string-value=" " table:formula="of:=IF(AND([.$C17]&gt;=[.BV$5];[.BV$5]&gt;=[.$B17]);&quot;  &quot;;&quot; &quot;)" table:style-name="ce16">
            <text:p><text:s/></text:p>
          </table:table-cell>
          <table:table-cell office:value-type="string" office:string-value=" " table:formula="of:=IF(AND([.$C17]&gt;=[.BW$5];[.BW$5]&gt;=[.$B17]);&quot;  &quot;;&quot; &quot;)" table:style-name="ce16">
            <text:p><text:s/></text:p>
          </table:table-cell>
          <table:table-cell office:value-type="string" office:string-value=" " table:formula="of:=IF(AND([.$C17]&gt;=[.BX$5];[.BX$5]&gt;=[.$B17]);&quot;  &quot;;&quot; &quot;)" table:style-name="ce16">
            <text:p><text:s/></text:p>
          </table:table-cell>
          <table:table-cell office:value-type="string" office:string-value=" " table:formula="of:=IF(AND([.$C17]&gt;=[.BY$5];[.BY$5]&gt;=[.$B17]);&quot;  &quot;;&quot; &quot;)" table:style-name="ce16">
            <text:p><text:s/></text:p>
          </table:table-cell>
          <table:table-cell office:value-type="string" office:string-value=" " table:formula="of:=IF(AND([.$C17]&gt;=[.BZ$5];[.BZ$5]&gt;=[.$B17]);&quot;  &quot;;&quot; &quot;)" table:style-name="ce16">
            <text:p><text:s/></text:p>
          </table:table-cell>
          <table:table-cell office:value-type="string" office:string-value=" " table:formula="of:=IF(AND([.$C17]&gt;=[.CA$5];[.CA$5]&gt;=[.$B17]);&quot;  &quot;;&quot; &quot;)" table:style-name="ce16">
            <text:p><text:s/></text:p>
          </table:table-cell>
          <table:table-cell office:value-type="string" office:string-value=" " table:formula="of:=IF(AND([.$C17]&gt;=[.CB$5];[.CB$5]&gt;=[.$B17]);&quot;  &quot;;&quot; &quot;)" table:style-name="ce16">
            <text:p><text:s/></text:p>
          </table:table-cell>
          <table:table-cell office:value-type="string" office:string-value=" " table:formula="of:=IF(AND([.$C17]&gt;=[.CC$5];[.CC$5]&gt;=[.$B17]);&quot;  &quot;;&quot; &quot;)" table:style-name="ce16">
            <text:p><text:s/></text:p>
          </table:table-cell>
          <table:table-cell office:value-type="string" office:string-value=" " table:formula="of:=IF(AND([.$C17]&gt;=[.CD$5];[.CD$5]&gt;=[.$B17]);&quot;  &quot;;&quot; &quot;)" table:style-name="ce16">
            <text:p><text:s/></text:p>
          </table:table-cell>
          <table:table-cell office:value-type="string" office:string-value=" " table:formula="of:=IF(AND([.$C17]&gt;=[.CE$5];[.CE$5]&gt;=[.$B17]);&quot;  &quot;;&quot; &quot;)" table:style-name="ce16">
            <text:p><text:s/></text:p>
          </table:table-cell>
          <table:table-cell office:value-type="string" office:string-value=" " table:formula="of:=IF(AND([.$C17]&gt;=[.CF$5];[.CF$5]&gt;=[.$B17]);&quot;  &quot;;&quot; &quot;)" table:style-name="ce16">
            <text:p><text:s/></text:p>
          </table:table-cell>
          <table:table-cell office:value-type="string" office:string-value=" " table:formula="of:=IF(AND([.$C17]&gt;=[.CG$5];[.CG$5]&gt;=[.$B17]);&quot;  &quot;;&quot; &quot;)" table:style-name="ce16">
            <text:p><text:s/></text:p>
          </table:table-cell>
          <table:table-cell office:value-type="string" office:string-value=" " table:formula="of:=IF(AND([.$C17]&gt;=[.CH$5];[.CH$5]&gt;=[.$B17]);&quot;  &quot;;&quot; &quot;)" table:style-name="ce16">
            <text:p><text:s/></text:p>
          </table:table-cell>
          <table:table-cell office:value-type="string" office:string-value=" " table:formula="of:=IF(AND([.$C17]&gt;=[.CI$5];[.CI$5]&gt;=[.$B17]);&quot;  &quot;;&quot; &quot;)" table:style-name="ce16">
            <text:p><text:s/></text:p>
          </table:table-cell>
          <table:table-cell office:value-type="string" office:string-value=" " table:formula="of:=IF(AND([.$C17]&gt;=[.CJ$5];[.CJ$5]&gt;=[.$B17]);&quot;  &quot;;&quot; &quot;)" table:style-name="ce16">
            <text:p><text:s/></text:p>
          </table:table-cell>
          <table:table-cell table:number-columns-repeated="16296"/>
        </table:table-row>
        <table:table-row table:style-name="ro1">
          <table:table-cell office:value-type="string" table:style-name="ce5">
            <text:p>Rédaction du rapport</text:p>
          </table:table-cell>
          <table:table-cell office:value-type="date" office:date-value="2022-07-25T00:00:00" table:formula="of:=[.C17]+1" table:style-name="ce12">
            <text:p>25/07/22</text:p>
          </table:table-cell>
          <table:table-cell office:value-type="date" office:date-value="2022-07-31T00:00:00" table:formula="of:=[.C8]" table:style-name="ce12">
            <text:p>31/07/22</text:p>
          </table:table-cell>
          <table:table-cell office:value-type="float" office:value="6" table:formula="of:=[.C18]-[.B18]" table:style-name="ce7">
            <text:p>6</text:p>
          </table:table-cell>
          <table:table-cell office:value-type="string" office:string-value=" " table:formula="of:=IF(AND([.$C18]&gt;=[.E$5];[.E$5]&gt;=[.$B18]);&quot;  &quot;;&quot; &quot;)" table:style-name="ce16">
            <text:p><text:s/></text:p>
          </table:table-cell>
          <table:table-cell office:value-type="string" office:string-value=" " table:formula="of:=IF(AND([.$C18]&gt;=[.F$5];[.F$5]&gt;=[.$B18]);&quot;  &quot;;&quot; &quot;)" table:style-name="ce16">
            <text:p><text:s/></text:p>
          </table:table-cell>
          <table:table-cell office:value-type="string" office:string-value=" " table:formula="of:=IF(AND([.$C18]&gt;=[.G$5];[.G$5]&gt;=[.$B18]);&quot;  &quot;;&quot; &quot;)" table:style-name="ce16">
            <text:p><text:s/></text:p>
          </table:table-cell>
          <table:table-cell office:value-type="string" office:string-value=" " table:formula="of:=IF(AND([.$C18]&gt;=[.H$5];[.H$5]&gt;=[.$B18]);&quot;  &quot;;&quot; &quot;)" table:style-name="ce16">
            <text:p><text:s/></text:p>
          </table:table-cell>
          <table:table-cell office:value-type="string" office:string-value=" " table:formula="of:=IF(AND([.$C18]&gt;=[.I$5];[.I$5]&gt;=[.$B18]);&quot;  &quot;;&quot; &quot;)" table:style-name="ce16">
            <text:p><text:s/></text:p>
          </table:table-cell>
          <table:table-cell office:value-type="string" office:string-value=" " table:formula="of:=IF(AND([.$C18]&gt;=[.J$5];[.J$5]&gt;=[.$B18]);&quot;  &quot;;&quot; &quot;)" table:style-name="ce16">
            <text:p><text:s/></text:p>
          </table:table-cell>
          <table:table-cell office:value-type="string" office:string-value=" " table:formula="of:=IF(AND([.$C18]&gt;=[.K$5];[.K$5]&gt;=[.$B18]);&quot;  &quot;;&quot; &quot;)" table:style-name="ce16">
            <text:p><text:s/></text:p>
          </table:table-cell>
          <table:table-cell office:value-type="string" office:string-value=" " table:formula="of:=IF(AND([.$C18]&gt;=[.L$5];[.L$5]&gt;=[.$B18]);&quot;  &quot;;&quot; &quot;)" table:style-name="ce16">
            <text:p><text:s/></text:p>
          </table:table-cell>
          <table:table-cell office:value-type="string" office:string-value=" " table:formula="of:=IF(AND([.$C18]&gt;=[.M$5];[.M$5]&gt;=[.$B18]);&quot;  &quot;;&quot; &quot;)" table:style-name="ce16">
            <text:p><text:s/></text:p>
          </table:table-cell>
          <table:table-cell office:value-type="string" office:string-value=" " table:formula="of:=IF(AND([.$C18]&gt;=[.N$5];[.N$5]&gt;=[.$B18]);&quot;  &quot;;&quot; &quot;)" table:style-name="ce16">
            <text:p><text:s/></text:p>
          </table:table-cell>
          <table:table-cell office:value-type="string" office:string-value=" " table:formula="of:=IF(AND([.$C18]&gt;=[.O$5];[.O$5]&gt;=[.$B18]);&quot;  &quot;;&quot; &quot;)" table:style-name="ce16">
            <text:p><text:s/></text:p>
          </table:table-cell>
          <table:table-cell office:value-type="string" office:string-value=" " table:formula="of:=IF(AND([.$C18]&gt;=[.P$5];[.P$5]&gt;=[.$B18]);&quot;  &quot;;&quot; &quot;)" table:style-name="ce16">
            <text:p><text:s/></text:p>
          </table:table-cell>
          <table:table-cell office:value-type="string" office:string-value=" " table:formula="of:=IF(AND([.$C18]&gt;=[.Q$5];[.Q$5]&gt;=[.$B18]);&quot;  &quot;;&quot; &quot;)" table:style-name="ce16">
            <text:p><text:s/></text:p>
          </table:table-cell>
          <table:table-cell office:value-type="string" office:string-value=" " table:formula="of:=IF(AND([.$C18]&gt;=[.R$5];[.R$5]&gt;=[.$B18]);&quot;  &quot;;&quot; &quot;)" table:style-name="ce16">
            <text:p><text:s/></text:p>
          </table:table-cell>
          <table:table-cell office:value-type="string" office:string-value=" " table:formula="of:=IF(AND([.$C18]&gt;=[.S$5];[.S$5]&gt;=[.$B18]);&quot;  &quot;;&quot; &quot;)" table:style-name="ce16">
            <text:p><text:s/></text:p>
          </table:table-cell>
          <table:table-cell office:value-type="string" office:string-value=" " table:formula="of:=IF(AND([.$C18]&gt;=[.T$5];[.T$5]&gt;=[.$B18]);&quot;  &quot;;&quot; &quot;)" table:style-name="ce16">
            <text:p><text:s/></text:p>
          </table:table-cell>
          <table:table-cell office:value-type="string" office:string-value=" " table:formula="of:=IF(AND([.$C18]&gt;=[.U$5];[.U$5]&gt;=[.$B18]);&quot;  &quot;;&quot; &quot;)" table:style-name="ce16">
            <text:p><text:s/></text:p>
          </table:table-cell>
          <table:table-cell office:value-type="string" office:string-value=" " table:formula="of:=IF(AND([.$C18]&gt;=[.V$5];[.V$5]&gt;=[.$B18]);&quot;  &quot;;&quot; &quot;)" table:style-name="ce16">
            <text:p><text:s/></text:p>
          </table:table-cell>
          <table:table-cell office:value-type="string" office:string-value=" " table:formula="of:=IF(AND([.$C18]&gt;=[.W$5];[.W$5]&gt;=[.$B18]);&quot;  &quot;;&quot; &quot;)" table:style-name="ce16">
            <text:p><text:s/></text:p>
          </table:table-cell>
          <table:table-cell office:value-type="string" office:string-value=" " table:formula="of:=IF(AND([.$C18]&gt;=[.X$5];[.X$5]&gt;=[.$B18]);&quot;  &quot;;&quot; &quot;)" table:style-name="ce16">
            <text:p><text:s/></text:p>
          </table:table-cell>
          <table:table-cell office:value-type="string" office:string-value=" " table:formula="of:=IF(AND([.$C18]&gt;=[.Y$5];[.Y$5]&gt;=[.$B18]);&quot;  &quot;;&quot; &quot;)" table:style-name="ce16">
            <text:p><text:s/></text:p>
          </table:table-cell>
          <table:table-cell office:value-type="string" office:string-value=" " table:formula="of:=IF(AND([.$C18]&gt;=[.Z$5];[.Z$5]&gt;=[.$B18]);&quot;  &quot;;&quot; &quot;)" table:style-name="ce16">
            <text:p><text:s/></text:p>
          </table:table-cell>
          <table:table-cell office:value-type="string" office:string-value=" " table:formula="of:=IF(AND([.$C18]&gt;=[.AA$5];[.AA$5]&gt;=[.$B18]);&quot;  &quot;;&quot; &quot;)" table:style-name="ce16">
            <text:p><text:s/></text:p>
          </table:table-cell>
          <table:table-cell office:value-type="string" office:string-value=" " table:formula="of:=IF(AND([.$C18]&gt;=[.AB$5];[.AB$5]&gt;=[.$B18]);&quot;  &quot;;&quot; &quot;)" table:style-name="ce16">
            <text:p><text:s/></text:p>
          </table:table-cell>
          <table:table-cell office:value-type="string" office:string-value=" " table:formula="of:=IF(AND([.$C18]&gt;=[.AC$5];[.AC$5]&gt;=[.$B18]);&quot;  &quot;;&quot; &quot;)" table:style-name="ce16">
            <text:p><text:s/></text:p>
          </table:table-cell>
          <table:table-cell office:value-type="string" office:string-value=" " table:formula="of:=IF(AND([.$C18]&gt;=[.AD$5];[.AD$5]&gt;=[.$B18]);&quot;  &quot;;&quot; &quot;)" table:style-name="ce16">
            <text:p><text:s/></text:p>
          </table:table-cell>
          <table:table-cell office:value-type="string" office:string-value=" " table:formula="of:=IF(AND([.$C18]&gt;=[.AE$5];[.AE$5]&gt;=[.$B18]);&quot;  &quot;;&quot; &quot;)" table:style-name="ce16">
            <text:p><text:s/></text:p>
          </table:table-cell>
          <table:table-cell office:value-type="string" office:string-value=" " table:formula="of:=IF(AND([.$C18]&gt;=[.AF$5];[.AF$5]&gt;=[.$B18]);&quot;  &quot;;&quot; &quot;)" table:style-name="ce16">
            <text:p><text:s/></text:p>
          </table:table-cell>
          <table:table-cell office:value-type="string" office:string-value=" " table:formula="of:=IF(AND([.$C18]&gt;=[.AG$5];[.AG$5]&gt;=[.$B18]);&quot;  &quot;;&quot; &quot;)" table:style-name="ce16">
            <text:p><text:s/></text:p>
          </table:table-cell>
          <table:table-cell office:value-type="string" office:string-value=" " table:formula="of:=IF(AND([.$C18]&gt;=[.AH$5];[.AH$5]&gt;=[.$B18]);&quot;  &quot;;&quot; &quot;)" table:style-name="ce16">
            <text:p><text:s/></text:p>
          </table:table-cell>
          <table:table-cell office:value-type="string" office:string-value=" " table:formula="of:=IF(AND([.$C18]&gt;=[.AI$5];[.AI$5]&gt;=[.$B18]);&quot;  &quot;;&quot; &quot;)" table:style-name="ce16">
            <text:p><text:s/></text:p>
          </table:table-cell>
          <table:table-cell office:value-type="string" office:string-value=" " table:formula="of:=IF(AND([.$C18]&gt;=[.AJ$5];[.AJ$5]&gt;=[.$B18]);&quot;  &quot;;&quot; &quot;)" table:style-name="ce16">
            <text:p><text:s/></text:p>
          </table:table-cell>
          <table:table-cell office:value-type="string" office:string-value=" " table:formula="of:=IF(AND([.$C18]&gt;=[.AK$5];[.AK$5]&gt;=[.$B18]);&quot;  &quot;;&quot; &quot;)" table:style-name="ce16">
            <text:p><text:s/></text:p>
          </table:table-cell>
          <table:table-cell office:value-type="string" office:string-value=" " table:formula="of:=IF(AND([.$C18]&gt;=[.AL$5];[.AL$5]&gt;=[.$B18]);&quot;  &quot;;&quot; &quot;)" table:style-name="ce16">
            <text:p><text:s/></text:p>
          </table:table-cell>
          <table:table-cell office:value-type="string" office:string-value=" " table:formula="of:=IF(AND([.$C18]&gt;=[.AM$5];[.AM$5]&gt;=[.$B18]);&quot;  &quot;;&quot; &quot;)" table:style-name="ce16">
            <text:p><text:s/></text:p>
          </table:table-cell>
          <table:table-cell office:value-type="string" office:string-value=" " table:formula="of:=IF(AND([.$C18]&gt;=[.AN$5];[.AN$5]&gt;=[.$B18]);&quot;  &quot;;&quot; &quot;)" table:style-name="ce16">
            <text:p><text:s/></text:p>
          </table:table-cell>
          <table:table-cell office:value-type="string" office:string-value=" " table:formula="of:=IF(AND([.$C18]&gt;=[.AO$5];[.AO$5]&gt;=[.$B18]);&quot;  &quot;;&quot; &quot;)" table:style-name="ce16">
            <text:p><text:s/></text:p>
          </table:table-cell>
          <table:table-cell office:value-type="string" office:string-value=" " table:formula="of:=IF(AND([.$C18]&gt;=[.AP$5];[.AP$5]&gt;=[.$B18]);&quot;  &quot;;&quot; &quot;)" table:style-name="ce16">
            <text:p><text:s/></text:p>
          </table:table-cell>
          <table:table-cell office:value-type="string" office:string-value="  " table:formula="of:=IF(AND([.$C18]&gt;=[.AQ$5];[.AQ$5]&gt;=[.$B18]);&quot;  &quot;;&quot; &quot;)" table:style-name="ce16">
            <text:p><text:s text:c="2"/></text:p>
          </table:table-cell>
          <table:table-cell office:value-type="string" office:string-value="  " table:formula="of:=IF(AND([.$C18]&gt;=[.AR$5];[.AR$5]&gt;=[.$B18]);&quot;  &quot;;&quot; &quot;)" table:style-name="ce16">
            <text:p><text:s text:c="2"/></text:p>
          </table:table-cell>
          <table:table-cell office:value-type="string" office:string-value="  " table:formula="of:=IF(AND([.$C18]&gt;=[.AS$5];[.AS$5]&gt;=[.$B18]);&quot;  &quot;;&quot; &quot;)" table:style-name="ce16">
            <text:p><text:s text:c="2"/></text:p>
          </table:table-cell>
          <table:table-cell office:value-type="string" office:string-value=" " table:formula="of:=IF(AND([.$C18]&gt;=[.AT$5];[.AT$5]&gt;=[.$B18]);&quot;  &quot;;&quot; &quot;)" table:style-name="ce16">
            <text:p><text:s/></text:p>
          </table:table-cell>
          <table:table-cell office:value-type="string" office:string-value=" " table:formula="of:=IF(AND([.$C18]&gt;=[.AU$5];[.AU$5]&gt;=[.$B18]);&quot;  &quot;;&quot; &quot;)" table:style-name="ce16">
            <text:p><text:s/></text:p>
          </table:table-cell>
          <table:table-cell office:value-type="string" office:string-value=" " table:formula="of:=IF(AND([.$C18]&gt;=[.AV$5];[.AV$5]&gt;=[.$B18]);&quot;  &quot;;&quot; &quot;)" table:style-name="ce16">
            <text:p><text:s/></text:p>
          </table:table-cell>
          <table:table-cell office:value-type="string" office:string-value=" " table:formula="of:=IF(AND([.$C18]&gt;=[.AW$5];[.AW$5]&gt;=[.$B18]);&quot;  &quot;;&quot; &quot;)" table:style-name="ce16">
            <text:p><text:s/></text:p>
          </table:table-cell>
          <table:table-cell office:value-type="string" office:string-value=" " table:formula="of:=IF(AND([.$C18]&gt;=[.AX$5];[.AX$5]&gt;=[.$B18]);&quot;  &quot;;&quot; &quot;)" table:style-name="ce16">
            <text:p><text:s/></text:p>
          </table:table-cell>
          <table:table-cell office:value-type="string" office:string-value=" " table:formula="of:=IF(AND([.$C18]&gt;=[.AY$5];[.AY$5]&gt;=[.$B18]);&quot;  &quot;;&quot; &quot;)" table:style-name="ce16">
            <text:p><text:s/></text:p>
          </table:table-cell>
          <table:table-cell office:value-type="string" office:string-value=" " table:formula="of:=IF(AND([.$C18]&gt;=[.AZ$5];[.AZ$5]&gt;=[.$B18]);&quot;  &quot;;&quot; &quot;)" table:style-name="ce16">
            <text:p><text:s/></text:p>
          </table:table-cell>
          <table:table-cell office:value-type="string" office:string-value=" " table:formula="of:=IF(AND([.$C18]&gt;=[.BA$5];[.BA$5]&gt;=[.$B18]);&quot;  &quot;;&quot; &quot;)" table:style-name="ce16">
            <text:p><text:s/></text:p>
          </table:table-cell>
          <table:table-cell office:value-type="string" office:string-value=" " table:formula="of:=IF(AND([.$C18]&gt;=[.BB$5];[.BB$5]&gt;=[.$B18]);&quot;  &quot;;&quot; &quot;)" table:style-name="ce16">
            <text:p><text:s/></text:p>
          </table:table-cell>
          <table:table-cell office:value-type="string" office:string-value=" " table:formula="of:=IF(AND([.$C18]&gt;=[.BC$5];[.BC$5]&gt;=[.$B18]);&quot;  &quot;;&quot; &quot;)" table:style-name="ce16">
            <text:p><text:s/></text:p>
          </table:table-cell>
          <table:table-cell office:value-type="string" office:string-value=" " table:formula="of:=IF(AND([.$C18]&gt;=[.BD$5];[.BD$5]&gt;=[.$B18]);&quot;  &quot;;&quot; &quot;)" table:style-name="ce16">
            <text:p><text:s/></text:p>
          </table:table-cell>
          <table:table-cell office:value-type="string" office:string-value=" " table:formula="of:=IF(AND([.$C18]&gt;=[.BE$5];[.BE$5]&gt;=[.$B18]);&quot;  &quot;;&quot; &quot;)" table:style-name="ce16">
            <text:p><text:s/></text:p>
          </table:table-cell>
          <table:table-cell office:value-type="string" office:string-value=" " table:formula="of:=IF(AND([.$C18]&gt;=[.BF$5];[.BF$5]&gt;=[.$B18]);&quot;  &quot;;&quot; &quot;)" table:style-name="ce16">
            <text:p><text:s/></text:p>
          </table:table-cell>
          <table:table-cell office:value-type="string" office:string-value=" " table:formula="of:=IF(AND([.$C18]&gt;=[.BG$5];[.BG$5]&gt;=[.$B18]);&quot;  &quot;;&quot; &quot;)" table:style-name="ce16">
            <text:p><text:s/></text:p>
          </table:table-cell>
          <table:table-cell office:value-type="string" office:string-value=" " table:formula="of:=IF(AND([.$C18]&gt;=[.BH$5];[.BH$5]&gt;=[.$B18]);&quot;  &quot;;&quot; &quot;)" table:style-name="ce16">
            <text:p><text:s/></text:p>
          </table:table-cell>
          <table:table-cell office:value-type="string" office:string-value=" " table:formula="of:=IF(AND([.$C18]&gt;=[.BI$5];[.BI$5]&gt;=[.$B18]);&quot;  &quot;;&quot; &quot;)" table:style-name="ce16">
            <text:p><text:s/></text:p>
          </table:table-cell>
          <table:table-cell office:value-type="string" office:string-value=" " table:formula="of:=IF(AND([.$C18]&gt;=[.BJ$5];[.BJ$5]&gt;=[.$B18]);&quot;  &quot;;&quot; &quot;)" table:style-name="ce16">
            <text:p><text:s/></text:p>
          </table:table-cell>
          <table:table-cell office:value-type="string" office:string-value=" " table:formula="of:=IF(AND([.$C18]&gt;=[.BK$5];[.BK$5]&gt;=[.$B18]);&quot;  &quot;;&quot; &quot;)" table:style-name="ce16">
            <text:p><text:s/></text:p>
          </table:table-cell>
          <table:table-cell office:value-type="string" office:string-value=" " table:formula="of:=IF(AND([.$C18]&gt;=[.BL$5];[.BL$5]&gt;=[.$B18]);&quot;  &quot;;&quot; &quot;)" table:style-name="ce16">
            <text:p><text:s/></text:p>
          </table:table-cell>
          <table:table-cell office:value-type="string" office:string-value=" " table:formula="of:=IF(AND([.$C18]&gt;=[.BM$5];[.BM$5]&gt;=[.$B18]);&quot;  &quot;;&quot; &quot;)" table:style-name="ce16">
            <text:p><text:s/></text:p>
          </table:table-cell>
          <table:table-cell office:value-type="string" office:string-value=" " table:formula="of:=IF(AND([.$C18]&gt;=[.BN$5];[.BN$5]&gt;=[.$B18]);&quot;  &quot;;&quot; &quot;)" table:style-name="ce16">
            <text:p><text:s/></text:p>
          </table:table-cell>
          <table:table-cell office:value-type="string" office:string-value=" " table:formula="of:=IF(AND([.$C18]&gt;=[.BO$5];[.BO$5]&gt;=[.$B18]);&quot;  &quot;;&quot; &quot;)" table:style-name="ce16">
            <text:p><text:s/></text:p>
          </table:table-cell>
          <table:table-cell office:value-type="string" office:string-value=" " table:formula="of:=IF(AND([.$C18]&gt;=[.BP$5];[.BP$5]&gt;=[.$B18]);&quot;  &quot;;&quot; &quot;)" table:style-name="ce16">
            <text:p><text:s/></text:p>
          </table:table-cell>
          <table:table-cell office:value-type="string" office:string-value=" " table:formula="of:=IF(AND([.$C18]&gt;=[.BQ$5];[.BQ$5]&gt;=[.$B18]);&quot;  &quot;;&quot; &quot;)" table:style-name="ce16">
            <text:p><text:s/></text:p>
          </table:table-cell>
          <table:table-cell office:value-type="string" office:string-value=" " table:formula="of:=IF(AND([.$C18]&gt;=[.BR$5];[.BR$5]&gt;=[.$B18]);&quot;  &quot;;&quot; &quot;)" table:style-name="ce16">
            <text:p><text:s/></text:p>
          </table:table-cell>
          <table:table-cell office:value-type="string" office:string-value=" " table:formula="of:=IF(AND([.$C18]&gt;=[.BS$5];[.BS$5]&gt;=[.$B18]);&quot;  &quot;;&quot; &quot;)" table:style-name="ce16">
            <text:p><text:s/></text:p>
          </table:table-cell>
          <table:table-cell office:value-type="string" office:string-value=" " table:formula="of:=IF(AND([.$C18]&gt;=[.BT$5];[.BT$5]&gt;=[.$B18]);&quot;  &quot;;&quot; &quot;)" table:style-name="ce16">
            <text:p><text:s/></text:p>
          </table:table-cell>
          <table:table-cell office:value-type="string" office:string-value=" " table:formula="of:=IF(AND([.$C18]&gt;=[.BU$5];[.BU$5]&gt;=[.$B18]);&quot;  &quot;;&quot; &quot;)" table:style-name="ce16">
            <text:p><text:s/></text:p>
          </table:table-cell>
          <table:table-cell office:value-type="string" office:string-value=" " table:formula="of:=IF(AND([.$C18]&gt;=[.BV$5];[.BV$5]&gt;=[.$B18]);&quot;  &quot;;&quot; &quot;)" table:style-name="ce16">
            <text:p><text:s/></text:p>
          </table:table-cell>
          <table:table-cell office:value-type="string" office:string-value=" " table:formula="of:=IF(AND([.$C18]&gt;=[.BW$5];[.BW$5]&gt;=[.$B18]);&quot;  &quot;;&quot; &quot;)" table:style-name="ce16">
            <text:p><text:s/></text:p>
          </table:table-cell>
          <table:table-cell office:value-type="string" office:string-value=" " table:formula="of:=IF(AND([.$C18]&gt;=[.BX$5];[.BX$5]&gt;=[.$B18]);&quot;  &quot;;&quot; &quot;)" table:style-name="ce16">
            <text:p><text:s/></text:p>
          </table:table-cell>
          <table:table-cell office:value-type="string" office:string-value=" " table:formula="of:=IF(AND([.$C18]&gt;=[.BY$5];[.BY$5]&gt;=[.$B18]);&quot;  &quot;;&quot; &quot;)" table:style-name="ce16">
            <text:p><text:s/></text:p>
          </table:table-cell>
          <table:table-cell office:value-type="string" office:string-value=" " table:formula="of:=IF(AND([.$C18]&gt;=[.BZ$5];[.BZ$5]&gt;=[.$B18]);&quot;  &quot;;&quot; &quot;)" table:style-name="ce16">
            <text:p><text:s/></text:p>
          </table:table-cell>
          <table:table-cell office:value-type="string" office:string-value=" " table:formula="of:=IF(AND([.$C18]&gt;=[.CA$5];[.CA$5]&gt;=[.$B18]);&quot;  &quot;;&quot; &quot;)" table:style-name="ce16">
            <text:p><text:s/></text:p>
          </table:table-cell>
          <table:table-cell office:value-type="string" office:string-value=" " table:formula="of:=IF(AND([.$C18]&gt;=[.CB$5];[.CB$5]&gt;=[.$B18]);&quot;  &quot;;&quot; &quot;)" table:style-name="ce16">
            <text:p><text:s/></text:p>
          </table:table-cell>
          <table:table-cell office:value-type="string" office:string-value=" " table:formula="of:=IF(AND([.$C18]&gt;=[.CC$5];[.CC$5]&gt;=[.$B18]);&quot;  &quot;;&quot; &quot;)" table:style-name="ce16">
            <text:p><text:s/></text:p>
          </table:table-cell>
          <table:table-cell office:value-type="string" office:string-value=" " table:formula="of:=IF(AND([.$C18]&gt;=[.CD$5];[.CD$5]&gt;=[.$B18]);&quot;  &quot;;&quot; &quot;)" table:style-name="ce16">
            <text:p><text:s/></text:p>
          </table:table-cell>
          <table:table-cell office:value-type="string" office:string-value=" " table:formula="of:=IF(AND([.$C18]&gt;=[.CE$5];[.CE$5]&gt;=[.$B18]);&quot;  &quot;;&quot; &quot;)" table:style-name="ce16">
            <text:p><text:s/></text:p>
          </table:table-cell>
          <table:table-cell office:value-type="string" office:string-value=" " table:formula="of:=IF(AND([.$C18]&gt;=[.CF$5];[.CF$5]&gt;=[.$B18]);&quot;  &quot;;&quot; &quot;)" table:style-name="ce16">
            <text:p><text:s/></text:p>
          </table:table-cell>
          <table:table-cell office:value-type="string" office:string-value=" " table:formula="of:=IF(AND([.$C18]&gt;=[.CG$5];[.CG$5]&gt;=[.$B18]);&quot;  &quot;;&quot; &quot;)" table:style-name="ce16">
            <text:p><text:s/></text:p>
          </table:table-cell>
          <table:table-cell office:value-type="string" office:string-value=" " table:formula="of:=IF(AND([.$C18]&gt;=[.CH$5];[.CH$5]&gt;=[.$B18]);&quot;  &quot;;&quot; &quot;)" table:style-name="ce16">
            <text:p><text:s/></text:p>
          </table:table-cell>
          <table:table-cell office:value-type="string" office:string-value=" " table:formula="of:=IF(AND([.$C18]&gt;=[.CI$5];[.CI$5]&gt;=[.$B18]);&quot;  &quot;;&quot; &quot;)" table:style-name="ce16">
            <text:p><text:s/></text:p>
          </table:table-cell>
          <table:table-cell office:value-type="string" office:string-value=" " table:formula="of:=IF(AND([.$C18]&gt;=[.CJ$5];[.CJ$5]&gt;=[.$B18]);&quot;  &quot;;&quot; &quot;)" table:style-name="ce16">
            <text:p><text:s/></text:p>
          </table:table-cell>
          <table:table-cell table:number-columns-repeated="16296"/>
        </table:table-row>
        <table:table-row table:style-name="ro1">
          <table:table-cell office:value-type="string" table:style-name="ce13">
            <text:p>Potentielle publication</text:p>
          </table:table-cell>
          <table:table-cell office:value-type="date" office:date-value="2022-07-25T00:00:00" table:formula="of:=[.B18]" table:style-name="ce14">
            <text:p>25/07/22</text:p>
          </table:table-cell>
          <table:table-cell office:value-type="date" office:date-value="2022-07-31T00:00:00" table:formula="of:=[.C8]" table:style-name="ce14">
            <text:p>31/07/22</text:p>
          </table:table-cell>
          <table:table-cell office:value-type="float" office:value="6" table:formula="of:=[.C19]-[.B19]" table:style-name="ce15">
            <text:p>6</text:p>
          </table:table-cell>
          <table:table-cell office:value-type="string" office:string-value=" " table:formula="of:=IF(AND([.$C19]&gt;=[.E$5];[.E$5]&gt;=[.$B19]);&quot;  &quot;;&quot; &quot;)" table:style-name="ce16">
            <text:p><text:s/></text:p>
          </table:table-cell>
          <table:table-cell office:value-type="string" office:string-value=" " table:formula="of:=IF(AND([.$C19]&gt;=[.F$5];[.F$5]&gt;=[.$B19]);&quot;  &quot;;&quot; &quot;)" table:style-name="ce16">
            <text:p><text:s/></text:p>
          </table:table-cell>
          <table:table-cell office:value-type="string" office:string-value=" " table:formula="of:=IF(AND([.$C19]&gt;=[.G$5];[.G$5]&gt;=[.$B19]);&quot;  &quot;;&quot; &quot;)" table:style-name="ce16">
            <text:p><text:s/></text:p>
          </table:table-cell>
          <table:table-cell office:value-type="string" office:string-value=" " table:formula="of:=IF(AND([.$C19]&gt;=[.H$5];[.H$5]&gt;=[.$B19]);&quot;  &quot;;&quot; &quot;)" table:style-name="ce16">
            <text:p><text:s/></text:p>
          </table:table-cell>
          <table:table-cell office:value-type="string" office:string-value=" " table:formula="of:=IF(AND([.$C19]&gt;=[.I$5];[.I$5]&gt;=[.$B19]);&quot;  &quot;;&quot; &quot;)" table:style-name="ce16">
            <text:p><text:s/></text:p>
          </table:table-cell>
          <table:table-cell office:value-type="string" office:string-value=" " table:formula="of:=IF(AND([.$C19]&gt;=[.J$5];[.J$5]&gt;=[.$B19]);&quot;  &quot;;&quot; &quot;)" table:style-name="ce16">
            <text:p><text:s/></text:p>
          </table:table-cell>
          <table:table-cell office:value-type="string" office:string-value=" " table:formula="of:=IF(AND([.$C19]&gt;=[.K$5];[.K$5]&gt;=[.$B19]);&quot;  &quot;;&quot; &quot;)" table:style-name="ce16">
            <text:p><text:s/></text:p>
          </table:table-cell>
          <table:table-cell office:value-type="string" office:string-value=" " table:formula="of:=IF(AND([.$C19]&gt;=[.L$5];[.L$5]&gt;=[.$B19]);&quot;  &quot;;&quot; &quot;)" table:style-name="ce16">
            <text:p><text:s/></text:p>
          </table:table-cell>
          <table:table-cell office:value-type="string" office:string-value=" " table:formula="of:=IF(AND([.$C19]&gt;=[.M$5];[.M$5]&gt;=[.$B19]);&quot;  &quot;;&quot; &quot;)" table:style-name="ce16">
            <text:p><text:s/></text:p>
          </table:table-cell>
          <table:table-cell office:value-type="string" office:string-value=" " table:formula="of:=IF(AND([.$C19]&gt;=[.N$5];[.N$5]&gt;=[.$B19]);&quot;  &quot;;&quot; &quot;)" table:style-name="ce16">
            <text:p><text:s/></text:p>
          </table:table-cell>
          <table:table-cell office:value-type="string" office:string-value=" " table:formula="of:=IF(AND([.$C19]&gt;=[.O$5];[.O$5]&gt;=[.$B19]);&quot;  &quot;;&quot; &quot;)" table:style-name="ce16">
            <text:p><text:s/></text:p>
          </table:table-cell>
          <table:table-cell office:value-type="string" office:string-value=" " table:formula="of:=IF(AND([.$C19]&gt;=[.P$5];[.P$5]&gt;=[.$B19]);&quot;  &quot;;&quot; &quot;)" table:style-name="ce16">
            <text:p><text:s/></text:p>
          </table:table-cell>
          <table:table-cell office:value-type="string" office:string-value=" " table:formula="of:=IF(AND([.$C19]&gt;=[.Q$5];[.Q$5]&gt;=[.$B19]);&quot;  &quot;;&quot; &quot;)" table:style-name="ce16">
            <text:p><text:s/></text:p>
          </table:table-cell>
          <table:table-cell office:value-type="string" office:string-value=" " table:formula="of:=IF(AND([.$C19]&gt;=[.R$5];[.R$5]&gt;=[.$B19]);&quot;  &quot;;&quot; &quot;)" table:style-name="ce16">
            <text:p><text:s/></text:p>
          </table:table-cell>
          <table:table-cell office:value-type="string" office:string-value=" " table:formula="of:=IF(AND([.$C19]&gt;=[.S$5];[.S$5]&gt;=[.$B19]);&quot;  &quot;;&quot; &quot;)" table:style-name="ce16">
            <text:p><text:s/></text:p>
          </table:table-cell>
          <table:table-cell office:value-type="string" office:string-value=" " table:formula="of:=IF(AND([.$C19]&gt;=[.T$5];[.T$5]&gt;=[.$B19]);&quot;  &quot;;&quot; &quot;)" table:style-name="ce16">
            <text:p><text:s/></text:p>
          </table:table-cell>
          <table:table-cell office:value-type="string" office:string-value=" " table:formula="of:=IF(AND([.$C19]&gt;=[.U$5];[.U$5]&gt;=[.$B19]);&quot;  &quot;;&quot; &quot;)" table:style-name="ce16">
            <text:p><text:s/></text:p>
          </table:table-cell>
          <table:table-cell office:value-type="string" office:string-value=" " table:formula="of:=IF(AND([.$C19]&gt;=[.V$5];[.V$5]&gt;=[.$B19]);&quot;  &quot;;&quot; &quot;)" table:style-name="ce16">
            <text:p><text:s/></text:p>
          </table:table-cell>
          <table:table-cell office:value-type="string" office:string-value=" " table:formula="of:=IF(AND([.$C19]&gt;=[.W$5];[.W$5]&gt;=[.$B19]);&quot;  &quot;;&quot; &quot;)" table:style-name="ce16">
            <text:p><text:s/></text:p>
          </table:table-cell>
          <table:table-cell office:value-type="string" office:string-value=" " table:formula="of:=IF(AND([.$C19]&gt;=[.X$5];[.X$5]&gt;=[.$B19]);&quot;  &quot;;&quot; &quot;)" table:style-name="ce16">
            <text:p><text:s/></text:p>
          </table:table-cell>
          <table:table-cell office:value-type="string" office:string-value=" " table:formula="of:=IF(AND([.$C19]&gt;=[.Y$5];[.Y$5]&gt;=[.$B19]);&quot;  &quot;;&quot; &quot;)" table:style-name="ce16">
            <text:p><text:s/></text:p>
          </table:table-cell>
          <table:table-cell office:value-type="string" office:string-value=" " table:formula="of:=IF(AND([.$C19]&gt;=[.Z$5];[.Z$5]&gt;=[.$B19]);&quot;  &quot;;&quot; &quot;)" table:style-name="ce16">
            <text:p><text:s/></text:p>
          </table:table-cell>
          <table:table-cell office:value-type="string" office:string-value=" " table:formula="of:=IF(AND([.$C19]&gt;=[.AA$5];[.AA$5]&gt;=[.$B19]);&quot;  &quot;;&quot; &quot;)" table:style-name="ce16">
            <text:p><text:s/></text:p>
          </table:table-cell>
          <table:table-cell office:value-type="string" office:string-value=" " table:formula="of:=IF(AND([.$C19]&gt;=[.AB$5];[.AB$5]&gt;=[.$B19]);&quot;  &quot;;&quot; &quot;)" table:style-name="ce16">
            <text:p><text:s/></text:p>
          </table:table-cell>
          <table:table-cell office:value-type="string" office:string-value=" " table:formula="of:=IF(AND([.$C19]&gt;=[.AC$5];[.AC$5]&gt;=[.$B19]);&quot;  &quot;;&quot; &quot;)" table:style-name="ce16">
            <text:p><text:s/></text:p>
          </table:table-cell>
          <table:table-cell office:value-type="string" office:string-value=" " table:formula="of:=IF(AND([.$C19]&gt;=[.AD$5];[.AD$5]&gt;=[.$B19]);&quot;  &quot;;&quot; &quot;)" table:style-name="ce16">
            <text:p><text:s/></text:p>
          </table:table-cell>
          <table:table-cell office:value-type="string" office:string-value=" " table:formula="of:=IF(AND([.$C19]&gt;=[.AE$5];[.AE$5]&gt;=[.$B19]);&quot;  &quot;;&quot; &quot;)" table:style-name="ce16">
            <text:p><text:s/></text:p>
          </table:table-cell>
          <table:table-cell office:value-type="string" office:string-value=" " table:formula="of:=IF(AND([.$C19]&gt;=[.AF$5];[.AF$5]&gt;=[.$B19]);&quot;  &quot;;&quot; &quot;)" table:style-name="ce16">
            <text:p><text:s/></text:p>
          </table:table-cell>
          <table:table-cell office:value-type="string" office:string-value=" " table:formula="of:=IF(AND([.$C19]&gt;=[.AG$5];[.AG$5]&gt;=[.$B19]);&quot;  &quot;;&quot; &quot;)" table:style-name="ce16">
            <text:p><text:s/></text:p>
          </table:table-cell>
          <table:table-cell office:value-type="string" office:string-value=" " table:formula="of:=IF(AND([.$C19]&gt;=[.AH$5];[.AH$5]&gt;=[.$B19]);&quot;  &quot;;&quot; &quot;)" table:style-name="ce16">
            <text:p><text:s/></text:p>
          </table:table-cell>
          <table:table-cell office:value-type="string" office:string-value=" " table:formula="of:=IF(AND([.$C19]&gt;=[.AI$5];[.AI$5]&gt;=[.$B19]);&quot;  &quot;;&quot; &quot;)" table:style-name="ce16">
            <text:p><text:s/></text:p>
          </table:table-cell>
          <table:table-cell office:value-type="string" office:string-value=" " table:formula="of:=IF(AND([.$C19]&gt;=[.AJ$5];[.AJ$5]&gt;=[.$B19]);&quot;  &quot;;&quot; &quot;)" table:style-name="ce16">
            <text:p><text:s/></text:p>
          </table:table-cell>
          <table:table-cell office:value-type="string" office:string-value=" " table:formula="of:=IF(AND([.$C19]&gt;=[.AK$5];[.AK$5]&gt;=[.$B19]);&quot;  &quot;;&quot; &quot;)" table:style-name="ce16">
            <text:p><text:s/></text:p>
          </table:table-cell>
          <table:table-cell office:value-type="string" office:string-value=" " table:formula="of:=IF(AND([.$C19]&gt;=[.AL$5];[.AL$5]&gt;=[.$B19]);&quot;  &quot;;&quot; &quot;)" table:style-name="ce16">
            <text:p><text:s/></text:p>
          </table:table-cell>
          <table:table-cell office:value-type="string" office:string-value=" " table:formula="of:=IF(AND([.$C19]&gt;=[.AM$5];[.AM$5]&gt;=[.$B19]);&quot;  &quot;;&quot; &quot;)" table:style-name="ce16">
            <text:p><text:s/></text:p>
          </table:table-cell>
          <table:table-cell office:value-type="string" office:string-value=" " table:formula="of:=IF(AND([.$C19]&gt;=[.AN$5];[.AN$5]&gt;=[.$B19]);&quot;  &quot;;&quot; &quot;)" table:style-name="ce16">
            <text:p><text:s/></text:p>
          </table:table-cell>
          <table:table-cell office:value-type="string" office:string-value=" " table:formula="of:=IF(AND([.$C19]&gt;=[.AO$5];[.AO$5]&gt;=[.$B19]);&quot;  &quot;;&quot; &quot;)" table:style-name="ce16">
            <text:p><text:s/></text:p>
          </table:table-cell>
          <table:table-cell office:value-type="string" office:string-value=" " table:formula="of:=IF(AND([.$C19]&gt;=[.AP$5];[.AP$5]&gt;=[.$B19]);&quot;  &quot;;&quot; &quot;)" table:style-name="ce16">
            <text:p><text:s/></text:p>
          </table:table-cell>
          <table:table-cell office:value-type="string" office:string-value="  " table:formula="of:=IF(AND([.$C19]&gt;=[.AQ$5];[.AQ$5]&gt;=[.$B19]);&quot;  &quot;;&quot; &quot;)" table:style-name="ce16">
            <text:p><text:s text:c="2"/></text:p>
          </table:table-cell>
          <table:table-cell office:value-type="string" office:string-value="  " table:formula="of:=IF(AND([.$C19]&gt;=[.AR$5];[.AR$5]&gt;=[.$B19]);&quot;  &quot;;&quot; &quot;)" table:style-name="ce16">
            <text:p><text:s text:c="2"/></text:p>
          </table:table-cell>
          <table:table-cell office:value-type="string" office:string-value="  " table:formula="of:=IF(AND([.$C19]&gt;=[.AS$5];[.AS$5]&gt;=[.$B19]);&quot;  &quot;;&quot; &quot;)" table:style-name="ce16">
            <text:p><text:s text:c="2"/></text:p>
          </table:table-cell>
          <table:table-cell office:value-type="string" office:string-value=" " table:formula="of:=IF(AND([.$C19]&gt;=[.AT$5];[.AT$5]&gt;=[.$B19]);&quot;  &quot;;&quot; &quot;)" table:style-name="ce16">
            <text:p><text:s/></text:p>
          </table:table-cell>
          <table:table-cell office:value-type="string" office:string-value=" " table:formula="of:=IF(AND([.$C19]&gt;=[.AU$5];[.AU$5]&gt;=[.$B19]);&quot;  &quot;;&quot; &quot;)" table:style-name="ce16">
            <text:p><text:s/></text:p>
          </table:table-cell>
          <table:table-cell office:value-type="string" office:string-value=" " table:formula="of:=IF(AND([.$C19]&gt;=[.AV$5];[.AV$5]&gt;=[.$B19]);&quot;  &quot;;&quot; &quot;)" table:style-name="ce16">
            <text:p><text:s/></text:p>
          </table:table-cell>
          <table:table-cell office:value-type="string" office:string-value=" " table:formula="of:=IF(AND([.$C19]&gt;=[.AW$5];[.AW$5]&gt;=[.$B19]);&quot;  &quot;;&quot; &quot;)" table:style-name="ce16">
            <text:p><text:s/></text:p>
          </table:table-cell>
          <table:table-cell office:value-type="string" office:string-value=" " table:formula="of:=IF(AND([.$C19]&gt;=[.AX$5];[.AX$5]&gt;=[.$B19]);&quot;  &quot;;&quot; &quot;)" table:style-name="ce16">
            <text:p><text:s/></text:p>
          </table:table-cell>
          <table:table-cell office:value-type="string" office:string-value=" " table:formula="of:=IF(AND([.$C19]&gt;=[.AY$5];[.AY$5]&gt;=[.$B19]);&quot;  &quot;;&quot; &quot;)" table:style-name="ce16">
            <text:p><text:s/></text:p>
          </table:table-cell>
          <table:table-cell office:value-type="string" office:string-value=" " table:formula="of:=IF(AND([.$C19]&gt;=[.AZ$5];[.AZ$5]&gt;=[.$B19]);&quot;  &quot;;&quot; &quot;)" table:style-name="ce16">
            <text:p><text:s/></text:p>
          </table:table-cell>
          <table:table-cell office:value-type="string" office:string-value=" " table:formula="of:=IF(AND([.$C19]&gt;=[.BA$5];[.BA$5]&gt;=[.$B19]);&quot;  &quot;;&quot; &quot;)" table:style-name="ce16">
            <text:p><text:s/></text:p>
          </table:table-cell>
          <table:table-cell office:value-type="string" office:string-value=" " table:formula="of:=IF(AND([.$C19]&gt;=[.BB$5];[.BB$5]&gt;=[.$B19]);&quot;  &quot;;&quot; &quot;)" table:style-name="ce16">
            <text:p><text:s/></text:p>
          </table:table-cell>
          <table:table-cell office:value-type="string" office:string-value=" " table:formula="of:=IF(AND([.$C19]&gt;=[.BC$5];[.BC$5]&gt;=[.$B19]);&quot;  &quot;;&quot; &quot;)" table:style-name="ce16">
            <text:p><text:s/></text:p>
          </table:table-cell>
          <table:table-cell office:value-type="string" office:string-value=" " table:formula="of:=IF(AND([.$C19]&gt;=[.BD$5];[.BD$5]&gt;=[.$B19]);&quot;  &quot;;&quot; &quot;)" table:style-name="ce16">
            <text:p><text:s/></text:p>
          </table:table-cell>
          <table:table-cell office:value-type="string" office:string-value=" " table:formula="of:=IF(AND([.$C19]&gt;=[.BE$5];[.BE$5]&gt;=[.$B19]);&quot;  &quot;;&quot; &quot;)" table:style-name="ce16">
            <text:p><text:s/></text:p>
          </table:table-cell>
          <table:table-cell office:value-type="string" office:string-value=" " table:formula="of:=IF(AND([.$C19]&gt;=[.BF$5];[.BF$5]&gt;=[.$B19]);&quot;  &quot;;&quot; &quot;)" table:style-name="ce16">
            <text:p><text:s/></text:p>
          </table:table-cell>
          <table:table-cell office:value-type="string" office:string-value=" " table:formula="of:=IF(AND([.$C19]&gt;=[.BG$5];[.BG$5]&gt;=[.$B19]);&quot;  &quot;;&quot; &quot;)" table:style-name="ce16">
            <text:p><text:s/></text:p>
          </table:table-cell>
          <table:table-cell office:value-type="string" office:string-value=" " table:formula="of:=IF(AND([.$C19]&gt;=[.BH$5];[.BH$5]&gt;=[.$B19]);&quot;  &quot;;&quot; &quot;)" table:style-name="ce16">
            <text:p><text:s/></text:p>
          </table:table-cell>
          <table:table-cell office:value-type="string" office:string-value=" " table:formula="of:=IF(AND([.$C19]&gt;=[.BI$5];[.BI$5]&gt;=[.$B19]);&quot;  &quot;;&quot; &quot;)" table:style-name="ce16">
            <text:p><text:s/></text:p>
          </table:table-cell>
          <table:table-cell office:value-type="string" office:string-value=" " table:formula="of:=IF(AND([.$C19]&gt;=[.BJ$5];[.BJ$5]&gt;=[.$B19]);&quot;  &quot;;&quot; &quot;)" table:style-name="ce16">
            <text:p><text:s/></text:p>
          </table:table-cell>
          <table:table-cell office:value-type="string" office:string-value=" " table:formula="of:=IF(AND([.$C19]&gt;=[.BK$5];[.BK$5]&gt;=[.$B19]);&quot;  &quot;;&quot; &quot;)" table:style-name="ce16">
            <text:p><text:s/></text:p>
          </table:table-cell>
          <table:table-cell office:value-type="string" office:string-value=" " table:formula="of:=IF(AND([.$C19]&gt;=[.BL$5];[.BL$5]&gt;=[.$B19]);&quot;  &quot;;&quot; &quot;)" table:style-name="ce16">
            <text:p><text:s/></text:p>
          </table:table-cell>
          <table:table-cell office:value-type="string" office:string-value=" " table:formula="of:=IF(AND([.$C19]&gt;=[.BM$5];[.BM$5]&gt;=[.$B19]);&quot;  &quot;;&quot; &quot;)" table:style-name="ce16">
            <text:p><text:s/></text:p>
          </table:table-cell>
          <table:table-cell office:value-type="string" office:string-value=" " table:formula="of:=IF(AND([.$C19]&gt;=[.BN$5];[.BN$5]&gt;=[.$B19]);&quot;  &quot;;&quot; &quot;)" table:style-name="ce16">
            <text:p><text:s/></text:p>
          </table:table-cell>
          <table:table-cell office:value-type="string" office:string-value=" " table:formula="of:=IF(AND([.$C19]&gt;=[.BO$5];[.BO$5]&gt;=[.$B19]);&quot;  &quot;;&quot; &quot;)" table:style-name="ce16">
            <text:p><text:s/></text:p>
          </table:table-cell>
          <table:table-cell office:value-type="string" office:string-value=" " table:formula="of:=IF(AND([.$C19]&gt;=[.BP$5];[.BP$5]&gt;=[.$B19]);&quot;  &quot;;&quot; &quot;)" table:style-name="ce16">
            <text:p><text:s/></text:p>
          </table:table-cell>
          <table:table-cell office:value-type="string" office:string-value=" " table:formula="of:=IF(AND([.$C19]&gt;=[.BQ$5];[.BQ$5]&gt;=[.$B19]);&quot;  &quot;;&quot; &quot;)" table:style-name="ce16">
            <text:p><text:s/></text:p>
          </table:table-cell>
          <table:table-cell office:value-type="string" office:string-value=" " table:formula="of:=IF(AND([.$C19]&gt;=[.BR$5];[.BR$5]&gt;=[.$B19]);&quot;  &quot;;&quot; &quot;)" table:style-name="ce16">
            <text:p><text:s/></text:p>
          </table:table-cell>
          <table:table-cell office:value-type="string" office:string-value=" " table:formula="of:=IF(AND([.$C19]&gt;=[.BS$5];[.BS$5]&gt;=[.$B19]);&quot;  &quot;;&quot; &quot;)" table:style-name="ce16">
            <text:p><text:s/></text:p>
          </table:table-cell>
          <table:table-cell office:value-type="string" office:string-value=" " table:formula="of:=IF(AND([.$C19]&gt;=[.BT$5];[.BT$5]&gt;=[.$B19]);&quot;  &quot;;&quot; &quot;)" table:style-name="ce16">
            <text:p><text:s/></text:p>
          </table:table-cell>
          <table:table-cell office:value-type="string" office:string-value=" " table:formula="of:=IF(AND([.$C19]&gt;=[.BU$5];[.BU$5]&gt;=[.$B19]);&quot;  &quot;;&quot; &quot;)" table:style-name="ce16">
            <text:p><text:s/></text:p>
          </table:table-cell>
          <table:table-cell office:value-type="string" office:string-value=" " table:formula="of:=IF(AND([.$C19]&gt;=[.BV$5];[.BV$5]&gt;=[.$B19]);&quot;  &quot;;&quot; &quot;)" table:style-name="ce16">
            <text:p><text:s/></text:p>
          </table:table-cell>
          <table:table-cell office:value-type="string" office:string-value=" " table:formula="of:=IF(AND([.$C19]&gt;=[.BW$5];[.BW$5]&gt;=[.$B19]);&quot;  &quot;;&quot; &quot;)" table:style-name="ce16">
            <text:p><text:s/></text:p>
          </table:table-cell>
          <table:table-cell office:value-type="string" office:string-value=" " table:formula="of:=IF(AND([.$C19]&gt;=[.BX$5];[.BX$5]&gt;=[.$B19]);&quot;  &quot;;&quot; &quot;)" table:style-name="ce16">
            <text:p><text:s/></text:p>
          </table:table-cell>
          <table:table-cell office:value-type="string" office:string-value=" " table:formula="of:=IF(AND([.$C19]&gt;=[.BY$5];[.BY$5]&gt;=[.$B19]);&quot;  &quot;;&quot; &quot;)" table:style-name="ce16">
            <text:p><text:s/></text:p>
          </table:table-cell>
          <table:table-cell office:value-type="string" office:string-value=" " table:formula="of:=IF(AND([.$C19]&gt;=[.BZ$5];[.BZ$5]&gt;=[.$B19]);&quot;  &quot;;&quot; &quot;)" table:style-name="ce16">
            <text:p><text:s/></text:p>
          </table:table-cell>
          <table:table-cell office:value-type="string" office:string-value=" " table:formula="of:=IF(AND([.$C19]&gt;=[.CA$5];[.CA$5]&gt;=[.$B19]);&quot;  &quot;;&quot; &quot;)" table:style-name="ce16">
            <text:p><text:s/></text:p>
          </table:table-cell>
          <table:table-cell office:value-type="string" office:string-value=" " table:formula="of:=IF(AND([.$C19]&gt;=[.CB$5];[.CB$5]&gt;=[.$B19]);&quot;  &quot;;&quot; &quot;)" table:style-name="ce16">
            <text:p><text:s/></text:p>
          </table:table-cell>
          <table:table-cell office:value-type="string" office:string-value=" " table:formula="of:=IF(AND([.$C19]&gt;=[.CC$5];[.CC$5]&gt;=[.$B19]);&quot;  &quot;;&quot; &quot;)" table:style-name="ce16">
            <text:p><text:s/></text:p>
          </table:table-cell>
          <table:table-cell office:value-type="string" office:string-value=" " table:formula="of:=IF(AND([.$C19]&gt;=[.CD$5];[.CD$5]&gt;=[.$B19]);&quot;  &quot;;&quot; &quot;)" table:style-name="ce16">
            <text:p><text:s/></text:p>
          </table:table-cell>
          <table:table-cell office:value-type="string" office:string-value=" " table:formula="of:=IF(AND([.$C19]&gt;=[.CE$5];[.CE$5]&gt;=[.$B19]);&quot;  &quot;;&quot; &quot;)" table:style-name="ce16">
            <text:p><text:s/></text:p>
          </table:table-cell>
          <table:table-cell office:value-type="string" office:string-value=" " table:formula="of:=IF(AND([.$C19]&gt;=[.CF$5];[.CF$5]&gt;=[.$B19]);&quot;  &quot;;&quot; &quot;)" table:style-name="ce16">
            <text:p><text:s/></text:p>
          </table:table-cell>
          <table:table-cell office:value-type="string" office:string-value=" " table:formula="of:=IF(AND([.$C19]&gt;=[.CG$5];[.CG$5]&gt;=[.$B19]);&quot;  &quot;;&quot; &quot;)" table:style-name="ce16">
            <text:p><text:s/></text:p>
          </table:table-cell>
          <table:table-cell office:value-type="string" office:string-value=" " table:formula="of:=IF(AND([.$C19]&gt;=[.CH$5];[.CH$5]&gt;=[.$B19]);&quot;  &quot;;&quot; &quot;)" table:style-name="ce16">
            <text:p><text:s/></text:p>
          </table:table-cell>
          <table:table-cell office:value-type="string" office:string-value=" " table:formula="of:=IF(AND([.$C19]&gt;=[.CI$5];[.CI$5]&gt;=[.$B19]);&quot;  &quot;;&quot; &quot;)" table:style-name="ce16">
            <text:p><text:s/></text:p>
          </table:table-cell>
          <table:table-cell office:value-type="string" office:string-value=" " table:formula="of:=IF(AND([.$C19]&gt;=[.CJ$5];[.CJ$5]&gt;=[.$B19]);&quot;  &quot;;&quot; &quot;)" table:style-name="ce16">
            <text:p><text:s/></text:p>
          </table:table-cell>
          <table:table-cell table:number-columns-repeated="16296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00A933"/>
    </style:style>
    <style:style style:name="Couleur" style:family="table-cell" style:data-style-name="N0">
      <style:table-cell-properties style:vertical-align="automatic" fo:background-color="#00A933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-X="2" style:scale-to-Y="1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creator>Bastien HUBERT</dc:creator>
    <meta:creation-date>2022-05-18T10:37:24Z</meta:creation-date>
    <dc:date>2022-05-25T04:24:04Z</dc:date>
    <meta:print-date>2022-05-25T04:22:01Z</meta:print-date>
    <meta:editing-cycles>25</meta:editing-cycles>
    <meta:editing-duration>PT3391S</meta:editing-duration>
  </office:meta>
</office:document-meta>
</file>